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5.001cm"/>
    </style:style>
    <style:style style:name="Table1.B" style:family="table-column">
      <style:table-column-properties style:column-width="12.01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4.974cm"/>
    </style:style>
    <style:style style:name="Table2.B" style:family="table-column">
      <style:table-column-properties style:column-width="12.03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4.948cm"/>
    </style:style>
    <style:style style:name="Table3.B" style:family="table-column">
      <style:table-column-properties style:column-width="12.065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4.921cm"/>
    </style:style>
    <style:style style:name="Table4.B" style:family="table-column">
      <style:table-column-properties style:column-width="12.091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1" style:family="table-row">
      <style:table-row-properties style:min-row-height="0.609cm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806cm" table:align="margins"/>
    </style:style>
    <style:style style:name="Table7.A" style:family="table-column">
      <style:table-column-properties style:column-width="16.806cm" style:rel-column-width="65535*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6.612cm" table:align="margins"/>
    </style:style>
    <style:style style:name="Table8.A" style:family="table-column">
      <style:table-column-properties style:column-width="3.201cm" style:rel-column-width="12629*"/>
    </style:style>
    <style:style style:name="Table8.B" style:family="table-column">
      <style:table-column-properties style:column-width="5.105cm" style:rel-column-width="20137*"/>
    </style:style>
    <style:style style:name="Table8.C" style:family="table-column">
      <style:table-column-properties style:column-width="4.152cm" style:rel-column-width="16380*"/>
    </style:style>
    <style:style style:name="Table8.D" style:family="table-column">
      <style:table-column-properties style:column-width="4.154cm" style:rel-column-width="16389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D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6.612cm" table:align="margins"/>
    </style:style>
    <style:style style:name="Table9.A" style:family="table-column">
      <style:table-column-properties style:column-width="3.228cm" style:rel-column-width="12734*"/>
    </style:style>
    <style:style style:name="Table9.B" style:family="table-column">
      <style:table-column-properties style:column-width="13.384cm" style:rel-column-width="52801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10" style:family="table">
      <style:table-properties style:width="16.612cm" table:align="margins"/>
    </style:style>
    <style:style style:name="Table10.A" style:family="table-column">
      <style:table-column-properties style:column-width="3.201cm" style:rel-column-width="12629*"/>
    </style:style>
    <style:style style:name="Table10.B" style:family="table-column">
      <style:table-column-properties style:column-width="3.443cm" style:rel-column-width="13582*"/>
    </style:style>
    <style:style style:name="Table10.C" style:family="table-column">
      <style:table-column-properties style:column-width="3.321cm" style:rel-column-width="13102*"/>
    </style:style>
    <style:style style:name="Table10.D" style:family="table-column">
      <style:table-column-properties style:column-width="3.323cm" style:rel-column-width="13109*"/>
    </style:style>
    <style:style style:name="Table10.E" style:family="table-column">
      <style:table-column-properties style:column-width="3.323cm" style:rel-column-width="13113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E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806cm" table:align="margins"/>
    </style:style>
    <style:style style:name="Table6.A" style:family="table-column">
      <style:table-column-properties style:column-width="3.307cm" style:rel-column-width="12896*"/>
    </style:style>
    <style:style style:name="Table6.B" style:family="table-column">
      <style:table-column-properties style:column-width="13.499cm" style:rel-column-width="52639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style:min-row-height="0.609cm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806cm" table:align="margins"/>
    </style:style>
    <style:style style:name="Tabla2.A" style:family="table-column">
      <style:table-column-properties style:column-width="16.806cm" style:rel-column-width="65535*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612cm" table:align="margins"/>
    </style:style>
    <style:style style:name="Tabla3.A" style:family="table-column">
      <style:table-column-properties style:column-width="3.201cm" style:rel-column-width="12629*"/>
    </style:style>
    <style:style style:name="Tabla3.B" style:family="table-column">
      <style:table-column-properties style:column-width="5.105cm" style:rel-column-width="20137*"/>
    </style:style>
    <style:style style:name="Tabla3.C" style:family="table-column">
      <style:table-column-properties style:column-width="4.152cm" style:rel-column-width="16380*"/>
    </style:style>
    <style:style style:name="Tabla3.D" style:family="table-column">
      <style:table-column-properties style:column-width="4.154cm" style:rel-column-width="16389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6.612cm" table:align="margins"/>
    </style:style>
    <style:style style:name="Tabla4.A" style:family="table-column">
      <style:table-column-properties style:column-width="3.228cm" style:rel-column-width="12734*"/>
    </style:style>
    <style:style style:name="Tabla4.B" style:family="table-column">
      <style:table-column-properties style:column-width="13.384cm" style:rel-column-width="52801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5" style:family="table">
      <style:table-properties style:width="16.612cm" table:align="margins"/>
    </style:style>
    <style:style style:name="Tabla5.A" style:family="table-column">
      <style:table-column-properties style:column-width="3.201cm" style:rel-column-width="12629*"/>
    </style:style>
    <style:style style:name="Tabla5.B" style:family="table-column">
      <style:table-column-properties style:column-width="3.443cm" style:rel-column-width="13582*"/>
    </style:style>
    <style:style style:name="Tabla5.C" style:family="table-column">
      <style:table-column-properties style:column-width="3.321cm" style:rel-column-width="13102*"/>
    </style:style>
    <style:style style:name="Tabla5.D" style:family="table-column">
      <style:table-column-properties style:column-width="3.323cm" style:rel-column-width="13109*"/>
    </style:style>
    <style:style style:name="Tabla5.E" style:family="table-column">
      <style:table-column-properties style:column-width="3.323cm" style:rel-column-width="13113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E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6.806cm" table:align="margins"/>
    </style:style>
    <style:style style:name="Tabla6.A" style:family="table-column">
      <style:table-column-properties style:column-width="3.307cm" style:rel-column-width="12896*"/>
    </style:style>
    <style:style style:name="Tabla6.B" style:family="table-column">
      <style:table-column-properties style:column-width="13.499cm" style:rel-column-width="52639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1" style:family="table-row">
      <style:table-row-properties style:min-row-height="0.609cm"/>
    </style:style>
    <style:style style:name="Tabla7.A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6.806cm" table:align="margins"/>
    </style:style>
    <style:style style:name="Tabla8.A" style:family="table-column">
      <style:table-column-properties style:column-width="16.806cm" style:rel-column-width="65535*"/>
    </style:style>
    <style:style style:name="Tabla8.A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6.612cm" table:align="margins"/>
    </style:style>
    <style:style style:name="Tabla9.A" style:family="table-column">
      <style:table-column-properties style:column-width="3.201cm" style:rel-column-width="12629*"/>
    </style:style>
    <style:style style:name="Tabla9.B" style:family="table-column">
      <style:table-column-properties style:column-width="5.105cm" style:rel-column-width="20137*"/>
    </style:style>
    <style:style style:name="Tabla9.C" style:family="table-column">
      <style:table-column-properties style:column-width="4.152cm" style:rel-column-width="16380*"/>
    </style:style>
    <style:style style:name="Tabla9.D" style:family="table-column">
      <style:table-column-properties style:column-width="4.154cm" style:rel-column-width="16389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D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6.612cm" table:align="margins"/>
    </style:style>
    <style:style style:name="Tabla10.A" style:family="table-column">
      <style:table-column-properties style:column-width="3.228cm" style:rel-column-width="12734*"/>
    </style:style>
    <style:style style:name="Tabla10.B" style:family="table-column">
      <style:table-column-properties style:column-width="13.384cm" style:rel-column-width="52801*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="0.05pt solid #000000"/>
    </style:style>
    <style:style style:name="Tabla11" style:family="table">
      <style:table-properties style:width="16.612cm" table:align="margins"/>
    </style:style>
    <style:style style:name="Tabla11.A" style:family="table-column">
      <style:table-column-properties style:column-width="3.201cm" style:rel-column-width="12629*"/>
    </style:style>
    <style:style style:name="Tabla11.B" style:family="table-column">
      <style:table-column-properties style:column-width="3.443cm" style:rel-column-width="13582*"/>
    </style:style>
    <style:style style:name="Tabla11.C" style:family="table-column">
      <style:table-column-properties style:column-width="3.321cm" style:rel-column-width="13102*"/>
    </style:style>
    <style:style style:name="Tabla11.D" style:family="table-column">
      <style:table-column-properties style:column-width="3.323cm" style:rel-column-width="13109*"/>
    </style:style>
    <style:style style:name="Tabla11.E" style:family="table-column">
      <style:table-column-properties style:column-width="3.323cm" style:rel-column-width="13113*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E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6.806cm" table:align="margins"/>
    </style:style>
    <style:style style:name="Tabla12.A" style:family="table-column">
      <style:table-column-properties style:column-width="3.307cm" style:rel-column-width="12896*"/>
    </style:style>
    <style:style style:name="Tabla12.B" style:family="table-column">
      <style:table-column-properties style:column-width="13.499cm" style:rel-column-width="52639*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B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1" style:family="table-row">
      <style:table-row-properties style:min-row-height="0.609cm"/>
    </style:style>
    <style:style style:name="Tabla13.A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6.806cm" table:align="margins"/>
    </style:style>
    <style:style style:name="Tabla14.A" style:family="table-column">
      <style:table-column-properties style:column-width="16.806cm" style:rel-column-width="65535*"/>
    </style:style>
    <style:style style:name="Tabla14.A1" style:family="table-cell">
      <style:table-cell-properties fo:padding="0.097cm" fo:border="0.05pt solid #000000"/>
    </style:style>
    <style:style style:name="Tabla1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6.612cm" table:align="margins"/>
    </style:style>
    <style:style style:name="Tabla15.A" style:family="table-column">
      <style:table-column-properties style:column-width="3.201cm" style:rel-column-width="12629*"/>
    </style:style>
    <style:style style:name="Tabla15.B" style:family="table-column">
      <style:table-column-properties style:column-width="5.105cm" style:rel-column-width="20137*"/>
    </style:style>
    <style:style style:name="Tabla15.C" style:family="table-column">
      <style:table-column-properties style:column-width="4.152cm" style:rel-column-width="16380*"/>
    </style:style>
    <style:style style:name="Tabla15.D" style:family="table-column">
      <style:table-column-properties style:column-width="4.154cm" style:rel-column-width="16389*"/>
    </style:style>
    <style:style style:name="Tab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5.D1" style:family="table-cell">
      <style:table-cell-properties fo:padding="0.097cm" fo:border="0.05pt solid #000000"/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6.612cm" table:align="margins"/>
    </style:style>
    <style:style style:name="Tabla16.A" style:family="table-column">
      <style:table-column-properties style:column-width="3.228cm" style:rel-column-width="12734*"/>
    </style:style>
    <style:style style:name="Tabla16.B" style:family="table-column">
      <style:table-column-properties style:column-width="13.384cm" style:rel-column-width="52801*"/>
    </style:style>
    <style:style style:name="Tab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6.B1" style:family="table-cell">
      <style:table-cell-properties fo:padding="0.097cm" fo:border="0.05pt solid #000000"/>
    </style:style>
    <style:style style:name="Tabla17" style:family="table">
      <style:table-properties style:width="16.612cm" table:align="margins"/>
    </style:style>
    <style:style style:name="Tabla17.A" style:family="table-column">
      <style:table-column-properties style:column-width="3.201cm" style:rel-column-width="12629*"/>
    </style:style>
    <style:style style:name="Tabla17.B" style:family="table-column">
      <style:table-column-properties style:column-width="3.443cm" style:rel-column-width="13582*"/>
    </style:style>
    <style:style style:name="Tabla17.C" style:family="table-column">
      <style:table-column-properties style:column-width="3.321cm" style:rel-column-width="13102*"/>
    </style:style>
    <style:style style:name="Tabla17.D" style:family="table-column">
      <style:table-column-properties style:column-width="3.323cm" style:rel-column-width="13109*"/>
    </style:style>
    <style:style style:name="Tabla17.E" style:family="table-column">
      <style:table-column-properties style:column-width="3.323cm" style:rel-column-width="13113*"/>
    </style:style>
    <style:style style:name="Tab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7.E1" style:family="table-cell">
      <style:table-cell-properties fo:padding="0.097cm" fo:border="0.05pt solid #000000"/>
    </style:style>
    <style:style style:name="Tabla17.2" style:family="table-row">
      <style:table-row-properties style:min-row-height="1.725cm"/>
    </style:style>
    <style:style style:name="Tabla17.A2" style:family="table-cell">
      <style:table-cell-properties fo:padding="0.097cm" fo:border-left="0.05pt solid #000000" fo:border-right="none" fo:border-top="none" fo:border-bottom="0.05pt solid #000000"/>
    </style:style>
    <style:style style:name="Tabla1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6.806cm" table:align="margins"/>
    </style:style>
    <style:style style:name="Tabla18.A" style:family="table-column">
      <style:table-column-properties style:column-width="3.307cm" style:rel-column-width="12896*"/>
    </style:style>
    <style:style style:name="Tabla18.B" style:family="table-column">
      <style:table-column-properties style:column-width="13.499cm" style:rel-column-width="52639*"/>
    </style:style>
    <style:style style:name="Tab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8.B1" style:family="table-cell">
      <style:table-cell-properties fo:padding="0.097cm" fo:border="0.05pt solid #000000"/>
    </style:style>
    <style:style style:name="Tabla18.A2" style:family="table-cell">
      <style:table-cell-properties fo:padding="0.097cm" fo:border-left="0.05pt solid #000000" fo:border-right="none" fo:border-top="none" fo:border-bottom="0.05pt solid #000000"/>
    </style:style>
    <style:style style:name="Tabla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" style:family="table">
      <style:table-properties style:width="17cm" table:align="margins"/>
    </style:style>
    <style:style style:name="Tabla25.A" style:family="table-column">
      <style:table-column-properties style:column-width="17cm" style:rel-column-width="65535*"/>
    </style:style>
    <style:style style:name="Tabla25.1" style:family="table-row">
      <style:table-row-properties style:min-row-height="0.609cm"/>
    </style:style>
    <style:style style:name="Tabla25.A1" style:family="table-cell">
      <style:table-cell-properties fo:padding="0.097cm" fo:border="0.05pt solid #000000"/>
    </style:style>
    <style:style style:name="Tabla2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" style:family="table">
      <style:table-properties style:width="16.806cm" table:align="margins"/>
    </style:style>
    <style:style style:name="Tabla26.A" style:family="table-column">
      <style:table-column-properties style:column-width="16.806cm" style:rel-column-width="65535*"/>
    </style:style>
    <style:style style:name="Tabla26.A1" style:family="table-cell">
      <style:table-cell-properties fo:padding="0.097cm" fo:border="0.05pt solid #000000"/>
    </style:style>
    <style:style style:name="Tabla2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" style:family="table">
      <style:table-properties style:width="16.612cm" table:align="margins"/>
    </style:style>
    <style:style style:name="Tabla27.A" style:family="table-column">
      <style:table-column-properties style:column-width="3.201cm" style:rel-column-width="12629*"/>
    </style:style>
    <style:style style:name="Tabla27.B" style:family="table-column">
      <style:table-column-properties style:column-width="5.105cm" style:rel-column-width="20137*"/>
    </style:style>
    <style:style style:name="Tabla27.C" style:family="table-column">
      <style:table-column-properties style:column-width="4.152cm" style:rel-column-width="16380*"/>
    </style:style>
    <style:style style:name="Tabla27.D" style:family="table-column">
      <style:table-column-properties style:column-width="4.154cm" style:rel-column-width="16389*"/>
    </style:style>
    <style:style style:name="Tabla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7.D1" style:family="table-cell">
      <style:table-cell-properties fo:padding="0.097cm" fo:border="0.05pt solid #000000"/>
    </style:style>
    <style:style style:name="Tabla27.A2" style:family="table-cell">
      <style:table-cell-properties fo:padding="0.097cm" fo:border-left="0.05pt solid #000000" fo:border-right="none" fo:border-top="none" fo:border-bottom="0.05pt solid #000000"/>
    </style:style>
    <style:style style:name="Tabla2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" style:family="table">
      <style:table-properties style:width="16.612cm" table:align="margins"/>
    </style:style>
    <style:style style:name="Tabla28.A" style:family="table-column">
      <style:table-column-properties style:column-width="3.228cm" style:rel-column-width="12734*"/>
    </style:style>
    <style:style style:name="Tabla28.B" style:family="table-column">
      <style:table-column-properties style:column-width="13.384cm" style:rel-column-width="52801*"/>
    </style:style>
    <style:style style:name="Tabla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8.B1" style:family="table-cell">
      <style:table-cell-properties fo:padding="0.097cm" fo:border="0.05pt solid #000000"/>
    </style:style>
    <style:style style:name="Tabla29" style:family="table">
      <style:table-properties style:width="16.612cm" table:align="margins"/>
    </style:style>
    <style:style style:name="Tabla29.A" style:family="table-column">
      <style:table-column-properties style:column-width="3.201cm" style:rel-column-width="12629*"/>
    </style:style>
    <style:style style:name="Tabla29.B" style:family="table-column">
      <style:table-column-properties style:column-width="3.443cm" style:rel-column-width="13582*"/>
    </style:style>
    <style:style style:name="Tabla29.C" style:family="table-column">
      <style:table-column-properties style:column-width="3.321cm" style:rel-column-width="13102*"/>
    </style:style>
    <style:style style:name="Tabla29.D" style:family="table-column">
      <style:table-column-properties style:column-width="3.323cm" style:rel-column-width="13109*"/>
    </style:style>
    <style:style style:name="Tabla29.E" style:family="table-column">
      <style:table-column-properties style:column-width="3.323cm" style:rel-column-width="13113*"/>
    </style:style>
    <style:style style:name="Tabla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9.E1" style:family="table-cell">
      <style:table-cell-properties fo:padding="0.097cm" fo:border="0.05pt solid #000000"/>
    </style:style>
    <style:style style:name="Tabla29.2" style:family="table-row">
      <style:table-row-properties style:min-row-height="1.725cm"/>
    </style:style>
    <style:style style:name="Tabla29.A2" style:family="table-cell">
      <style:table-cell-properties fo:padding="0.097cm" fo:border-left="0.05pt solid #000000" fo:border-right="none" fo:border-top="none" fo:border-bottom="0.05pt solid #000000"/>
    </style:style>
    <style:style style:name="Tabla2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" style:family="table">
      <style:table-properties style:width="16.806cm" table:align="margins"/>
    </style:style>
    <style:style style:name="Tabla30.A" style:family="table-column">
      <style:table-column-properties style:column-width="3.307cm" style:rel-column-width="12896*"/>
    </style:style>
    <style:style style:name="Tabla30.B" style:family="table-column">
      <style:table-column-properties style:column-width="13.499cm" style:rel-column-width="52639*"/>
    </style:style>
    <style:style style:name="Tabla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0.B1" style:family="table-cell">
      <style:table-cell-properties fo:padding="0.097cm" fo:border="0.05pt solid #000000"/>
    </style:style>
    <style:style style:name="Tabla30.A2" style:family="table-cell">
      <style:table-cell-properties fo:padding="0.097cm" fo:border-left="0.05pt solid #000000" fo:border-right="none" fo:border-top="none" fo:border-bottom="0.05pt solid #000000"/>
    </style:style>
    <style:style style:name="Tabla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" style:family="table">
      <style:table-properties style:width="17cm" table:align="margins"/>
    </style:style>
    <style:style style:name="Tabla31.A" style:family="table-column">
      <style:table-column-properties style:column-width="17cm" style:rel-column-width="65535*"/>
    </style:style>
    <style:style style:name="Tabla31.1" style:family="table-row">
      <style:table-row-properties style:min-row-height="0.609cm"/>
    </style:style>
    <style:style style:name="Tabla31.A1" style:family="table-cell">
      <style:table-cell-properties fo:padding="0.097cm" fo:border="0.05pt solid #000000"/>
    </style:style>
    <style:style style:name="Tabla3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" style:family="table">
      <style:table-properties style:width="16.806cm" table:align="margins"/>
    </style:style>
    <style:style style:name="Tabla32.A" style:family="table-column">
      <style:table-column-properties style:column-width="16.806cm" style:rel-column-width="65535*"/>
    </style:style>
    <style:style style:name="Tabla32.A1" style:family="table-cell">
      <style:table-cell-properties fo:padding="0.097cm" fo:border="0.05pt solid #000000"/>
    </style:style>
    <style:style style:name="Tabla3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3" style:family="table">
      <style:table-properties style:width="16.612cm" table:align="margins"/>
    </style:style>
    <style:style style:name="Tabla33.A" style:family="table-column">
      <style:table-column-properties style:column-width="3.201cm" style:rel-column-width="12629*"/>
    </style:style>
    <style:style style:name="Tabla33.B" style:family="table-column">
      <style:table-column-properties style:column-width="5.105cm" style:rel-column-width="20137*"/>
    </style:style>
    <style:style style:name="Tabla33.C" style:family="table-column">
      <style:table-column-properties style:column-width="4.152cm" style:rel-column-width="16380*"/>
    </style:style>
    <style:style style:name="Tabla33.D" style:family="table-column">
      <style:table-column-properties style:column-width="4.154cm" style:rel-column-width="16389*"/>
    </style:style>
    <style:style style:name="Tab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3.D1" style:family="table-cell">
      <style:table-cell-properties fo:padding="0.097cm" fo:border="0.05pt solid #000000"/>
    </style:style>
    <style:style style:name="Tabla33.A2" style:family="table-cell">
      <style:table-cell-properties fo:padding="0.097cm" fo:border-left="0.05pt solid #000000" fo:border-right="none" fo:border-top="none" fo:border-bottom="0.05pt solid #000000"/>
    </style:style>
    <style:style style:name="Tabla3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4" style:family="table">
      <style:table-properties style:width="16.612cm" table:align="margins"/>
    </style:style>
    <style:style style:name="Tabla34.A" style:family="table-column">
      <style:table-column-properties style:column-width="3.228cm" style:rel-column-width="12734*"/>
    </style:style>
    <style:style style:name="Tabla34.B" style:family="table-column">
      <style:table-column-properties style:column-width="13.384cm" style:rel-column-width="52801*"/>
    </style:style>
    <style:style style:name="Tabla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4.B1" style:family="table-cell">
      <style:table-cell-properties fo:padding="0.097cm" fo:border="0.05pt solid #000000"/>
    </style:style>
    <style:style style:name="Tabla35" style:family="table">
      <style:table-properties style:width="16.612cm" table:align="margins"/>
    </style:style>
    <style:style style:name="Tabla35.A" style:family="table-column">
      <style:table-column-properties style:column-width="3.201cm" style:rel-column-width="12629*"/>
    </style:style>
    <style:style style:name="Tabla35.B" style:family="table-column">
      <style:table-column-properties style:column-width="3.443cm" style:rel-column-width="13582*"/>
    </style:style>
    <style:style style:name="Tabla35.C" style:family="table-column">
      <style:table-column-properties style:column-width="3.321cm" style:rel-column-width="13102*"/>
    </style:style>
    <style:style style:name="Tabla35.D" style:family="table-column">
      <style:table-column-properties style:column-width="3.323cm" style:rel-column-width="13109*"/>
    </style:style>
    <style:style style:name="Tabla35.E" style:family="table-column">
      <style:table-column-properties style:column-width="3.323cm" style:rel-column-width="13113*"/>
    </style:style>
    <style:style style:name="Tabla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5.E1" style:family="table-cell">
      <style:table-cell-properties fo:padding="0.097cm" fo:border="0.05pt solid #000000"/>
    </style:style>
    <style:style style:name="Tabla35.2" style:family="table-row">
      <style:table-row-properties style:min-row-height="1.725cm"/>
    </style:style>
    <style:style style:name="Tabla35.A2" style:family="table-cell">
      <style:table-cell-properties fo:padding="0.097cm" fo:border-left="0.05pt solid #000000" fo:border-right="none" fo:border-top="none" fo:border-bottom="0.05pt solid #000000"/>
    </style:style>
    <style:style style:name="Tabla3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6" style:family="table">
      <style:table-properties style:width="16.806cm" table:align="margins"/>
    </style:style>
    <style:style style:name="Tabla36.A" style:family="table-column">
      <style:table-column-properties style:column-width="3.307cm" style:rel-column-width="12896*"/>
    </style:style>
    <style:style style:name="Tabla36.B" style:family="table-column">
      <style:table-column-properties style:column-width="13.499cm" style:rel-column-width="52639*"/>
    </style:style>
    <style:style style:name="Tabla3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6.B1" style:family="table-cell">
      <style:table-cell-properties fo:padding="0.097cm" fo:border="0.05pt solid #000000"/>
    </style:style>
    <style:style style:name="Tabla36.A2" style:family="table-cell">
      <style:table-cell-properties fo:padding="0.097cm" fo:border-left="0.05pt solid #000000" fo:border-right="none" fo:border-top="none" fo:border-bottom="0.05pt solid #000000"/>
    </style:style>
    <style:style style:name="Tabla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3" style:family="table">
      <style:table-properties style:width="17cm" table:align="margins"/>
    </style:style>
    <style:style style:name="Tabla43.A" style:family="table-column">
      <style:table-column-properties style:column-width="17cm" style:rel-column-width="65535*"/>
    </style:style>
    <style:style style:name="Tabla43.1" style:family="table-row">
      <style:table-row-properties style:min-row-height="0.609cm"/>
    </style:style>
    <style:style style:name="Tabla43.A1" style:family="table-cell">
      <style:table-cell-properties fo:padding="0.097cm" fo:border="0.05pt solid #000000"/>
    </style:style>
    <style:style style:name="Tabla4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4" style:family="table">
      <style:table-properties style:width="16.806cm" table:align="margins"/>
    </style:style>
    <style:style style:name="Tabla44.A" style:family="table-column">
      <style:table-column-properties style:column-width="16.806cm" style:rel-column-width="65535*"/>
    </style:style>
    <style:style style:name="Tabla44.A1" style:family="table-cell">
      <style:table-cell-properties fo:padding="0.097cm" fo:border="0.05pt solid #000000"/>
    </style:style>
    <style:style style:name="Tabla4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5" style:family="table">
      <style:table-properties style:width="16.612cm" table:align="margins"/>
    </style:style>
    <style:style style:name="Tabla45.A" style:family="table-column">
      <style:table-column-properties style:column-width="3.201cm" style:rel-column-width="12629*"/>
    </style:style>
    <style:style style:name="Tabla45.B" style:family="table-column">
      <style:table-column-properties style:column-width="5.105cm" style:rel-column-width="20137*"/>
    </style:style>
    <style:style style:name="Tabla45.C" style:family="table-column">
      <style:table-column-properties style:column-width="4.152cm" style:rel-column-width="16380*"/>
    </style:style>
    <style:style style:name="Tabla45.D" style:family="table-column">
      <style:table-column-properties style:column-width="4.154cm" style:rel-column-width="16389*"/>
    </style:style>
    <style:style style:name="Tabla4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5.D1" style:family="table-cell">
      <style:table-cell-properties fo:padding="0.097cm" fo:border="0.05pt solid #000000"/>
    </style:style>
    <style:style style:name="Tabla45.A2" style:family="table-cell">
      <style:table-cell-properties fo:padding="0.097cm" fo:border-left="0.05pt solid #000000" fo:border-right="none" fo:border-top="none" fo:border-bottom="0.05pt solid #000000"/>
    </style:style>
    <style:style style:name="Tabla4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6" style:family="table">
      <style:table-properties style:width="16.612cm" table:align="margins"/>
    </style:style>
    <style:style style:name="Tabla46.A" style:family="table-column">
      <style:table-column-properties style:column-width="3.228cm" style:rel-column-width="12734*"/>
    </style:style>
    <style:style style:name="Tabla46.B" style:family="table-column">
      <style:table-column-properties style:column-width="13.384cm" style:rel-column-width="52801*"/>
    </style:style>
    <style:style style:name="Tabla4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6.B1" style:family="table-cell">
      <style:table-cell-properties fo:padding="0.097cm" fo:border="0.05pt solid #000000"/>
    </style:style>
    <style:style style:name="Tabla47" style:family="table">
      <style:table-properties style:width="16.612cm" table:align="margins"/>
    </style:style>
    <style:style style:name="Tabla47.A" style:family="table-column">
      <style:table-column-properties style:column-width="3.201cm" style:rel-column-width="12629*"/>
    </style:style>
    <style:style style:name="Tabla47.B" style:family="table-column">
      <style:table-column-properties style:column-width="3.443cm" style:rel-column-width="13582*"/>
    </style:style>
    <style:style style:name="Tabla47.C" style:family="table-column">
      <style:table-column-properties style:column-width="3.321cm" style:rel-column-width="13102*"/>
    </style:style>
    <style:style style:name="Tabla47.D" style:family="table-column">
      <style:table-column-properties style:column-width="3.323cm" style:rel-column-width="13109*"/>
    </style:style>
    <style:style style:name="Tabla47.E" style:family="table-column">
      <style:table-column-properties style:column-width="3.323cm" style:rel-column-width="13113*"/>
    </style:style>
    <style:style style:name="Tabla4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7.E1" style:family="table-cell">
      <style:table-cell-properties fo:padding="0.097cm" fo:border="0.05pt solid #000000"/>
    </style:style>
    <style:style style:name="Tabla47.2" style:family="table-row">
      <style:table-row-properties style:min-row-height="1.725cm"/>
    </style:style>
    <style:style style:name="Tabla47.A2" style:family="table-cell">
      <style:table-cell-properties fo:padding="0.097cm" fo:border-left="0.05pt solid #000000" fo:border-right="none" fo:border-top="none" fo:border-bottom="0.05pt solid #000000"/>
    </style:style>
    <style:style style:name="Tabla4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8" style:family="table">
      <style:table-properties style:width="16.806cm" table:align="margins"/>
    </style:style>
    <style:style style:name="Tabla48.A" style:family="table-column">
      <style:table-column-properties style:column-width="3.307cm" style:rel-column-width="12896*"/>
    </style:style>
    <style:style style:name="Tabla48.B" style:family="table-column">
      <style:table-column-properties style:column-width="13.499cm" style:rel-column-width="52639*"/>
    </style:style>
    <style:style style:name="Tabla4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8.B1" style:family="table-cell">
      <style:table-cell-properties fo:padding="0.097cm" fo:border="0.05pt solid #000000"/>
    </style:style>
    <style:style style:name="Tabla48.A2" style:family="table-cell">
      <style:table-cell-properties fo:padding="0.097cm" fo:border-left="0.05pt solid #000000" fo:border-right="none" fo:border-top="none" fo:border-bottom="0.05pt solid #000000"/>
    </style:style>
    <style:style style:name="Tabla4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9" style:family="table">
      <style:table-properties style:width="17cm" table:align="margins"/>
    </style:style>
    <style:style style:name="Tabla49.A" style:family="table-column">
      <style:table-column-properties style:column-width="17cm" style:rel-column-width="65535*"/>
    </style:style>
    <style:style style:name="Tabla49.1" style:family="table-row">
      <style:table-row-properties style:min-row-height="0.609cm"/>
    </style:style>
    <style:style style:name="Tabla49.A1" style:family="table-cell">
      <style:table-cell-properties fo:padding="0.097cm" fo:border="0.05pt solid #000000"/>
    </style:style>
    <style:style style:name="Tabla4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0" style:family="table">
      <style:table-properties style:width="16.806cm" table:align="margins"/>
    </style:style>
    <style:style style:name="Tabla50.A" style:family="table-column">
      <style:table-column-properties style:column-width="16.806cm" style:rel-column-width="65535*"/>
    </style:style>
    <style:style style:name="Tabla50.A1" style:family="table-cell">
      <style:table-cell-properties fo:padding="0.097cm" fo:border="0.05pt solid #000000"/>
    </style:style>
    <style:style style:name="Tabla5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1" style:family="table">
      <style:table-properties style:width="16.612cm" table:align="margins"/>
    </style:style>
    <style:style style:name="Tabla51.A" style:family="table-column">
      <style:table-column-properties style:column-width="3.201cm" style:rel-column-width="12629*"/>
    </style:style>
    <style:style style:name="Tabla51.B" style:family="table-column">
      <style:table-column-properties style:column-width="5.105cm" style:rel-column-width="20137*"/>
    </style:style>
    <style:style style:name="Tabla51.C" style:family="table-column">
      <style:table-column-properties style:column-width="4.152cm" style:rel-column-width="16380*"/>
    </style:style>
    <style:style style:name="Tabla51.D" style:family="table-column">
      <style:table-column-properties style:column-width="4.154cm" style:rel-column-width="16389*"/>
    </style:style>
    <style:style style:name="Tabla5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1.D1" style:family="table-cell">
      <style:table-cell-properties fo:padding="0.097cm" fo:border="0.05pt solid #000000"/>
    </style:style>
    <style:style style:name="Tabla51.A2" style:family="table-cell">
      <style:table-cell-properties fo:padding="0.097cm" fo:border-left="0.05pt solid #000000" fo:border-right="none" fo:border-top="none" fo:border-bottom="0.05pt solid #000000"/>
    </style:style>
    <style:style style:name="Tabla5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2" style:family="table">
      <style:table-properties style:width="16.612cm" table:align="margins"/>
    </style:style>
    <style:style style:name="Tabla52.A" style:family="table-column">
      <style:table-column-properties style:column-width="3.228cm" style:rel-column-width="12734*"/>
    </style:style>
    <style:style style:name="Tabla52.B" style:family="table-column">
      <style:table-column-properties style:column-width="13.384cm" style:rel-column-width="52801*"/>
    </style:style>
    <style:style style:name="Tabla5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2.B1" style:family="table-cell">
      <style:table-cell-properties fo:padding="0.097cm" fo:border="0.05pt solid #000000"/>
    </style:style>
    <style:style style:name="Tabla53" style:family="table">
      <style:table-properties style:width="16.612cm" table:align="margins"/>
    </style:style>
    <style:style style:name="Tabla53.A" style:family="table-column">
      <style:table-column-properties style:column-width="3.201cm" style:rel-column-width="12629*"/>
    </style:style>
    <style:style style:name="Tabla53.B" style:family="table-column">
      <style:table-column-properties style:column-width="3.443cm" style:rel-column-width="13582*"/>
    </style:style>
    <style:style style:name="Tabla53.C" style:family="table-column">
      <style:table-column-properties style:column-width="3.321cm" style:rel-column-width="13102*"/>
    </style:style>
    <style:style style:name="Tabla53.D" style:family="table-column">
      <style:table-column-properties style:column-width="3.323cm" style:rel-column-width="13109*"/>
    </style:style>
    <style:style style:name="Tabla53.E" style:family="table-column">
      <style:table-column-properties style:column-width="3.323cm" style:rel-column-width="13113*"/>
    </style:style>
    <style:style style:name="Tabla5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3.E1" style:family="table-cell">
      <style:table-cell-properties fo:padding="0.097cm" fo:border="0.05pt solid #000000"/>
    </style:style>
    <style:style style:name="Tabla53.2" style:family="table-row">
      <style:table-row-properties style:min-row-height="5.112cm"/>
    </style:style>
    <style:style style:name="Tabla53.A2" style:family="table-cell">
      <style:table-cell-properties fo:padding="0.097cm" fo:border-left="0.05pt solid #000000" fo:border-right="none" fo:border-top="none" fo:border-bottom="0.05pt solid #000000"/>
    </style:style>
    <style:style style:name="Tabla5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4" style:family="table">
      <style:table-properties style:width="16.806cm" table:align="margins"/>
    </style:style>
    <style:style style:name="Tabla54.A" style:family="table-column">
      <style:table-column-properties style:column-width="3.307cm" style:rel-column-width="12896*"/>
    </style:style>
    <style:style style:name="Tabla54.B" style:family="table-column">
      <style:table-column-properties style:column-width="13.499cm" style:rel-column-width="52639*"/>
    </style:style>
    <style:style style:name="Tabla5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4.B1" style:family="table-cell">
      <style:table-cell-properties fo:padding="0.097cm" fo:border="0.05pt solid #000000"/>
    </style:style>
    <style:style style:name="Tabla54.A2" style:family="table-cell">
      <style:table-cell-properties fo:padding="0.097cm" fo:border-left="0.05pt solid #000000" fo:border-right="none" fo:border-top="none" fo:border-bottom="0.05pt solid #000000"/>
    </style:style>
    <style:style style:name="Tabla5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5" style:family="table">
      <style:table-properties style:width="17cm" table:align="margins"/>
    </style:style>
    <style:style style:name="Tabla55.A" style:family="table-column">
      <style:table-column-properties style:column-width="17cm" style:rel-column-width="65535*"/>
    </style:style>
    <style:style style:name="Tabla55.1" style:family="table-row">
      <style:table-row-properties style:min-row-height="0.609cm"/>
    </style:style>
    <style:style style:name="Tabla55.A1" style:family="table-cell">
      <style:table-cell-properties fo:padding="0.097cm" fo:border="0.05pt solid #000000"/>
    </style:style>
    <style:style style:name="Tabla5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6" style:family="table">
      <style:table-properties style:width="16.806cm" table:align="margins"/>
    </style:style>
    <style:style style:name="Tabla56.A" style:family="table-column">
      <style:table-column-properties style:column-width="16.806cm" style:rel-column-width="65535*"/>
    </style:style>
    <style:style style:name="Tabla56.A1" style:family="table-cell">
      <style:table-cell-properties fo:padding="0.097cm" fo:border="0.05pt solid #000000"/>
    </style:style>
    <style:style style:name="Tabla5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7" style:family="table">
      <style:table-properties style:width="16.612cm" table:align="margins"/>
    </style:style>
    <style:style style:name="Tabla57.A" style:family="table-column">
      <style:table-column-properties style:column-width="3.201cm" style:rel-column-width="12629*"/>
    </style:style>
    <style:style style:name="Tabla57.B" style:family="table-column">
      <style:table-column-properties style:column-width="5.105cm" style:rel-column-width="20137*"/>
    </style:style>
    <style:style style:name="Tabla57.C" style:family="table-column">
      <style:table-column-properties style:column-width="4.152cm" style:rel-column-width="16380*"/>
    </style:style>
    <style:style style:name="Tabla57.D" style:family="table-column">
      <style:table-column-properties style:column-width="4.154cm" style:rel-column-width="16389*"/>
    </style:style>
    <style:style style:name="Tabla5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7.D1" style:family="table-cell">
      <style:table-cell-properties fo:padding="0.097cm" fo:border="0.05pt solid #000000"/>
    </style:style>
    <style:style style:name="Tabla57.A2" style:family="table-cell">
      <style:table-cell-properties fo:padding="0.097cm" fo:border-left="0.05pt solid #000000" fo:border-right="none" fo:border-top="none" fo:border-bottom="0.05pt solid #000000"/>
    </style:style>
    <style:style style:name="Tabla5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8" style:family="table">
      <style:table-properties style:width="16.612cm" table:align="margins"/>
    </style:style>
    <style:style style:name="Tabla58.A" style:family="table-column">
      <style:table-column-properties style:column-width="3.228cm" style:rel-column-width="12734*"/>
    </style:style>
    <style:style style:name="Tabla58.B" style:family="table-column">
      <style:table-column-properties style:column-width="13.384cm" style:rel-column-width="52801*"/>
    </style:style>
    <style:style style:name="Tabla5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8.B1" style:family="table-cell">
      <style:table-cell-properties fo:padding="0.097cm" fo:border="0.05pt solid #000000"/>
    </style:style>
    <style:style style:name="Tabla59" style:family="table">
      <style:table-properties style:width="16.612cm" table:align="margins"/>
    </style:style>
    <style:style style:name="Tabla59.A" style:family="table-column">
      <style:table-column-properties style:column-width="3.201cm" style:rel-column-width="12629*"/>
    </style:style>
    <style:style style:name="Tabla59.B" style:family="table-column">
      <style:table-column-properties style:column-width="3.443cm" style:rel-column-width="13582*"/>
    </style:style>
    <style:style style:name="Tabla59.C" style:family="table-column">
      <style:table-column-properties style:column-width="3.321cm" style:rel-column-width="13102*"/>
    </style:style>
    <style:style style:name="Tabla59.D" style:family="table-column">
      <style:table-column-properties style:column-width="3.323cm" style:rel-column-width="13109*"/>
    </style:style>
    <style:style style:name="Tabla59.E" style:family="table-column">
      <style:table-column-properties style:column-width="3.323cm" style:rel-column-width="13113*"/>
    </style:style>
    <style:style style:name="Tabla5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9.E1" style:family="table-cell">
      <style:table-cell-properties fo:padding="0.097cm" fo:border="0.05pt solid #000000"/>
    </style:style>
    <style:style style:name="Tabla59.2" style:family="table-row">
      <style:table-row-properties style:min-row-height="5.112cm"/>
    </style:style>
    <style:style style:name="Tabla59.A2" style:family="table-cell">
      <style:table-cell-properties fo:padding="0.097cm" fo:border-left="0.05pt solid #000000" fo:border-right="none" fo:border-top="none" fo:border-bottom="0.05pt solid #000000"/>
    </style:style>
    <style:style style:name="Tabla5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0" style:family="table">
      <style:table-properties style:width="16.806cm" table:align="margins"/>
    </style:style>
    <style:style style:name="Tabla60.A" style:family="table-column">
      <style:table-column-properties style:column-width="3.307cm" style:rel-column-width="12896*"/>
    </style:style>
    <style:style style:name="Tabla60.B" style:family="table-column">
      <style:table-column-properties style:column-width="13.499cm" style:rel-column-width="52639*"/>
    </style:style>
    <style:style style:name="Tabla6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0.B1" style:family="table-cell">
      <style:table-cell-properties fo:padding="0.097cm" fo:border="0.05pt solid #000000"/>
    </style:style>
    <style:style style:name="Tabla60.A2" style:family="table-cell">
      <style:table-cell-properties fo:padding="0.097cm" fo:border-left="0.05pt solid #000000" fo:border-right="none" fo:border-top="none" fo:border-bottom="0.05pt solid #000000"/>
    </style:style>
    <style:style style:name="Tabla6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1" style:family="table">
      <style:table-properties style:width="17cm" table:align="margins"/>
    </style:style>
    <style:style style:name="Tabla61.A" style:family="table-column">
      <style:table-column-properties style:column-width="17cm" style:rel-column-width="65535*"/>
    </style:style>
    <style:style style:name="Tabla61.1" style:family="table-row">
      <style:table-row-properties style:min-row-height="0.609cm"/>
    </style:style>
    <style:style style:name="Tabla61.A1" style:family="table-cell">
      <style:table-cell-properties fo:padding="0.097cm" fo:border="0.05pt solid #000000"/>
    </style:style>
    <style:style style:name="Tabla6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2" style:family="table">
      <style:table-properties style:width="16.806cm" table:align="margins"/>
    </style:style>
    <style:style style:name="Tabla62.A" style:family="table-column">
      <style:table-column-properties style:column-width="16.806cm" style:rel-column-width="65535*"/>
    </style:style>
    <style:style style:name="Tabla62.A1" style:family="table-cell">
      <style:table-cell-properties fo:padding="0.097cm" fo:border="0.05pt solid #000000"/>
    </style:style>
    <style:style style:name="Tabla6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3" style:family="table">
      <style:table-properties style:width="16.612cm" table:align="margins"/>
    </style:style>
    <style:style style:name="Tabla63.A" style:family="table-column">
      <style:table-column-properties style:column-width="3.201cm" style:rel-column-width="12629*"/>
    </style:style>
    <style:style style:name="Tabla63.B" style:family="table-column">
      <style:table-column-properties style:column-width="5.105cm" style:rel-column-width="20137*"/>
    </style:style>
    <style:style style:name="Tabla63.C" style:family="table-column">
      <style:table-column-properties style:column-width="4.152cm" style:rel-column-width="16380*"/>
    </style:style>
    <style:style style:name="Tabla63.D" style:family="table-column">
      <style:table-column-properties style:column-width="4.154cm" style:rel-column-width="16389*"/>
    </style:style>
    <style:style style:name="Tabla6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3.D1" style:family="table-cell">
      <style:table-cell-properties fo:padding="0.097cm" fo:border="0.05pt solid #000000"/>
    </style:style>
    <style:style style:name="Tabla63.A2" style:family="table-cell">
      <style:table-cell-properties fo:padding="0.097cm" fo:border-left="0.05pt solid #000000" fo:border-right="none" fo:border-top="none" fo:border-bottom="0.05pt solid #000000"/>
    </style:style>
    <style:style style:name="Tabla6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4" style:family="table">
      <style:table-properties style:width="16.612cm" table:align="margins"/>
    </style:style>
    <style:style style:name="Tabla64.A" style:family="table-column">
      <style:table-column-properties style:column-width="3.228cm" style:rel-column-width="12734*"/>
    </style:style>
    <style:style style:name="Tabla64.B" style:family="table-column">
      <style:table-column-properties style:column-width="13.384cm" style:rel-column-width="52801*"/>
    </style:style>
    <style:style style:name="Tabla6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4.B1" style:family="table-cell">
      <style:table-cell-properties fo:padding="0.097cm" fo:border="0.05pt solid #000000"/>
    </style:style>
    <style:style style:name="Tabla65" style:family="table">
      <style:table-properties style:width="16.612cm" table:align="margins"/>
    </style:style>
    <style:style style:name="Tabla65.A" style:family="table-column">
      <style:table-column-properties style:column-width="3.201cm" style:rel-column-width="12629*"/>
    </style:style>
    <style:style style:name="Tabla65.B" style:family="table-column">
      <style:table-column-properties style:column-width="3.443cm" style:rel-column-width="13582*"/>
    </style:style>
    <style:style style:name="Tabla65.C" style:family="table-column">
      <style:table-column-properties style:column-width="3.321cm" style:rel-column-width="13102*"/>
    </style:style>
    <style:style style:name="Tabla65.D" style:family="table-column">
      <style:table-column-properties style:column-width="3.323cm" style:rel-column-width="13109*"/>
    </style:style>
    <style:style style:name="Tabla65.E" style:family="table-column">
      <style:table-column-properties style:column-width="3.323cm" style:rel-column-width="13113*"/>
    </style:style>
    <style:style style:name="Tabla6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5.E1" style:family="table-cell">
      <style:table-cell-properties fo:padding="0.097cm" fo:border="0.05pt solid #000000"/>
    </style:style>
    <style:style style:name="Tabla65.2" style:family="table-row">
      <style:table-row-properties style:min-row-height="1.725cm"/>
    </style:style>
    <style:style style:name="Tabla65.A2" style:family="table-cell">
      <style:table-cell-properties fo:padding="0.097cm" fo:border-left="0.05pt solid #000000" fo:border-right="none" fo:border-top="none" fo:border-bottom="0.05pt solid #000000"/>
    </style:style>
    <style:style style:name="Tabla6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6" style:family="table">
      <style:table-properties style:width="16.806cm" table:align="margins"/>
    </style:style>
    <style:style style:name="Tabla66.A" style:family="table-column">
      <style:table-column-properties style:column-width="3.307cm" style:rel-column-width="12896*"/>
    </style:style>
    <style:style style:name="Tabla66.B" style:family="table-column">
      <style:table-column-properties style:column-width="13.499cm" style:rel-column-width="52639*"/>
    </style:style>
    <style:style style:name="Tabla6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6.B1" style:family="table-cell">
      <style:table-cell-properties fo:padding="0.097cm" fo:border="0.05pt solid #000000"/>
    </style:style>
    <style:style style:name="Tabla66.A2" style:family="table-cell">
      <style:table-cell-properties fo:padding="0.097cm" fo:border-left="0.05pt solid #000000" fo:border-right="none" fo:border-top="none" fo:border-bottom="0.05pt solid #000000"/>
    </style:style>
    <style:style style:name="Tabla6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7" style:family="table">
      <style:table-properties style:width="17cm" table:align="margins"/>
    </style:style>
    <style:style style:name="Tabla67.A" style:family="table-column">
      <style:table-column-properties style:column-width="17cm" style:rel-column-width="65535*"/>
    </style:style>
    <style:style style:name="Tabla67.1" style:family="table-row">
      <style:table-row-properties style:min-row-height="0.609cm"/>
    </style:style>
    <style:style style:name="Tabla67.A1" style:family="table-cell">
      <style:table-cell-properties fo:padding="0.097cm" fo:border="0.05pt solid #000000"/>
    </style:style>
    <style:style style:name="Tabla6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8" style:family="table">
      <style:table-properties style:width="16.806cm" table:align="margins"/>
    </style:style>
    <style:style style:name="Tabla68.A" style:family="table-column">
      <style:table-column-properties style:column-width="16.806cm" style:rel-column-width="65535*"/>
    </style:style>
    <style:style style:name="Tabla68.A1" style:family="table-cell">
      <style:table-cell-properties fo:padding="0.097cm" fo:border="0.05pt solid #000000"/>
    </style:style>
    <style:style style:name="Tabla6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9" style:family="table">
      <style:table-properties style:width="16.612cm" table:align="margins"/>
    </style:style>
    <style:style style:name="Tabla69.A" style:family="table-column">
      <style:table-column-properties style:column-width="3.201cm" style:rel-column-width="12629*"/>
    </style:style>
    <style:style style:name="Tabla69.B" style:family="table-column">
      <style:table-column-properties style:column-width="5.105cm" style:rel-column-width="20137*"/>
    </style:style>
    <style:style style:name="Tabla69.C" style:family="table-column">
      <style:table-column-properties style:column-width="4.152cm" style:rel-column-width="16380*"/>
    </style:style>
    <style:style style:name="Tabla69.D" style:family="table-column">
      <style:table-column-properties style:column-width="4.154cm" style:rel-column-width="16389*"/>
    </style:style>
    <style:style style:name="Tabla6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9.D1" style:family="table-cell">
      <style:table-cell-properties fo:padding="0.097cm" fo:border="0.05pt solid #000000"/>
    </style:style>
    <style:style style:name="Tabla69.A2" style:family="table-cell">
      <style:table-cell-properties fo:padding="0.097cm" fo:border-left="0.05pt solid #000000" fo:border-right="none" fo:border-top="none" fo:border-bottom="0.05pt solid #000000"/>
    </style:style>
    <style:style style:name="Tabla6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0" style:family="table">
      <style:table-properties style:width="16.612cm" table:align="margins"/>
    </style:style>
    <style:style style:name="Tabla70.A" style:family="table-column">
      <style:table-column-properties style:column-width="3.228cm" style:rel-column-width="12734*"/>
    </style:style>
    <style:style style:name="Tabla70.B" style:family="table-column">
      <style:table-column-properties style:column-width="13.384cm" style:rel-column-width="52801*"/>
    </style:style>
    <style:style style:name="Tabla7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0.B1" style:family="table-cell">
      <style:table-cell-properties fo:padding="0.097cm" fo:border="0.05pt solid #000000"/>
    </style:style>
    <style:style style:name="Tabla71" style:family="table">
      <style:table-properties style:width="16.612cm" table:align="margins"/>
    </style:style>
    <style:style style:name="Tabla71.A" style:family="table-column">
      <style:table-column-properties style:column-width="3.201cm" style:rel-column-width="12629*"/>
    </style:style>
    <style:style style:name="Tabla71.B" style:family="table-column">
      <style:table-column-properties style:column-width="3.443cm" style:rel-column-width="13582*"/>
    </style:style>
    <style:style style:name="Tabla71.C" style:family="table-column">
      <style:table-column-properties style:column-width="3.321cm" style:rel-column-width="13102*"/>
    </style:style>
    <style:style style:name="Tabla71.D" style:family="table-column">
      <style:table-column-properties style:column-width="3.323cm" style:rel-column-width="13109*"/>
    </style:style>
    <style:style style:name="Tabla71.E" style:family="table-column">
      <style:table-column-properties style:column-width="3.323cm" style:rel-column-width="13113*"/>
    </style:style>
    <style:style style:name="Tabla7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1.E1" style:family="table-cell">
      <style:table-cell-properties fo:padding="0.097cm" fo:border="0.05pt solid #000000"/>
    </style:style>
    <style:style style:name="Tabla71.2" style:family="table-row">
      <style:table-row-properties style:min-row-height="1.725cm"/>
    </style:style>
    <style:style style:name="Tabla71.A2" style:family="table-cell">
      <style:table-cell-properties fo:padding="0.097cm" fo:border-left="0.05pt solid #000000" fo:border-right="none" fo:border-top="none" fo:border-bottom="0.05pt solid #000000"/>
    </style:style>
    <style:style style:name="Tabla7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2" style:family="table">
      <style:table-properties style:width="16.806cm" table:align="margins"/>
    </style:style>
    <style:style style:name="Tabla72.A" style:family="table-column">
      <style:table-column-properties style:column-width="3.307cm" style:rel-column-width="12896*"/>
    </style:style>
    <style:style style:name="Tabla72.B" style:family="table-column">
      <style:table-column-properties style:column-width="13.499cm" style:rel-column-width="52639*"/>
    </style:style>
    <style:style style:name="Tabla7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2.B1" style:family="table-cell">
      <style:table-cell-properties fo:padding="0.097cm" fo:border="0.05pt solid #000000"/>
    </style:style>
    <style:style style:name="Tabla72.A2" style:family="table-cell">
      <style:table-cell-properties fo:padding="0.097cm" fo:border-left="0.05pt solid #000000" fo:border-right="none" fo:border-top="none" fo:border-bottom="0.05pt solid #000000"/>
    </style:style>
    <style:style style:name="Tabla7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3" style:family="table">
      <style:table-properties style:width="17cm" table:align="margins"/>
    </style:style>
    <style:style style:name="Tabla73.A" style:family="table-column">
      <style:table-column-properties style:column-width="17cm" style:rel-column-width="65535*"/>
    </style:style>
    <style:style style:name="Tabla73.1" style:family="table-row">
      <style:table-row-properties style:min-row-height="0.609cm"/>
    </style:style>
    <style:style style:name="Tabla73.A1" style:family="table-cell">
      <style:table-cell-properties fo:padding="0.097cm" fo:border="0.05pt solid #000000"/>
    </style:style>
    <style:style style:name="Tabla7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4" style:family="table">
      <style:table-properties style:width="16.806cm" table:align="margins"/>
    </style:style>
    <style:style style:name="Tabla74.A" style:family="table-column">
      <style:table-column-properties style:column-width="16.806cm" style:rel-column-width="65535*"/>
    </style:style>
    <style:style style:name="Tabla74.A1" style:family="table-cell">
      <style:table-cell-properties fo:padding="0.097cm" fo:border="0.05pt solid #000000"/>
    </style:style>
    <style:style style:name="Tabla7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5" style:family="table">
      <style:table-properties style:width="16.612cm" table:align="margins"/>
    </style:style>
    <style:style style:name="Tabla75.A" style:family="table-column">
      <style:table-column-properties style:column-width="3.201cm" style:rel-column-width="12629*"/>
    </style:style>
    <style:style style:name="Tabla75.B" style:family="table-column">
      <style:table-column-properties style:column-width="5.105cm" style:rel-column-width="20137*"/>
    </style:style>
    <style:style style:name="Tabla75.C" style:family="table-column">
      <style:table-column-properties style:column-width="4.152cm" style:rel-column-width="16380*"/>
    </style:style>
    <style:style style:name="Tabla75.D" style:family="table-column">
      <style:table-column-properties style:column-width="4.154cm" style:rel-column-width="16389*"/>
    </style:style>
    <style:style style:name="Tabla7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5.D1" style:family="table-cell">
      <style:table-cell-properties fo:padding="0.097cm" fo:border="0.05pt solid #000000"/>
    </style:style>
    <style:style style:name="Tabla75.A2" style:family="table-cell">
      <style:table-cell-properties fo:padding="0.097cm" fo:border-left="0.05pt solid #000000" fo:border-right="none" fo:border-top="none" fo:border-bottom="0.05pt solid #000000"/>
    </style:style>
    <style:style style:name="Tabla7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6" style:family="table">
      <style:table-properties style:width="16.612cm" table:align="margins"/>
    </style:style>
    <style:style style:name="Tabla76.A" style:family="table-column">
      <style:table-column-properties style:column-width="3.228cm" style:rel-column-width="12734*"/>
    </style:style>
    <style:style style:name="Tabla76.B" style:family="table-column">
      <style:table-column-properties style:column-width="13.384cm" style:rel-column-width="52801*"/>
    </style:style>
    <style:style style:name="Tabla7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6.B1" style:family="table-cell">
      <style:table-cell-properties fo:padding="0.097cm" fo:border="0.05pt solid #000000"/>
    </style:style>
    <style:style style:name="Tabla77" style:family="table">
      <style:table-properties style:width="16.612cm" table:align="margins"/>
    </style:style>
    <style:style style:name="Tabla77.A" style:family="table-column">
      <style:table-column-properties style:column-width="3.201cm" style:rel-column-width="12629*"/>
    </style:style>
    <style:style style:name="Tabla77.B" style:family="table-column">
      <style:table-column-properties style:column-width="3.443cm" style:rel-column-width="13582*"/>
    </style:style>
    <style:style style:name="Tabla77.C" style:family="table-column">
      <style:table-column-properties style:column-width="3.321cm" style:rel-column-width="13102*"/>
    </style:style>
    <style:style style:name="Tabla77.D" style:family="table-column">
      <style:table-column-properties style:column-width="3.323cm" style:rel-column-width="13109*"/>
    </style:style>
    <style:style style:name="Tabla77.E" style:family="table-column">
      <style:table-column-properties style:column-width="3.323cm" style:rel-column-width="13113*"/>
    </style:style>
    <style:style style:name="Tabla7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7.E1" style:family="table-cell">
      <style:table-cell-properties fo:padding="0.097cm" fo:border="0.05pt solid #000000"/>
    </style:style>
    <style:style style:name="Tabla77.2" style:family="table-row">
      <style:table-row-properties style:min-row-height="1.725cm"/>
    </style:style>
    <style:style style:name="Tabla77.A2" style:family="table-cell">
      <style:table-cell-properties fo:padding="0.097cm" fo:border-left="0.05pt solid #000000" fo:border-right="none" fo:border-top="none" fo:border-bottom="0.05pt solid #000000"/>
    </style:style>
    <style:style style:name="Tabla7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8" style:family="table">
      <style:table-properties style:width="16.806cm" table:align="margins"/>
    </style:style>
    <style:style style:name="Tabla78.A" style:family="table-column">
      <style:table-column-properties style:column-width="3.307cm" style:rel-column-width="12896*"/>
    </style:style>
    <style:style style:name="Tabla78.B" style:family="table-column">
      <style:table-column-properties style:column-width="13.499cm" style:rel-column-width="52639*"/>
    </style:style>
    <style:style style:name="Tabla7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8.B1" style:family="table-cell">
      <style:table-cell-properties fo:padding="0.097cm" fo:border="0.05pt solid #000000"/>
    </style:style>
    <style:style style:name="Tabla78.A2" style:family="table-cell">
      <style:table-cell-properties fo:padding="0.097cm" fo:border-left="0.05pt solid #000000" fo:border-right="none" fo:border-top="none" fo:border-bottom="0.05pt solid #000000"/>
    </style:style>
    <style:style style:name="Tabla7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" style:family="table">
      <style:table-properties style:width="17cm" table:align="margins"/>
    </style:style>
    <style:style style:name="Tabla19.A" style:family="table-column">
      <style:table-column-properties style:column-width="17cm" style:rel-column-width="65535*"/>
    </style:style>
    <style:style style:name="Tabla19.1" style:family="table-row">
      <style:table-row-properties style:min-row-height="0.609cm"/>
    </style:style>
    <style:style style:name="Tabla19.A1" style:family="table-cell">
      <style:table-cell-properties fo:padding="0.097cm" fo:border="0.05pt solid #000000"/>
    </style:style>
    <style:style style:name="Tabla1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" style:family="table">
      <style:table-properties style:width="16.806cm" table:align="margins"/>
    </style:style>
    <style:style style:name="Tabla20.A" style:family="table-column">
      <style:table-column-properties style:column-width="16.806cm" style:rel-column-width="65535*"/>
    </style:style>
    <style:style style:name="Tabla20.A1" style:family="table-cell">
      <style:table-cell-properties fo:padding="0.097cm" fo:border="0.05pt solid #000000"/>
    </style:style>
    <style:style style:name="Tabla2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" style:family="table">
      <style:table-properties style:width="16.612cm" table:align="margins"/>
    </style:style>
    <style:style style:name="Tabla21.A" style:family="table-column">
      <style:table-column-properties style:column-width="3.201cm" style:rel-column-width="12629*"/>
    </style:style>
    <style:style style:name="Tabla21.B" style:family="table-column">
      <style:table-column-properties style:column-width="5.105cm" style:rel-column-width="20137*"/>
    </style:style>
    <style:style style:name="Tabla21.C" style:family="table-column">
      <style:table-column-properties style:column-width="4.152cm" style:rel-column-width="16380*"/>
    </style:style>
    <style:style style:name="Tabla21.D" style:family="table-column">
      <style:table-column-properties style:column-width="4.154cm" style:rel-column-width="16389*"/>
    </style:style>
    <style:style style:name="Tabla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1.D1" style:family="table-cell">
      <style:table-cell-properties fo:padding="0.097cm" fo:border="0.05pt solid #000000"/>
    </style:style>
    <style:style style:name="Tabla21.A2" style:family="table-cell">
      <style:table-cell-properties fo:padding="0.097cm" fo:border-left="0.05pt solid #000000" fo:border-right="none" fo:border-top="none" fo:border-bottom="0.05pt solid #000000"/>
    </style:style>
    <style:style style:name="Tabla2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" style:family="table">
      <style:table-properties style:width="16.612cm" table:align="margins"/>
    </style:style>
    <style:style style:name="Tabla22.A" style:family="table-column">
      <style:table-column-properties style:column-width="3.228cm" style:rel-column-width="12734*"/>
    </style:style>
    <style:style style:name="Tabla22.B" style:family="table-column">
      <style:table-column-properties style:column-width="13.384cm" style:rel-column-width="52801*"/>
    </style:style>
    <style:style style:name="Tab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2.B1" style:family="table-cell">
      <style:table-cell-properties fo:padding="0.097cm" fo:border="0.05pt solid #000000"/>
    </style:style>
    <style:style style:name="Tabla23" style:family="table">
      <style:table-properties style:width="16.612cm" table:align="margins"/>
    </style:style>
    <style:style style:name="Tabla23.A" style:family="table-column">
      <style:table-column-properties style:column-width="3.201cm" style:rel-column-width="12629*"/>
    </style:style>
    <style:style style:name="Tabla23.B" style:family="table-column">
      <style:table-column-properties style:column-width="3.443cm" style:rel-column-width="13582*"/>
    </style:style>
    <style:style style:name="Tabla23.C" style:family="table-column">
      <style:table-column-properties style:column-width="3.321cm" style:rel-column-width="13102*"/>
    </style:style>
    <style:style style:name="Tabla23.D" style:family="table-column">
      <style:table-column-properties style:column-width="3.323cm" style:rel-column-width="13109*"/>
    </style:style>
    <style:style style:name="Tabla23.E" style:family="table-column">
      <style:table-column-properties style:column-width="3.323cm" style:rel-column-width="13113*"/>
    </style:style>
    <style:style style:name="Tabla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3.E1" style:family="table-cell">
      <style:table-cell-properties fo:padding="0.097cm" fo:border="0.05pt solid #000000"/>
    </style:style>
    <style:style style:name="Tabla23.2" style:family="table-row">
      <style:table-row-properties style:min-row-height="1.725cm"/>
    </style:style>
    <style:style style:name="Tabla23.A2" style:family="table-cell">
      <style:table-cell-properties fo:padding="0.097cm" fo:border-left="0.05pt solid #000000" fo:border-right="none" fo:border-top="none" fo:border-bottom="0.05pt solid #000000"/>
    </style:style>
    <style:style style:name="Tabla2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" style:family="table">
      <style:table-properties style:width="16.806cm" table:align="margins"/>
    </style:style>
    <style:style style:name="Tabla24.A" style:family="table-column">
      <style:table-column-properties style:column-width="3.307cm" style:rel-column-width="12896*"/>
    </style:style>
    <style:style style:name="Tabla24.B" style:family="table-column">
      <style:table-column-properties style:column-width="13.499cm" style:rel-column-width="52639*"/>
    </style:style>
    <style:style style:name="Tabla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4.B1" style:family="table-cell">
      <style:table-cell-properties fo:padding="0.097cm" fo:border="0.05pt solid #000000"/>
    </style:style>
    <style:style style:name="Tabla24.A2" style:family="table-cell">
      <style:table-cell-properties fo:padding="0.097cm" fo:border-left="0.05pt solid #000000" fo:border-right="none" fo:border-top="none" fo:border-bottom="0.05pt solid #000000"/>
    </style:style>
    <style:style style:name="Tab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7" style:family="table">
      <style:table-properties style:width="17cm" table:align="margins"/>
    </style:style>
    <style:style style:name="Tabla37.A" style:family="table-column">
      <style:table-column-properties style:column-width="17cm" style:rel-column-width="65535*"/>
    </style:style>
    <style:style style:name="Tabla37.1" style:family="table-row">
      <style:table-row-properties style:min-row-height="0.609cm"/>
    </style:style>
    <style:style style:name="Tabla37.A1" style:family="table-cell">
      <style:table-cell-properties fo:padding="0.097cm" fo:border="0.05pt solid #000000"/>
    </style:style>
    <style:style style:name="Tabla3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" style:family="table">
      <style:table-properties style:width="16.806cm" table:align="margins"/>
    </style:style>
    <style:style style:name="Tabla38.A" style:family="table-column">
      <style:table-column-properties style:column-width="16.806cm" style:rel-column-width="65535*"/>
    </style:style>
    <style:style style:name="Tabla38.A1" style:family="table-cell">
      <style:table-cell-properties fo:padding="0.097cm" fo:border="0.05pt solid #000000"/>
    </style:style>
    <style:style style:name="Tabla3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9" style:family="table">
      <style:table-properties style:width="16.612cm" table:align="margins"/>
    </style:style>
    <style:style style:name="Tabla39.A" style:family="table-column">
      <style:table-column-properties style:column-width="3.201cm" style:rel-column-width="12629*"/>
    </style:style>
    <style:style style:name="Tabla39.B" style:family="table-column">
      <style:table-column-properties style:column-width="5.105cm" style:rel-column-width="20137*"/>
    </style:style>
    <style:style style:name="Tabla39.C" style:family="table-column">
      <style:table-column-properties style:column-width="4.152cm" style:rel-column-width="16380*"/>
    </style:style>
    <style:style style:name="Tabla39.D" style:family="table-column">
      <style:table-column-properties style:column-width="4.154cm" style:rel-column-width="16389*"/>
    </style:style>
    <style:style style:name="Tabla3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9.D1" style:family="table-cell">
      <style:table-cell-properties fo:padding="0.097cm" fo:border="0.05pt solid #000000"/>
    </style:style>
    <style:style style:name="Tabla39.A2" style:family="table-cell">
      <style:table-cell-properties fo:padding="0.097cm" fo:border-left="0.05pt solid #000000" fo:border-right="none" fo:border-top="none" fo:border-bottom="0.05pt solid #000000"/>
    </style:style>
    <style:style style:name="Tabla3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0" style:family="table">
      <style:table-properties style:width="16.612cm" table:align="margins"/>
    </style:style>
    <style:style style:name="Tabla40.A" style:family="table-column">
      <style:table-column-properties style:column-width="3.228cm" style:rel-column-width="12734*"/>
    </style:style>
    <style:style style:name="Tabla40.B" style:family="table-column">
      <style:table-column-properties style:column-width="13.384cm" style:rel-column-width="52801*"/>
    </style:style>
    <style:style style:name="Tabla4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0.B1" style:family="table-cell">
      <style:table-cell-properties fo:padding="0.097cm" fo:border="0.05pt solid #000000"/>
    </style:style>
    <style:style style:name="Tabla41" style:family="table">
      <style:table-properties style:width="16.612cm" table:align="margins"/>
    </style:style>
    <style:style style:name="Tabla41.A" style:family="table-column">
      <style:table-column-properties style:column-width="3.201cm" style:rel-column-width="12629*"/>
    </style:style>
    <style:style style:name="Tabla41.B" style:family="table-column">
      <style:table-column-properties style:column-width="3.443cm" style:rel-column-width="13582*"/>
    </style:style>
    <style:style style:name="Tabla41.C" style:family="table-column">
      <style:table-column-properties style:column-width="3.321cm" style:rel-column-width="13102*"/>
    </style:style>
    <style:style style:name="Tabla41.D" style:family="table-column">
      <style:table-column-properties style:column-width="3.323cm" style:rel-column-width="13109*"/>
    </style:style>
    <style:style style:name="Tabla41.E" style:family="table-column">
      <style:table-column-properties style:column-width="3.323cm" style:rel-column-width="13113*"/>
    </style:style>
    <style:style style:name="Tabla4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1.E1" style:family="table-cell">
      <style:table-cell-properties fo:padding="0.097cm" fo:border="0.05pt solid #000000"/>
    </style:style>
    <style:style style:name="Tabla41.2" style:family="table-row">
      <style:table-row-properties style:min-row-height="1.725cm"/>
    </style:style>
    <style:style style:name="Tabla41.A2" style:family="table-cell">
      <style:table-cell-properties fo:padding="0.097cm" fo:border-left="0.05pt solid #000000" fo:border-right="none" fo:border-top="none" fo:border-bottom="0.05pt solid #000000"/>
    </style:style>
    <style:style style:name="Tabla4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2" style:family="table">
      <style:table-properties style:width="16.806cm" table:align="margins"/>
    </style:style>
    <style:style style:name="Tabla42.A" style:family="table-column">
      <style:table-column-properties style:column-width="3.307cm" style:rel-column-width="12896*"/>
    </style:style>
    <style:style style:name="Tabla42.B" style:family="table-column">
      <style:table-column-properties style:column-width="13.499cm" style:rel-column-width="52639*"/>
    </style:style>
    <style:style style:name="Tabla4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2.B1" style:family="table-cell">
      <style:table-cell-properties fo:padding="0.097cm" fo:border="0.05pt solid #000000"/>
    </style:style>
    <style:style style:name="Tabla42.A2" style:family="table-cell">
      <style:table-cell-properties fo:padding="0.097cm" fo:border-left="0.05pt solid #000000" fo:border-right="none" fo:border-top="none" fo:border-bottom="0.05pt solid #000000"/>
    </style:style>
    <style:style style:name="Tabla4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01863" officeooo:paragraph-rsid="00101863"/>
    </style:style>
    <style:style style:name="P2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officeooo:rsid="00101863" officeooo:paragraph-rsid="00101863" style:font-size-asian="36pt" style:font-size-complex="36pt"/>
    </style:style>
    <style:style style:name="P3" style:family="paragraph" style:parent-style-name="Standard">
      <style:paragraph-properties fo:text-align="center" style:justify-single-word="false"/>
      <style:text-properties fo:font-size="36pt" style:text-underline-style="none" officeooo:rsid="00101863" officeooo:paragraph-rsid="00101863" style:font-size-asian="36pt" style:font-size-complex="36pt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101863" officeooo:paragraph-rsid="00101863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01863" officeooo:paragraph-rsid="00101863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01863" officeooo:paragraph-rsid="00107a6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01863" officeooo:paragraph-rsid="0013dbb7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101863" officeooo:paragraph-rsid="00101863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3dbb7" officeooo:paragraph-rsid="0013dbb7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1fdd1" officeooo:paragraph-rsid="0011fdd1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3a7b4" officeooo:paragraph-rsid="0013a7b4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5bd42" officeooo:paragraph-rsid="0015bd42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officeooo:rsid="00101863" officeooo:paragraph-rsid="00101863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01863" officeooo:paragraph-rsid="00101863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01863" officeooo:paragraph-rsid="00107a63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101863" officeooo:paragraph-rsid="00101863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07a63" officeooo:paragraph-rsid="00101863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1fdd1" officeooo:paragraph-rsid="0011fdd1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3a7b4" officeooo:paragraph-rsid="0013a7b4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5bd42" officeooo:paragraph-rsid="0015bd42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88f1c" officeooo:paragraph-rsid="00188f1c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88f1c" officeooo:paragraph-rsid="0024818b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88f1c" officeooo:paragraph-rsid="00281510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88f1c" officeooo:paragraph-rsid="002be176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88f1c" officeooo:paragraph-rsid="002e79e2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a2991" officeooo:paragraph-rsid="001a2991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a2991" officeooo:paragraph-rsid="0024818b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a2991" officeooo:paragraph-rsid="00281510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c1f5c" officeooo:paragraph-rsid="001c1f5c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b2111" officeooo:paragraph-rsid="001b2111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192ca" officeooo:paragraph-rsid="002192ca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192ca" officeooo:paragraph-rsid="002247e8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3442f" officeooo:paragraph-rsid="0033442f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style:text-underline-style="none" fo:font-weight="bold" officeooo:rsid="0015bd42" officeooo:paragraph-rsid="0015bd42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style:text-underline-style="none" fo:font-weight="bold" officeooo:rsid="001b2111" officeooo:paragraph-rsid="001b2111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style:text-underline-style="none" fo:font-weight="bold" officeooo:rsid="001c1f5c" officeooo:paragraph-rsid="001c1f5c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style:text-underline-style="none" fo:font-weight="bold" officeooo:rsid="0035726e" officeooo:paragraph-rsid="003636af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24pt" style:text-underline-style="solid" style:text-underline-width="auto" style:text-underline-color="font-color" fo:font-weight="bold" officeooo:rsid="0011fdd1" officeooo:paragraph-rsid="0011fdd1" style:font-size-asian="21pt" style:font-weight-asian="bold" style:font-size-complex="24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24pt" style:text-underline-style="none" fo:font-weight="bold" officeooo:rsid="00101863" officeooo:paragraph-rsid="00101863" style:font-size-asian="24pt" style:font-weight-asian="bold" style:font-size-complex="24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24pt" style:text-underline-style="none" fo:font-weight="bold" officeooo:rsid="0015bd42" officeooo:paragraph-rsid="0015bd42" style:font-size-asian="24pt" style:font-weight-asian="bold" style:font-size-complex="24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24pt" style:text-underline-style="none" fo:font-weight="bold" officeooo:rsid="00188f1c" officeooo:paragraph-rsid="00188f1c" style:font-size-asian="24pt" style:font-weight-asian="bold" style:font-size-complex="24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24pt" style:text-underline-style="none" fo:font-weight="bold" officeooo:rsid="001c1f5c" officeooo:paragraph-rsid="001c1f5c" style:font-size-asian="24pt" style:font-weight-asian="bold" style:font-size-complex="24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24pt" style:text-underline-style="none" fo:font-weight="bold" officeooo:rsid="002192ca" officeooo:paragraph-rsid="002247e8" style:font-size-asian="24pt" style:font-weight-asian="bold" style:font-size-complex="24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24pt" style:text-underline-style="none" fo:font-weight="bold" officeooo:rsid="0011fdd1" officeooo:paragraph-rsid="0011fdd1" style:font-size-asian="21pt" style:font-weight-asian="bold" style:font-size-complex="24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24pt" style:text-underline-style="none" fo:font-weight="bold" officeooo:rsid="0015bd42" officeooo:paragraph-rsid="0015bd42" style:font-size-asian="21pt" style:font-weight-asian="bold" style:font-size-complex="24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24pt" style:text-underline-style="none" fo:font-weight="bold" officeooo:rsid="001b2111" officeooo:paragraph-rsid="001b2111" style:font-size-asian="21pt" style:font-weight-asian="bold" style:font-size-complex="24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24pt" style:text-underline-style="none" fo:font-weight="bold" officeooo:rsid="0024818b" officeooo:paragraph-rsid="0024818b" style:font-size-asian="21pt" style:font-weight-asian="bold" style:font-size-complex="24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24pt" style:text-underline-style="none" fo:font-weight="bold" officeooo:rsid="0024818b" officeooo:paragraph-rsid="00281510" style:font-size-asian="21pt" style:font-weight-asian="bold" style:font-size-complex="24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24pt" style:text-underline-style="none" fo:font-weight="bold" officeooo:rsid="0024818b" officeooo:paragraph-rsid="002e79e2" style:font-size-asian="21pt" style:font-weight-asian="bold" style:font-size-complex="24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24pt" style:text-underline-style="none" fo:font-weight="bold" officeooo:rsid="0024818b" officeooo:paragraph-rsid="00343972" style:font-size-asian="21pt" style:font-weight-asian="bold" style:font-size-complex="24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24pt" style:text-underline-style="none" fo:font-weight="bold" officeooo:rsid="0024818b" officeooo:paragraph-rsid="0035726e" style:font-size-asian="21pt" style:font-weight-asian="bold" style:font-size-complex="24pt" style:font-weight-complex="bold"/>
    </style:style>
    <style:style style:name="P52" style:family="paragraph" style:parent-style-name="Standard">
      <style:paragraph-properties fo:text-align="start" style:justify-single-word="false"/>
      <style:text-properties officeooo:paragraph-rsid="002192ca"/>
    </style:style>
    <style:style style:name="P53" style:family="paragraph" style:parent-style-name="Standard">
      <style:paragraph-properties fo:text-align="start" style:justify-single-word="false"/>
      <style:text-properties officeooo:rsid="002247e8" officeooo:paragraph-rsid="002247e8"/>
    </style:style>
    <style:style style:name="P54" style:family="paragraph" style:parent-style-name="Standard">
      <style:paragraph-properties fo:text-align="start" style:justify-single-word="false"/>
      <style:text-properties fo:font-size="20pt" style:text-underline-style="none" fo:font-weight="bold" officeooo:rsid="002192ca" officeooo:paragraph-rsid="002247e8" style:font-size-asian="20pt" style:font-weight-asian="bold" style:font-size-complex="20pt" style:font-weight-complex="bold"/>
    </style:style>
    <style:style style:name="P55" style:family="paragraph" style:parent-style-name="Standard">
      <style:text-properties officeooo:paragraph-rsid="0031c60d"/>
    </style:style>
    <style:style style:name="P56" style:family="paragraph" style:parent-style-name="Standard">
      <style:text-properties officeooo:paragraph-rsid="0035726e"/>
    </style:style>
    <style:style style:name="P57" style:family="paragraph" style:parent-style-name="Standard">
      <style:text-properties officeooo:paragraph-rsid="003636af"/>
    </style:style>
    <style:style style:name="P58" style:family="paragraph" style:parent-style-name="Standard">
      <style:text-properties officeooo:paragraph-rsid="0038337f"/>
    </style:style>
    <style:style style:name="P59" style:family="paragraph" style:parent-style-name="Standard">
      <style:text-properties officeooo:paragraph-rsid="0039ed59"/>
    </style:style>
    <style:style style:name="P60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61" style:family="paragraph" style:parent-style-name="Table_20_Contents">
      <style:paragraph-properties fo:text-align="start" style:justify-single-word="false"/>
      <style:text-properties fo:font-size="12pt" officeooo:paragraph-rsid="0024818b" style:font-size-asian="10.5pt" style:font-size-complex="12pt"/>
    </style:style>
    <style:style style:name="P62" style:family="paragraph" style:parent-style-name="Table_20_Contents">
      <style:paragraph-properties fo:text-align="start" style:justify-single-word="false"/>
      <style:text-properties fo:font-size="12pt" officeooo:paragraph-rsid="00281510" style:font-size-asian="10.5pt" style:font-size-complex="12pt"/>
    </style:style>
    <style:style style:name="P63" style:family="paragraph" style:parent-style-name="Table_20_Contents">
      <style:paragraph-properties fo:text-align="start" style:justify-single-word="false"/>
      <style:text-properties fo:font-size="12pt" officeooo:paragraph-rsid="002be176" style:font-size-asian="10.5pt" style:font-size-complex="12pt"/>
    </style:style>
    <style:style style:name="P64" style:family="paragraph" style:parent-style-name="Table_20_Contents">
      <style:paragraph-properties fo:text-align="start" style:justify-single-word="false"/>
      <style:text-properties fo:font-size="12pt" officeooo:paragraph-rsid="002e79e2" style:font-size-asian="10.5pt" style:font-size-complex="12pt"/>
    </style:style>
    <style:style style:name="P65" style:family="paragraph" style:parent-style-name="Table_20_Contents">
      <style:paragraph-properties fo:text-align="start" style:justify-single-word="false"/>
      <style:text-properties fo:font-size="12pt" officeooo:paragraph-rsid="0031c60d" style:font-size-asian="10.5pt" style:font-size-complex="12pt"/>
    </style:style>
    <style:style style:name="P66" style:family="paragraph" style:parent-style-name="Table_20_Contents">
      <style:paragraph-properties fo:text-align="start" style:justify-single-word="false"/>
      <style:text-properties fo:font-size="12pt" officeooo:paragraph-rsid="0035726e" style:font-size-asian="10.5pt" style:font-size-complex="12pt"/>
    </style:style>
    <style:style style:name="P67" style:family="paragraph" style:parent-style-name="Table_20_Contents">
      <style:paragraph-properties fo:text-align="start" style:justify-single-word="false"/>
      <style:text-properties fo:font-size="12pt" officeooo:paragraph-rsid="003636af" style:font-size-asian="10.5pt" style:font-size-complex="12pt"/>
    </style:style>
    <style:style style:name="P68" style:family="paragraph" style:parent-style-name="Table_20_Contents">
      <style:paragraph-properties fo:text-align="start" style:justify-single-word="false"/>
      <style:text-properties fo:font-size="12pt" officeooo:paragraph-rsid="0039ed59" style:font-size-asian="10.5pt" style:font-size-complex="12pt"/>
    </style:style>
    <style:style style:name="P69" style:family="paragraph" style:parent-style-name="Table_20_Contents">
      <style:paragraph-properties fo:text-align="start" style:justify-single-word="false"/>
      <style:text-properties fo:font-size="12pt" officeooo:rsid="0015bd42" officeooo:paragraph-rsid="0015bd42" style:font-size-asian="10.5pt" style:font-size-complex="12pt"/>
    </style:style>
    <style:style style:name="P70" style:family="paragraph" style:parent-style-name="Table_20_Contents">
      <style:paragraph-properties fo:text-align="start" style:justify-single-word="false"/>
      <style:text-properties fo:font-size="12pt" officeooo:rsid="0016e704" officeooo:paragraph-rsid="0016e704" style:font-size-asian="10.5pt" style:font-size-complex="12pt"/>
    </style:style>
    <style:style style:name="P71" style:family="paragraph" style:parent-style-name="Table_20_Contents">
      <style:paragraph-properties fo:text-align="start" style:justify-single-word="false"/>
      <style:text-properties fo:font-size="12pt" officeooo:rsid="00188f1c" officeooo:paragraph-rsid="00188f1c" style:font-size-asian="10.5pt" style:font-size-complex="12pt"/>
    </style:style>
    <style:style style:name="P72" style:family="paragraph" style:parent-style-name="Table_20_Contents">
      <style:paragraph-properties fo:text-align="center" style:justify-single-word="false"/>
      <style:text-properties fo:font-size="12pt" officeooo:rsid="001a2991" officeooo:paragraph-rsid="001a2991" style:font-size-asian="10.5pt" style:font-size-complex="12pt"/>
    </style:style>
    <style:style style:name="P73" style:family="paragraph" style:parent-style-name="Table_20_Contents">
      <style:paragraph-properties fo:text-align="center" style:justify-single-word="false"/>
      <style:text-properties fo:font-size="12pt" officeooo:rsid="001acc83" officeooo:paragraph-rsid="001acc83" style:font-size-asian="10.5pt" style:font-size-complex="12pt"/>
    </style:style>
    <style:style style:name="P74" style:family="paragraph" style:parent-style-name="Table_20_Contents">
      <style:paragraph-properties fo:text-align="center" style:justify-single-word="false"/>
      <style:text-properties fo:font-size="12pt" officeooo:rsid="0024818b" officeooo:paragraph-rsid="0024818b" style:font-size-asian="10.5pt" style:font-size-complex="12pt"/>
    </style:style>
    <style:style style:name="P75" style:family="paragraph" style:parent-style-name="Table_20_Contents">
      <style:paragraph-properties fo:text-align="center" style:justify-single-word="false"/>
      <style:text-properties fo:font-size="12pt" officeooo:rsid="0024818b" officeooo:paragraph-rsid="00281510" style:font-size-asian="10.5pt" style:font-size-complex="12pt"/>
    </style:style>
    <style:style style:name="P76" style:family="paragraph" style:parent-style-name="Table_20_Contents">
      <style:paragraph-properties fo:text-align="center" style:justify-single-word="false"/>
      <style:text-properties fo:font-size="12pt" officeooo:rsid="0024818b" officeooo:paragraph-rsid="002be176" style:font-size-asian="10.5pt" style:font-size-complex="12pt"/>
    </style:style>
    <style:style style:name="P77" style:family="paragraph" style:parent-style-name="Table_20_Contents">
      <style:paragraph-properties fo:text-align="center" style:justify-single-word="false"/>
      <style:text-properties fo:font-size="12pt" officeooo:rsid="0024818b" officeooo:paragraph-rsid="002e79e2" style:font-size-asian="10.5pt" style:font-size-complex="12pt"/>
    </style:style>
    <style:style style:name="P78" style:family="paragraph" style:parent-style-name="Table_20_Contents">
      <style:paragraph-properties fo:text-align="center" style:justify-single-word="false"/>
      <style:text-properties fo:font-size="12pt" officeooo:rsid="0024818b" officeooo:paragraph-rsid="0031c60d" style:font-size-asian="10.5pt" style:font-size-complex="12pt"/>
    </style:style>
    <style:style style:name="P79" style:family="paragraph" style:parent-style-name="Table_20_Contents">
      <style:paragraph-properties fo:text-align="center" style:justify-single-word="false"/>
      <style:text-properties fo:font-size="12pt" officeooo:rsid="0024818b" officeooo:paragraph-rsid="0035726e" style:font-size-asian="10.5pt" style:font-size-complex="12pt"/>
    </style:style>
    <style:style style:name="P80" style:family="paragraph" style:parent-style-name="Table_20_Contents">
      <style:paragraph-properties fo:text-align="center" style:justify-single-word="false"/>
      <style:text-properties fo:font-size="12pt" officeooo:rsid="0024818b" officeooo:paragraph-rsid="003636af" style:font-size-asian="10.5pt" style:font-size-complex="12pt"/>
    </style:style>
    <style:style style:name="P81" style:family="paragraph" style:parent-style-name="Table_20_Contents">
      <style:paragraph-properties fo:text-align="center" style:justify-single-word="false"/>
      <style:text-properties fo:font-size="12pt" officeooo:rsid="0024818b" officeooo:paragraph-rsid="0039ed59" style:font-size-asian="10.5pt" style:font-size-complex="12pt"/>
    </style:style>
    <style:style style:name="P82" style:family="paragraph" style:parent-style-name="Table_20_Contents">
      <style:paragraph-properties fo:text-align="center" style:justify-single-word="false"/>
      <style:text-properties fo:font-size="12pt" officeooo:rsid="00265c31" officeooo:paragraph-rsid="00265c31" style:font-size-asian="10.5pt" style:font-size-complex="12pt"/>
    </style:style>
    <style:style style:name="P83" style:family="paragraph" style:parent-style-name="Table_20_Contents">
      <style:paragraph-properties fo:text-align="center" style:justify-single-word="false"/>
      <style:text-properties fo:font-size="12pt" officeooo:rsid="00265c31" officeooo:paragraph-rsid="00281510" style:font-size-asian="10.5pt" style:font-size-complex="12pt"/>
    </style:style>
    <style:style style:name="P84" style:family="paragraph" style:parent-style-name="Table_20_Contents">
      <style:paragraph-properties fo:text-align="center" style:justify-single-word="false"/>
      <style:text-properties fo:font-size="12pt" officeooo:rsid="00265c31" officeooo:paragraph-rsid="002be176" style:font-size-asian="10.5pt" style:font-size-complex="12pt"/>
    </style:style>
    <style:style style:name="P85" style:family="paragraph" style:parent-style-name="Table_20_Contents">
      <style:paragraph-properties fo:text-align="center" style:justify-single-word="false"/>
      <style:text-properties fo:font-size="12pt" officeooo:rsid="00265c31" officeooo:paragraph-rsid="002e79e2" style:font-size-asian="10.5pt" style:font-size-complex="12pt"/>
    </style:style>
    <style:style style:name="P86" style:family="paragraph" style:parent-style-name="Table_20_Contents">
      <style:paragraph-properties fo:text-align="center" style:justify-single-word="false"/>
      <style:text-properties fo:font-size="12pt" officeooo:rsid="00265c31" officeooo:paragraph-rsid="0031c60d" style:font-size-asian="10.5pt" style:font-size-complex="12pt"/>
    </style:style>
    <style:style style:name="P87" style:family="paragraph" style:parent-style-name="Table_20_Contents">
      <style:paragraph-properties fo:text-align="center" style:justify-single-word="false"/>
      <style:text-properties fo:font-size="12pt" officeooo:rsid="00265c31" officeooo:paragraph-rsid="0035726e" style:font-size-asian="10.5pt" style:font-size-complex="12pt"/>
    </style:style>
    <style:style style:name="P88" style:family="paragraph" style:parent-style-name="Table_20_Contents">
      <style:paragraph-properties fo:text-align="center" style:justify-single-word="false"/>
      <style:text-properties fo:font-size="12pt" officeooo:rsid="00265c31" officeooo:paragraph-rsid="003636af" style:font-size-asian="10.5pt" style:font-size-complex="12pt"/>
    </style:style>
    <style:style style:name="P89" style:family="paragraph" style:parent-style-name="Table_20_Contents">
      <style:paragraph-properties fo:text-align="center" style:justify-single-word="false"/>
      <style:text-properties fo:font-size="12pt" officeooo:rsid="00265c31" officeooo:paragraph-rsid="0039ed59" style:font-size-asian="10.5pt" style:font-size-complex="12pt"/>
    </style:style>
    <style:style style:name="P90" style:family="paragraph" style:parent-style-name="Table_20_Contents">
      <style:paragraph-properties fo:text-align="center" style:justify-single-word="false"/>
      <style:text-properties fo:font-size="12pt" officeooo:rsid="00281510" officeooo:paragraph-rsid="00281510" style:font-size-asian="10.5pt" style:font-size-complex="12pt"/>
    </style:style>
    <style:style style:name="P91" style:family="paragraph" style:parent-style-name="Table_20_Contents">
      <style:paragraph-properties fo:text-align="center" style:justify-single-word="false"/>
      <style:text-properties fo:font-size="12pt" officeooo:rsid="00281510" officeooo:paragraph-rsid="003f73d6" style:font-size-asian="10.5pt" style:font-size-complex="12pt"/>
    </style:style>
    <style:style style:name="P92" style:family="paragraph" style:parent-style-name="Table_20_Contents">
      <style:paragraph-properties fo:text-align="center" style:justify-single-word="false"/>
      <style:text-properties fo:font-size="12pt" officeooo:rsid="002a38b9" officeooo:paragraph-rsid="002a38b9" style:font-size-asian="10.5pt" style:font-size-complex="12pt"/>
    </style:style>
    <style:style style:name="P93" style:family="paragraph" style:parent-style-name="Table_20_Contents">
      <style:paragraph-properties fo:text-align="start" style:justify-single-word="false"/>
      <style:text-properties fo:font-size="12pt" officeooo:rsid="002a38b9" officeooo:paragraph-rsid="002a38b9" style:font-size-asian="10.5pt" style:font-size-complex="12pt"/>
    </style:style>
    <style:style style:name="P94" style:family="paragraph" style:parent-style-name="Table_20_Contents">
      <style:paragraph-properties fo:text-align="start" style:justify-single-word="false"/>
      <style:text-properties fo:font-size="12pt" officeooo:rsid="002a38b9" officeooo:paragraph-rsid="002be176" style:font-size-asian="10.5pt" style:font-size-complex="12pt"/>
    </style:style>
    <style:style style:name="P95" style:family="paragraph" style:parent-style-name="Table_20_Contents">
      <style:paragraph-properties fo:text-align="start" style:justify-single-word="false"/>
      <style:text-properties fo:font-size="12pt" officeooo:rsid="002a38b9" officeooo:paragraph-rsid="002e79e2" style:font-size-asian="10.5pt" style:font-size-complex="12pt"/>
    </style:style>
    <style:style style:name="P96" style:family="paragraph" style:parent-style-name="Table_20_Contents">
      <style:paragraph-properties fo:text-align="start" style:justify-single-word="false"/>
      <style:text-properties fo:font-size="12pt" officeooo:rsid="002a38b9" officeooo:paragraph-rsid="0031c60d" style:font-size-asian="10.5pt" style:font-size-complex="12pt"/>
    </style:style>
    <style:style style:name="P97" style:family="paragraph" style:parent-style-name="Table_20_Contents">
      <style:paragraph-properties fo:text-align="start" style:justify-single-word="false"/>
      <style:text-properties fo:font-size="12pt" officeooo:rsid="002a38b9" officeooo:paragraph-rsid="0035726e" style:font-size-asian="10.5pt" style:font-size-complex="12pt"/>
    </style:style>
    <style:style style:name="P98" style:family="paragraph" style:parent-style-name="Table_20_Contents">
      <style:paragraph-properties fo:text-align="start" style:justify-single-word="false"/>
      <style:text-properties fo:font-size="12pt" officeooo:rsid="002a38b9" officeooo:paragraph-rsid="003636af" style:font-size-asian="10.5pt" style:font-size-complex="12pt"/>
    </style:style>
    <style:style style:name="P99" style:family="paragraph" style:parent-style-name="Table_20_Contents">
      <style:paragraph-properties fo:text-align="start" style:justify-single-word="false"/>
      <style:text-properties fo:font-size="12pt" officeooo:rsid="002a38b9" officeooo:paragraph-rsid="0039ed59" style:font-size-asian="10.5pt" style:font-size-complex="12pt"/>
    </style:style>
    <style:style style:name="P100" style:family="paragraph" style:parent-style-name="Table_20_Contents">
      <style:paragraph-properties fo:text-align="center" style:justify-single-word="false"/>
      <style:text-properties fo:font-size="12pt" officeooo:rsid="002a5892" officeooo:paragraph-rsid="002a5892" style:font-size-asian="10.5pt" style:font-size-complex="12pt"/>
    </style:style>
    <style:style style:name="P101" style:family="paragraph" style:parent-style-name="Table_20_Contents">
      <style:paragraph-properties fo:text-align="center" style:justify-single-word="false"/>
      <style:text-properties fo:font-size="12pt" officeooo:rsid="002a5892" officeooo:paragraph-rsid="002be176" style:font-size-asian="10.5pt" style:font-size-complex="12pt"/>
    </style:style>
    <style:style style:name="P102" style:family="paragraph" style:parent-style-name="Table_20_Contents">
      <style:paragraph-properties fo:text-align="center" style:justify-single-word="false"/>
      <style:text-properties fo:font-size="12pt" officeooo:rsid="002a5892" officeooo:paragraph-rsid="003727cc" style:font-size-asian="10.5pt" style:font-size-complex="12pt"/>
    </style:style>
    <style:style style:name="P103" style:family="paragraph" style:parent-style-name="Table_20_Contents">
      <style:paragraph-properties fo:text-align="center" style:justify-single-word="false"/>
      <style:text-properties fo:font-size="12pt" officeooo:rsid="002cac40" officeooo:paragraph-rsid="002cac40" style:font-size-asian="10.5pt" style:font-size-complex="12pt"/>
    </style:style>
    <style:style style:name="P104" style:family="paragraph" style:parent-style-name="Table_20_Contents">
      <style:paragraph-properties fo:text-align="center" style:justify-single-word="false"/>
      <style:text-properties fo:font-size="12pt" officeooo:rsid="002e79e2" officeooo:paragraph-rsid="002e79e2" style:font-size-asian="10.5pt" style:font-size-complex="12pt"/>
    </style:style>
    <style:style style:name="P105" style:family="paragraph" style:parent-style-name="Table_20_Contents">
      <style:paragraph-properties fo:text-align="center" style:justify-single-word="false"/>
      <style:text-properties fo:font-size="12pt" officeooo:rsid="002e79e2" officeooo:paragraph-rsid="0031c60d" style:font-size-asian="10.5pt" style:font-size-complex="12pt"/>
    </style:style>
    <style:style style:name="P106" style:family="paragraph" style:parent-style-name="Table_20_Contents">
      <style:paragraph-properties fo:text-align="center" style:justify-single-word="false"/>
      <style:text-properties fo:font-size="12pt" officeooo:rsid="002e79e2" officeooo:paragraph-rsid="0035726e" style:font-size-asian="10.5pt" style:font-size-complex="12pt"/>
    </style:style>
    <style:style style:name="P107" style:family="paragraph" style:parent-style-name="Table_20_Contents">
      <style:paragraph-properties fo:text-align="center" style:justify-single-word="false"/>
      <style:text-properties fo:font-size="12pt" officeooo:rsid="002e79e2" officeooo:paragraph-rsid="003636af" style:font-size-asian="10.5pt" style:font-size-complex="12pt"/>
    </style:style>
    <style:style style:name="P108" style:family="paragraph" style:parent-style-name="Table_20_Contents">
      <style:paragraph-properties fo:text-align="center" style:justify-single-word="false"/>
      <style:text-properties fo:font-size="12pt" officeooo:rsid="002e79e2" officeooo:paragraph-rsid="0039ed59" style:font-size-asian="10.5pt" style:font-size-complex="12pt"/>
    </style:style>
    <style:style style:name="P109" style:family="paragraph" style:parent-style-name="Table_20_Contents">
      <style:paragraph-properties fo:text-align="center" style:justify-single-word="false"/>
      <style:text-properties fo:font-size="12pt" officeooo:rsid="00302c39" officeooo:paragraph-rsid="00302c39" style:font-size-asian="10.5pt" style:font-size-complex="12pt"/>
    </style:style>
    <style:style style:name="P110" style:family="paragraph" style:parent-style-name="Table_20_Contents">
      <style:paragraph-properties fo:text-align="center" style:justify-single-word="false"/>
      <style:text-properties fo:font-size="12pt" officeooo:rsid="00302c39" officeooo:paragraph-rsid="0031c60d" style:font-size-asian="10.5pt" style:font-size-complex="12pt"/>
    </style:style>
    <style:style style:name="P111" style:family="paragraph" style:parent-style-name="Table_20_Contents">
      <style:paragraph-properties fo:text-align="center" style:justify-single-word="false"/>
      <style:text-properties fo:font-size="12pt" officeooo:rsid="00302c39" officeooo:paragraph-rsid="0035726e" style:font-size-asian="10.5pt" style:font-size-complex="12pt"/>
    </style:style>
    <style:style style:name="P112" style:family="paragraph" style:parent-style-name="Table_20_Contents">
      <style:paragraph-properties fo:text-align="center" style:justify-single-word="false"/>
      <style:text-properties fo:font-size="12pt" officeooo:rsid="00302c39" officeooo:paragraph-rsid="003636af" style:font-size-asian="10.5pt" style:font-size-complex="12pt"/>
    </style:style>
    <style:style style:name="P113" style:family="paragraph" style:parent-style-name="Table_20_Contents">
      <style:paragraph-properties fo:text-align="center" style:justify-single-word="false"/>
      <style:text-properties fo:font-size="12pt" officeooo:rsid="00302c39" officeooo:paragraph-rsid="0039ed59" style:font-size-asian="10.5pt" style:font-size-complex="12pt"/>
    </style:style>
    <style:style style:name="P114" style:family="paragraph" style:parent-style-name="Table_20_Contents">
      <style:paragraph-properties fo:text-align="center" style:justify-single-word="false"/>
      <style:text-properties fo:font-size="12pt" officeooo:rsid="0031c60d" officeooo:paragraph-rsid="003636af" style:font-size-asian="10.5pt" style:font-size-complex="12pt"/>
    </style:style>
    <style:style style:name="P115" style:family="paragraph" style:parent-style-name="Table_20_Contents">
      <style:paragraph-properties fo:text-align="center" style:justify-single-word="false"/>
      <style:text-properties fo:font-size="12pt" officeooo:rsid="0035726e" officeooo:paragraph-rsid="0035726e" style:font-size-asian="10.5pt" style:font-size-complex="12pt"/>
    </style:style>
    <style:style style:name="P116" style:family="paragraph" style:parent-style-name="Table_20_Contents">
      <style:paragraph-properties fo:text-align="center" style:justify-single-word="false"/>
      <style:text-properties fo:font-size="12pt" officeooo:rsid="003636af" officeooo:paragraph-rsid="003636af" style:font-size-asian="10.5pt" style:font-size-complex="12pt"/>
    </style:style>
    <style:style style:name="P117" style:family="paragraph" style:parent-style-name="Table_20_Contents">
      <style:paragraph-properties fo:text-align="center" style:justify-single-word="false"/>
      <style:text-properties fo:font-size="12pt" officeooo:rsid="003636af" officeooo:paragraph-rsid="0039ed59" style:font-size-asian="10.5pt" style:font-size-complex="12pt"/>
    </style:style>
    <style:style style:name="P118" style:family="paragraph" style:parent-style-name="Table_20_Contents">
      <style:paragraph-properties fo:text-align="center" style:justify-single-word="false"/>
      <style:text-properties fo:font-size="12pt" officeooo:rsid="0036f8c6" officeooo:paragraph-rsid="0036f8c6" style:font-size-asian="10.5pt" style:font-size-complex="12pt"/>
    </style:style>
    <style:style style:name="P119" style:family="paragraph" style:parent-style-name="Table_20_Contents">
      <style:paragraph-properties fo:text-align="center" style:justify-single-word="false"/>
      <style:text-properties fo:font-size="12pt" officeooo:rsid="0039ed59" officeooo:paragraph-rsid="0039ed59" style:font-size-asian="10.5pt" style:font-size-complex="12pt"/>
    </style:style>
    <style:style style:name="P120" style:family="paragraph" style:parent-style-name="Table_20_Contents">
      <style:paragraph-properties fo:text-align="center" style:justify-single-word="false"/>
      <style:text-properties fo:font-size="12pt" officeooo:rsid="003deb8f" officeooo:paragraph-rsid="003deb8f" style:font-size-asian="10.5pt" style:font-size-complex="12pt"/>
    </style:style>
    <style:style style:name="P121" style:family="paragraph" style:parent-style-name="Table_20_Contents">
      <style:paragraph-properties fo:text-align="center" style:justify-single-word="false"/>
      <style:text-properties fo:font-size="12pt" officeooo:rsid="003f73d6" officeooo:paragraph-rsid="003f73d6" style:font-size-asian="10.5pt" style:font-size-complex="12pt"/>
    </style:style>
    <style:style style:name="P122" style:family="paragraph" style:parent-style-name="Table_20_Contents">
      <style:paragraph-properties fo:text-align="center" style:justify-single-word="false"/>
      <style:text-properties fo:font-size="12pt" fo:font-weight="bold" officeooo:rsid="001a2991" officeooo:paragraph-rsid="001a2991" style:font-size-asian="10.5pt" style:font-weight-asian="bold" style:font-size-complex="12pt" style:font-weight-complex="bold"/>
    </style:style>
    <style:style style:name="P123" style:family="paragraph" style:parent-style-name="Table_20_Contents">
      <style:paragraph-properties fo:text-align="center" style:justify-single-word="false"/>
      <style:text-properties fo:font-size="12pt" fo:font-weight="bold" officeooo:rsid="001a2991" officeooo:paragraph-rsid="0024818b" style:font-size-asian="10.5pt" style:font-weight-asian="bold" style:font-size-complex="12pt" style:font-weight-complex="bold"/>
    </style:style>
    <style:style style:name="P124" style:family="paragraph" style:parent-style-name="Table_20_Contents">
      <style:paragraph-properties fo:text-align="center" style:justify-single-word="false"/>
      <style:text-properties fo:font-size="12pt" fo:font-weight="bold" officeooo:rsid="001a2991" officeooo:paragraph-rsid="00281510" style:font-size-asian="10.5pt" style:font-weight-asian="bold" style:font-size-complex="12pt" style:font-weight-complex="bold"/>
    </style:style>
    <style:style style:name="P125" style:family="paragraph" style:parent-style-name="Table_20_Contents">
      <style:paragraph-properties fo:text-align="center" style:justify-single-word="false"/>
      <style:text-properties fo:font-size="12pt" fo:font-weight="bold" officeooo:rsid="001a2991" officeooo:paragraph-rsid="002be176" style:font-size-asian="10.5pt" style:font-weight-asian="bold" style:font-size-complex="12pt" style:font-weight-complex="bold"/>
    </style:style>
    <style:style style:name="P126" style:family="paragraph" style:parent-style-name="Table_20_Contents">
      <style:paragraph-properties fo:text-align="center" style:justify-single-word="false"/>
      <style:text-properties fo:font-size="12pt" fo:font-weight="bold" officeooo:rsid="001a2991" officeooo:paragraph-rsid="002e79e2" style:font-size-asian="10.5pt" style:font-weight-asian="bold" style:font-size-complex="12pt" style:font-weight-complex="bold"/>
    </style:style>
    <style:style style:name="P127" style:family="paragraph" style:parent-style-name="Table_20_Contents">
      <style:paragraph-properties fo:text-align="center" style:justify-single-word="false"/>
      <style:text-properties fo:font-size="12pt" fo:font-weight="bold" officeooo:rsid="001a2991" officeooo:paragraph-rsid="0031c60d" style:font-size-asian="10.5pt" style:font-weight-asian="bold" style:font-size-complex="12pt" style:font-weight-complex="bold"/>
    </style:style>
    <style:style style:name="P128" style:family="paragraph" style:parent-style-name="Table_20_Contents">
      <style:paragraph-properties fo:text-align="center" style:justify-single-word="false"/>
      <style:text-properties fo:font-size="12pt" fo:font-weight="bold" officeooo:rsid="001a2991" officeooo:paragraph-rsid="0035726e" style:font-size-asian="10.5pt" style:font-weight-asian="bold" style:font-size-complex="12pt" style:font-weight-complex="bold"/>
    </style:style>
    <style:style style:name="P129" style:family="paragraph" style:parent-style-name="Table_20_Contents">
      <style:paragraph-properties fo:text-align="center" style:justify-single-word="false"/>
      <style:text-properties fo:font-size="12pt" fo:font-weight="bold" officeooo:rsid="001a2991" officeooo:paragraph-rsid="003636af" style:font-size-asian="10.5pt" style:font-weight-asian="bold" style:font-size-complex="12pt" style:font-weight-complex="bold"/>
    </style:style>
    <style:style style:name="P130" style:family="paragraph" style:parent-style-name="Table_20_Contents">
      <style:paragraph-properties fo:text-align="center" style:justify-single-word="false"/>
      <style:text-properties fo:font-size="12pt" fo:font-weight="bold" officeooo:rsid="001a2991" officeooo:paragraph-rsid="0039ed59" style:font-size-asian="10.5pt" style:font-weight-asian="bold" style:font-size-complex="12pt" style:font-weight-complex="bold"/>
    </style:style>
    <style:style style:name="P131" style:family="paragraph" style:parent-style-name="Table_20_Contents">
      <style:paragraph-properties fo:text-align="center" style:justify-single-word="false"/>
      <style:text-properties fo:font-size="12pt" fo:font-weight="bold" officeooo:rsid="00265c31" officeooo:paragraph-rsid="00265c31" style:font-size-asian="10.5pt" style:font-weight-asian="bold" style:font-size-complex="12pt" style:font-weight-complex="bold"/>
    </style:style>
    <style:style style:name="P132" style:family="paragraph" style:parent-style-name="Table_20_Contents">
      <style:paragraph-properties fo:text-align="center" style:justify-single-word="false"/>
      <style:text-properties fo:font-size="12pt" fo:font-weight="bold" officeooo:rsid="00265c31" officeooo:paragraph-rsid="00281510" style:font-size-asian="10.5pt" style:font-weight-asian="bold" style:font-size-complex="12pt" style:font-weight-complex="bold"/>
    </style:style>
    <style:style style:name="P133" style:family="paragraph" style:parent-style-name="Table_20_Contents">
      <style:paragraph-properties fo:text-align="center" style:justify-single-word="false"/>
      <style:text-properties fo:font-size="12pt" fo:font-weight="bold" officeooo:rsid="00265c31" officeooo:paragraph-rsid="002be176" style:font-size-asian="10.5pt" style:font-weight-asian="bold" style:font-size-complex="12pt" style:font-weight-complex="bold"/>
    </style:style>
    <style:style style:name="P134" style:family="paragraph" style:parent-style-name="Table_20_Contents">
      <style:paragraph-properties fo:text-align="center" style:justify-single-word="false"/>
      <style:text-properties fo:font-size="12pt" fo:font-weight="bold" officeooo:rsid="00265c31" officeooo:paragraph-rsid="002e79e2" style:font-size-asian="10.5pt" style:font-weight-asian="bold" style:font-size-complex="12pt" style:font-weight-complex="bold"/>
    </style:style>
    <style:style style:name="P135" style:family="paragraph" style:parent-style-name="Table_20_Contents">
      <style:paragraph-properties fo:text-align="center" style:justify-single-word="false"/>
      <style:text-properties fo:font-size="12pt" fo:font-weight="bold" officeooo:rsid="00265c31" officeooo:paragraph-rsid="0031c60d" style:font-size-asian="10.5pt" style:font-weight-asian="bold" style:font-size-complex="12pt" style:font-weight-complex="bold"/>
    </style:style>
    <style:style style:name="P136" style:family="paragraph" style:parent-style-name="Table_20_Contents">
      <style:paragraph-properties fo:text-align="center" style:justify-single-word="false"/>
      <style:text-properties fo:font-size="12pt" fo:font-weight="bold" officeooo:rsid="00265c31" officeooo:paragraph-rsid="0035726e" style:font-size-asian="10.5pt" style:font-weight-asian="bold" style:font-size-complex="12pt" style:font-weight-complex="bold"/>
    </style:style>
    <style:style style:name="P137" style:family="paragraph" style:parent-style-name="Table_20_Contents">
      <style:paragraph-properties fo:text-align="center" style:justify-single-word="false"/>
      <style:text-properties fo:font-size="12pt" fo:font-weight="bold" officeooo:rsid="00265c31" officeooo:paragraph-rsid="003636af" style:font-size-asian="10.5pt" style:font-weight-asian="bold" style:font-size-complex="12pt" style:font-weight-complex="bold"/>
    </style:style>
    <style:style style:name="P138" style:family="paragraph" style:parent-style-name="Table_20_Contents">
      <style:paragraph-properties fo:text-align="center" style:justify-single-word="false"/>
      <style:text-properties fo:font-size="12pt" fo:font-weight="bold" officeooo:rsid="00265c31" officeooo:paragraph-rsid="0039ed59" style:font-size-asian="10.5pt" style:font-weight-asian="bold" style:font-size-complex="12pt" style:font-weight-complex="bold"/>
    </style:style>
    <style:style style:name="P139" style:family="paragraph" style:parent-style-name="Table_20_Contents">
      <style:paragraph-properties fo:text-align="center" style:justify-single-word="false"/>
      <style:text-properties fo:font-size="12pt" style:text-underline-style="none" fo:font-weight="bold" officeooo:rsid="0035726e" officeooo:paragraph-rsid="003636af" style:font-size-asian="10.5pt" style:font-weight-asian="bold" style:font-size-complex="12pt" style:font-weight-complex="bold"/>
    </style:style>
    <style:style style:name="P140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101863" officeooo:paragraph-rsid="00101863" style:font-size-asian="10.5pt" style:font-weight-asian="normal" style:font-size-complex="12pt" style:font-weight-complex="normal"/>
    </style:style>
    <style:style style:name="P141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101863" officeooo:paragraph-rsid="00107a63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01863" officeooo:paragraph-rsid="00101863" style:font-size-asian="10.5pt" style:font-weight-asian="normal" style:font-size-complex="12pt" style:font-weight-complex="normal"/>
    </style:style>
    <style:style style:name="P143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normal" officeooo:rsid="0015bd42" officeooo:paragraph-rsid="0015bd42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5bd42" officeooo:paragraph-rsid="0015bd42" style:font-size-asian="10.5pt" style:font-weight-asian="normal" style:font-size-complex="12pt" style:font-weight-complex="normal"/>
    </style:style>
    <style:style style:name="P145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1c1f5c" officeooo:paragraph-rsid="001c1f5c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192ca" officeooo:paragraph-rsid="002192ca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192ca" officeooo:paragraph-rsid="002247e8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a2991" officeooo:paragraph-rsid="001a2991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a2991" officeooo:paragraph-rsid="00281510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deb8f" officeooo:paragraph-rsid="0023320d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88f1c" officeooo:paragraph-rsid="002be176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88f1c" officeooo:paragraph-rsid="00478efa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88f1c" officeooo:paragraph-rsid="00281510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b2111" officeooo:paragraph-rsid="001b2111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fo:font-size="12pt" style:text-underline-style="none" fo:font-weight="bold" officeooo:rsid="0035726e" officeooo:paragraph-rsid="0039ed59" style:font-size-asian="10.5pt" style:font-weight-asian="bold" style:font-size-complex="12pt" style:font-weight-complex="bold"/>
    </style:style>
    <style:style style:name="P156" style:family="paragraph" style:parent-style-name="Standard">
      <style:paragraph-properties fo:text-align="start" style:justify-single-word="false"/>
      <style:text-properties fo:font-size="12pt" style:text-underline-style="none" fo:font-weight="bold" officeooo:rsid="0035726e" officeooo:paragraph-rsid="004949eb" style:font-size-asian="10.5pt" style:font-weight-asian="bold" style:font-size-complex="12pt" style:font-weight-complex="bold"/>
    </style:style>
    <style:style style:name="P157" style:family="paragraph" style:parent-style-name="Standard">
      <style:paragraph-properties fo:text-align="start" style:justify-single-word="false"/>
      <style:text-properties fo:font-size="12pt" style:text-underline-style="none" fo:font-weight="bold" officeooo:rsid="00101863" officeooo:paragraph-rsid="00107a63" style:font-size-asian="10.5pt" style:font-weight-asian="bold" style:font-size-complex="12pt" style:font-weight-complex="bold"/>
    </style:style>
    <style:style style:name="P158" style:family="paragraph" style:parent-style-name="Standard">
      <style:paragraph-properties fo:text-align="start" style:justify-single-word="false"/>
      <style:text-properties fo:font-size="12pt" style:text-underline-style="none" fo:font-weight="bold" officeooo:rsid="00101863" officeooo:paragraph-rsid="00101863" style:font-size-asian="10.5pt" style:font-weight-asian="bold" style:font-size-complex="12pt" style:font-weight-complex="bold"/>
    </style:style>
    <style:style style:name="P159" style:family="paragraph" style:parent-style-name="Standard">
      <style:paragraph-properties fo:text-align="start" style:justify-single-word="false"/>
      <style:text-properties fo:font-size="12pt" style:text-underline-style="none" fo:font-weight="bold" officeooo:rsid="001b2111" officeooo:paragraph-rsid="001b2111" style:font-size-asian="10.5pt" style:font-weight-asian="bold" style:font-size-complex="12pt" style:font-weight-complex="bold"/>
    </style:style>
    <style:style style:name="P16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01863" officeooo:paragraph-rsid="00414a5d" style:font-size-asian="10.5pt" style:font-weight-asian="bold" style:font-size-complex="12pt" style:font-weight-complex="bold"/>
    </style:style>
    <style:style style:name="P16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01863" officeooo:paragraph-rsid="00101863" style:font-size-asian="10.5pt" style:font-weight-asian="bold" style:font-size-complex="12pt" style:font-weight-complex="bold"/>
    </style:style>
    <style:style style:name="P16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42b0f0" officeooo:paragraph-rsid="0042b0f0" style:font-size-asian="10.5pt" style:font-weight-asian="bold" style:font-size-complex="12pt" style:font-weight-complex="bold"/>
    </style:style>
    <style:style style:name="P16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3dbb7" officeooo:paragraph-rsid="0013dbb7" style:font-size-asian="10.5pt" style:font-weight-asian="bold" style:font-size-complex="12pt" style:font-weight-complex="bold"/>
    </style:style>
    <style:style style:name="P16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42b0f0" officeooo:paragraph-rsid="0042b0f0" style:font-size-asian="10.5pt" style:font-weight-asian="normal" style:font-size-complex="12pt" style:font-weight-complex="normal"/>
    </style:style>
    <style:style style:name="P165" style:family="paragraph" style:parent-style-name="Standard" style:list-style-name="L1">
      <style:paragraph-properties fo:text-align="start" style:justify-single-word="false"/>
      <style:text-properties officeooo:paragraph-rsid="00107a63"/>
    </style:style>
    <style:style style:name="P166" style:family="paragraph" style:parent-style-name="Standard" style:list-style-name="L1">
      <style:paragraph-properties fo:text-align="start" style:justify-single-word="false"/>
      <style:text-properties officeooo:paragraph-rsid="00101863"/>
    </style:style>
    <style:style style:name="P167" style:family="paragraph" style:parent-style-name="Standard" style:list-style-name="L2">
      <style:paragraph-properties fo:text-align="start" style:justify-single-word="false"/>
      <style:text-properties officeooo:paragraph-rsid="00101863"/>
    </style:style>
    <style:style style:name="P168" style:family="paragraph" style:parent-style-name="Standard" style:list-style-name="L4">
      <style:paragraph-properties fo:text-align="start" style:justify-single-word="false"/>
      <style:text-properties officeooo:paragraph-rsid="001c1f5c"/>
    </style:style>
    <style:style style:name="P169" style:family="paragraph" style:parent-style-name="Standard" style:list-style-name="L4">
      <style:paragraph-properties fo:text-align="start" style:justify-single-word="false"/>
      <style:text-properties officeooo:paragraph-rsid="0043351f"/>
    </style:style>
    <style:style style:name="P170" style:family="paragraph" style:parent-style-name="Standard" style:list-style-name="L5">
      <style:paragraph-properties fo:text-align="start" style:justify-single-word="false"/>
      <style:text-properties officeooo:paragraph-rsid="001c1f5c"/>
    </style:style>
    <style:style style:name="P171" style:family="paragraph" style:parent-style-name="Standard">
      <style:paragraph-properties fo:text-align="start" style:justify-single-word="false"/>
      <style:text-properties officeooo:paragraph-rsid="002fceb2"/>
    </style:style>
    <style:style style:name="P172" style:family="paragraph" style:parent-style-name="Standard">
      <style:paragraph-properties fo:text-align="start" style:justify-single-word="false"/>
      <style:text-properties officeooo:paragraph-rsid="00101863"/>
    </style:style>
    <style:style style:name="P173" style:family="paragraph" style:parent-style-name="Standard">
      <style:paragraph-properties fo:text-align="start" style:justify-single-word="false"/>
      <style:text-properties officeooo:paragraph-rsid="00343972"/>
    </style:style>
    <style:style style:name="P174" style:family="paragraph" style:parent-style-name="Standard">
      <style:text-properties officeooo:rsid="00414a5d" officeooo:paragraph-rsid="00414a5d"/>
    </style:style>
    <style:style style:name="P175" style:family="paragraph" style:parent-style-name="Standard" style:list-style-name="L1">
      <style:paragraph-properties fo:text-align="start" style:justify-single-word="false"/>
      <style:text-properties officeooo:rsid="00414a5d" officeooo:paragraph-rsid="00414a5d"/>
    </style:style>
    <style:style style:name="P176" style:family="paragraph" style:parent-style-name="Standard" style:list-style-name="L1">
      <style:paragraph-properties fo:text-align="start" style:justify-single-word="false"/>
      <style:text-properties officeooo:rsid="00421c03" officeooo:paragraph-rsid="00421c03"/>
    </style:style>
    <style:style style:name="P177" style:family="paragraph" style:parent-style-name="Standard">
      <style:paragraph-properties fo:text-align="start" style:justify-single-word="false"/>
      <style:text-properties fo:font-size="24pt" style:text-underline-style="none" fo:font-weight="bold" officeooo:rsid="00188f1c" officeooo:paragraph-rsid="00188f1c" style:font-size-asian="24pt" style:font-weight-asian="bold" style:font-size-complex="24pt" style:font-weight-complex="bold"/>
    </style:style>
    <style:style style:name="P178" style:family="paragraph" style:parent-style-name="Standard">
      <style:paragraph-properties fo:text-align="start" style:justify-single-word="false"/>
      <style:text-properties fo:font-size="24pt" style:text-underline-style="none" fo:font-weight="bold" officeooo:rsid="002192ca" officeooo:paragraph-rsid="002192ca" style:font-size-asian="24pt" style:font-weight-asian="bold" style:font-size-complex="24pt" style:font-weight-complex="bold"/>
    </style:style>
    <style:style style:name="P179" style:family="paragraph" style:parent-style-name="Standard">
      <style:paragraph-properties fo:text-align="start" style:justify-single-word="false"/>
      <style:text-properties fo:font-size="24pt" style:text-underline-style="none" fo:font-weight="bold" officeooo:rsid="00101863" officeooo:paragraph-rsid="00101863" style:font-size-asian="24pt" style:font-weight-asian="bold" style:font-size-complex="24pt" style:font-weight-complex="bold"/>
    </style:style>
    <style:style style:name="P180" style:family="paragraph" style:parent-style-name="Standard">
      <style:paragraph-properties fo:text-align="start" style:justify-single-word="false"/>
      <style:text-properties fo:font-size="24pt" style:text-underline-style="none" fo:font-weight="bold" officeooo:rsid="001b2111" officeooo:paragraph-rsid="001b2111" style:font-size-asian="21pt" style:font-weight-asian="bold" style:font-size-complex="24pt" style:font-weight-complex="bold"/>
    </style:style>
    <style:style style:name="P181" style:family="paragraph" style:parent-style-name="Standard">
      <style:paragraph-properties fo:text-align="start" style:justify-single-word="false"/>
      <style:text-properties fo:font-size="24pt" style:text-underline-style="none" fo:font-weight="bold" officeooo:rsid="0024818b" officeooo:paragraph-rsid="00281510" style:font-size-asian="21pt" style:font-weight-asian="bold" style:font-size-complex="24pt" style:font-weight-complex="bold"/>
    </style:style>
    <style:style style:name="P182" style:family="paragraph" style:parent-style-name="Standard">
      <style:paragraph-properties fo:text-align="start" style:justify-single-word="false"/>
      <style:text-properties fo:font-size="24pt" style:text-underline-style="none" fo:font-weight="bold" officeooo:rsid="0024818b" officeooo:paragraph-rsid="002e79e2" style:font-size-asian="21pt" style:font-weight-asian="bold" style:font-size-complex="24pt" style:font-weight-complex="bold"/>
    </style:style>
    <style:style style:name="P183" style:family="paragraph" style:parent-style-name="Standard">
      <style:paragraph-properties fo:text-align="start" style:justify-single-word="false"/>
      <style:text-properties fo:font-size="24pt" style:text-underline-style="solid" style:text-underline-width="auto" style:text-underline-color="font-color" fo:font-weight="bold" officeooo:rsid="0024818b" officeooo:paragraph-rsid="00281510" style:font-size-asian="21pt" style:font-weight-asian="bold" style:font-size-complex="24pt" style:font-weight-complex="bold"/>
    </style:style>
    <style:style style:name="P184" style:family="paragraph" style:parent-style-name="Standard">
      <style:paragraph-properties fo:text-align="start" style:justify-single-word="false"/>
      <style:text-properties fo:font-weight="bold" officeooo:paragraph-rsid="0042b0f0" style:font-weight-asian="bold" style:font-weight-complex="bold"/>
    </style:style>
    <style:style style:name="P185" style:family="paragraph" style:parent-style-name="Standard">
      <style:paragraph-properties fo:text-align="start" style:justify-single-word="false"/>
      <style:text-properties fo:font-size="20pt" style:text-underline-style="none" fo:font-weight="bold" officeooo:rsid="002192ca" officeooo:paragraph-rsid="002247e8" style:font-size-asian="20pt" style:font-weight-asian="bold" style:font-size-complex="20pt" style:font-weight-complex="bold"/>
    </style:style>
    <style:style style:name="P186" style:family="paragraph" style:parent-style-name="Standard">
      <style:text-properties officeooo:paragraph-rsid="004949eb"/>
    </style:style>
    <style:style style:name="P187" style:family="paragraph" style:parent-style-name="Standard">
      <style:text-properties officeooo:paragraph-rsid="003636af"/>
    </style:style>
    <style:style style:name="P188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/>
      <style:text-properties fo:font-size="12pt" style:text-underline-style="none" fo:font-weight="normal" officeooo:rsid="001c1f5c" officeooo:paragraph-rsid="0049ac97" style:font-size-asian="10.5pt" style:font-weight-asian="normal" style:font-size-complex="12pt" style:font-weight-complex="normal"/>
    </style:style>
    <style:style style:name="P18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style:text-underline-style="none" fo:font-weight="normal" officeooo:rsid="001c1f5c" officeooo:paragraph-rsid="0049ac97" style:font-size-asian="10.5pt" style:font-weight-asian="normal" style:font-size-complex="12pt" style:font-weight-complex="normal"/>
    </style:style>
    <style:style style:name="P190" style:family="paragraph" style:parent-style-name="Table_20_Contents">
      <style:paragraph-properties fo:text-align="center" style:justify-single-word="false"/>
      <style:text-properties fo:font-size="12pt" officeooo:rsid="0045ebb6" officeooo:paragraph-rsid="0045ebb6" style:font-size-asian="10.5pt" style:font-size-complex="12pt"/>
    </style:style>
    <style:style style:name="P191" style:family="paragraph" style:parent-style-name="Table_20_Contents">
      <style:paragraph-properties fo:text-align="center" style:justify-single-word="false"/>
      <style:text-properties fo:font-size="12pt" officeooo:rsid="0045f2c6" officeooo:paragraph-rsid="0045f2c6" style:font-size-asian="10.5pt" style:font-size-complex="12pt"/>
    </style:style>
    <style:style style:name="P192" style:family="paragraph" style:parent-style-name="Table_20_Contents">
      <style:paragraph-properties fo:text-align="center" style:justify-single-word="false"/>
      <style:text-properties fo:font-size="12pt" officeooo:rsid="00478efa" officeooo:paragraph-rsid="00478efa" style:font-size-asian="10.5pt" style:font-size-complex="12pt"/>
    </style:style>
    <style:style style:name="P193" style:family="paragraph" style:parent-style-name="Table_20_Contents">
      <style:paragraph-properties fo:text-align="center" style:justify-single-word="false"/>
      <style:text-properties fo:font-size="12pt" officeooo:rsid="00302c39" officeooo:paragraph-rsid="00478efa" style:font-size-asian="10.5pt" style:font-size-complex="12pt"/>
    </style:style>
    <style:style style:name="P194" style:family="paragraph" style:parent-style-name="Table_20_Contents">
      <style:paragraph-properties fo:text-align="center" style:justify-single-word="false"/>
      <style:text-properties fo:font-size="12pt" officeooo:rsid="00302c39" officeooo:paragraph-rsid="004949eb" style:font-size-asian="10.5pt" style:font-size-complex="12pt"/>
    </style:style>
    <style:style style:name="P195" style:family="paragraph" style:parent-style-name="Table_20_Contents">
      <style:paragraph-properties fo:text-align="center" style:justify-single-word="false"/>
      <style:text-properties fo:font-size="12pt" officeooo:rsid="002a5892" officeooo:paragraph-rsid="00478efa" style:font-size-asian="10.5pt" style:font-size-complex="12pt"/>
    </style:style>
    <style:style style:name="P196" style:family="paragraph" style:parent-style-name="Table_20_Contents">
      <style:paragraph-properties fo:text-align="center" style:justify-single-word="false"/>
      <style:text-properties fo:font-size="12pt" officeooo:rsid="0024818b" officeooo:paragraph-rsid="00478efa" style:font-size-asian="10.5pt" style:font-size-complex="12pt"/>
    </style:style>
    <style:style style:name="P197" style:family="paragraph" style:parent-style-name="Table_20_Contents">
      <style:paragraph-properties fo:text-align="center" style:justify-single-word="false"/>
      <style:text-properties fo:font-size="12pt" officeooo:rsid="0024818b" officeooo:paragraph-rsid="004949eb" style:font-size-asian="10.5pt" style:font-size-complex="12pt"/>
    </style:style>
    <style:style style:name="P198" style:family="paragraph" style:parent-style-name="Table_20_Contents">
      <style:paragraph-properties fo:text-align="center" style:justify-single-word="false"/>
      <style:text-properties fo:font-size="12pt" officeooo:rsid="00265c31" officeooo:paragraph-rsid="00478efa" style:font-size-asian="10.5pt" style:font-size-complex="12pt"/>
    </style:style>
    <style:style style:name="P199" style:family="paragraph" style:parent-style-name="Table_20_Contents">
      <style:paragraph-properties fo:text-align="center" style:justify-single-word="false"/>
      <style:text-properties fo:font-size="12pt" officeooo:rsid="00265c31" officeooo:paragraph-rsid="004949eb" style:font-size-asian="10.5pt" style:font-size-complex="12pt"/>
    </style:style>
    <style:style style:name="P200" style:family="paragraph" style:parent-style-name="Table_20_Contents">
      <style:paragraph-properties fo:text-align="start" style:justify-single-word="false"/>
      <style:text-properties fo:font-size="12pt" officeooo:paragraph-rsid="00478efa" style:font-size-asian="10.5pt" style:font-size-complex="12pt"/>
    </style:style>
    <style:style style:name="P201" style:family="paragraph" style:parent-style-name="Table_20_Contents">
      <style:paragraph-properties fo:text-align="start" style:justify-single-word="false"/>
      <style:text-properties fo:font-size="12pt" officeooo:paragraph-rsid="004949eb" style:font-size-asian="10.5pt" style:font-size-complex="12pt"/>
    </style:style>
    <style:style style:name="P202" style:family="paragraph" style:parent-style-name="Table_20_Contents">
      <style:paragraph-properties fo:text-align="center" style:justify-single-word="false"/>
      <style:text-properties fo:font-size="12pt" officeooo:rsid="002cac40" officeooo:paragraph-rsid="00478efa" style:font-size-asian="10.5pt" style:font-size-complex="12pt"/>
    </style:style>
    <style:style style:name="P203" style:family="paragraph" style:parent-style-name="Table_20_Contents">
      <style:paragraph-properties fo:text-align="start" style:justify-single-word="false"/>
      <style:text-properties fo:font-size="12pt" officeooo:rsid="002a38b9" officeooo:paragraph-rsid="00478efa" style:font-size-asian="10.5pt" style:font-size-complex="12pt"/>
    </style:style>
    <style:style style:name="P204" style:family="paragraph" style:parent-style-name="Table_20_Contents">
      <style:paragraph-properties fo:text-align="start" style:justify-single-word="false"/>
      <style:text-properties fo:font-size="12pt" officeooo:rsid="002a38b9" officeooo:paragraph-rsid="004949eb" style:font-size-asian="10.5pt" style:font-size-complex="12pt"/>
    </style:style>
    <style:style style:name="P205" style:family="paragraph" style:parent-style-name="Table_20_Contents">
      <style:paragraph-properties fo:text-align="center" style:justify-single-word="false"/>
      <style:text-properties fo:font-size="12pt" officeooo:rsid="003f73d6" officeooo:paragraph-rsid="00478efa" style:font-size-asian="10.5pt" style:font-size-complex="12pt"/>
    </style:style>
    <style:style style:name="P206" style:family="paragraph" style:parent-style-name="Table_20_Contents">
      <style:paragraph-properties fo:text-align="center" style:justify-single-word="false"/>
      <style:text-properties fo:font-size="12pt" officeooo:rsid="0048ab94" officeooo:paragraph-rsid="0048ab94" style:font-size-asian="10.5pt" style:font-size-complex="12pt"/>
    </style:style>
    <style:style style:name="P207" style:family="paragraph" style:parent-style-name="Table_20_Contents">
      <style:paragraph-properties fo:text-align="center" style:justify-single-word="false"/>
      <style:text-properties fo:font-size="12pt" officeooo:rsid="0031c60d" officeooo:paragraph-rsid="0048ab94" style:font-size-asian="10.5pt" style:font-size-complex="12pt"/>
    </style:style>
    <style:style style:name="P208" style:family="paragraph" style:parent-style-name="Table_20_Contents">
      <style:paragraph-properties fo:text-align="center" style:justify-single-word="false"/>
      <style:text-properties fo:font-size="12pt" officeooo:rsid="004949eb" officeooo:paragraph-rsid="004949eb" style:font-size-asian="10.5pt" style:font-size-complex="12pt"/>
    </style:style>
    <style:style style:name="P209" style:family="paragraph" style:parent-style-name="Table_20_Contents">
      <style:paragraph-properties fo:text-align="center" style:justify-single-word="false"/>
      <style:text-properties fo:font-size="12pt" officeooo:rsid="002e79e2" officeooo:paragraph-rsid="004949eb" style:font-size-asian="10.5pt" style:font-size-complex="12pt"/>
    </style:style>
    <style:style style:name="P210" style:family="paragraph" style:parent-style-name="Table_20_Contents">
      <style:paragraph-properties fo:text-align="center" style:justify-single-word="false"/>
      <style:text-properties fo:font-size="12pt" officeooo:rsid="003636af" officeooo:paragraph-rsid="004949eb" style:font-size-asian="10.5pt" style:font-size-complex="12pt"/>
    </style:style>
    <style:style style:name="P211" style:family="paragraph" style:parent-style-name="Table_20_Contents">
      <style:paragraph-properties fo:text-align="center" style:justify-single-word="false"/>
      <style:text-properties fo:font-size="12pt" officeooo:rsid="0049ac97" officeooo:paragraph-rsid="0049ac97" style:font-size-asian="10.5pt" style:font-size-complex="12pt"/>
    </style:style>
    <style:style style:name="P212" style:family="paragraph" style:parent-style-name="Table_20_Contents">
      <style:paragraph-properties fo:text-align="center" style:justify-single-word="false"/>
      <style:text-properties fo:font-size="12pt" fo:font-weight="bold" officeooo:rsid="00265c31" officeooo:paragraph-rsid="00478efa" style:font-size-asian="10.5pt" style:font-weight-asian="bold" style:font-size-complex="12pt" style:font-weight-complex="bold"/>
    </style:style>
    <style:style style:name="P213" style:family="paragraph" style:parent-style-name="Table_20_Contents">
      <style:paragraph-properties fo:text-align="center" style:justify-single-word="false"/>
      <style:text-properties fo:font-size="12pt" fo:font-weight="bold" officeooo:rsid="00265c31" officeooo:paragraph-rsid="004949eb" style:font-size-asian="10.5pt" style:font-weight-asian="bold" style:font-size-complex="12pt" style:font-weight-complex="bold"/>
    </style:style>
    <style:style style:name="P214" style:family="paragraph" style:parent-style-name="Table_20_Contents">
      <style:paragraph-properties fo:text-align="center" style:justify-single-word="false"/>
      <style:text-properties fo:font-size="12pt" fo:font-weight="bold" officeooo:rsid="001a2991" officeooo:paragraph-rsid="00478efa" style:font-size-asian="10.5pt" style:font-weight-asian="bold" style:font-size-complex="12pt" style:font-weight-complex="bold"/>
    </style:style>
    <style:style style:name="P215" style:family="paragraph" style:parent-style-name="Table_20_Contents">
      <style:paragraph-properties fo:text-align="center" style:justify-single-word="false"/>
      <style:text-properties fo:font-size="12pt" fo:font-weight="bold" officeooo:rsid="001a2991" officeooo:paragraph-rsid="004949eb" style:font-size-asian="10.5pt" style:font-weight-asian="bold" style:font-size-complex="12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107a63" style:font-weight-asian="normal" style:font-weight-complex="normal"/>
    </style:style>
    <style:style style:name="T4" style:family="text">
      <style:text-properties style:text-underline-style="none" fo:font-weight="normal" officeooo:rsid="003a7d10" style:font-weight-asian="normal" style:font-weight-complex="normal"/>
    </style:style>
    <style:style style:name="T5" style:family="text">
      <style:text-properties style:text-underline-style="none" fo:font-weight="normal" officeooo:rsid="00414a5d" style:font-weight-asian="normal" style:font-weight-complex="normal"/>
    </style:style>
    <style:style style:name="T6" style:family="text">
      <style:text-properties style:text-underline-style="none" officeooo:rsid="00107a63"/>
    </style:style>
    <style:style style:name="T7" style:family="text">
      <style:text-properties style:text-underline-style="none" fo:font-weight="bold" style:font-weight-asian="bold" style:font-weight-complex="bold"/>
    </style:style>
    <style:style style:name="T8" style:family="text">
      <style:text-properties style:text-underline-style="none" officeooo:rsid="0042b0f0"/>
    </style:style>
    <style:style style:name="T9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10" style:family="text">
      <style:text-properties fo:font-size="12pt" style:text-underline-style="none" fo:font-weight="normal" officeooo:rsid="00101863" style:font-size-asian="10.5pt" style:font-weight-asian="normal" style:font-size-complex="12pt" style:font-weight-complex="normal"/>
    </style:style>
    <style:style style:name="T11" style:family="text">
      <style:text-properties fo:font-size="12pt" style:text-underline-style="none" fo:font-weight="normal" officeooo:rsid="00107a63" style:font-size-asian="10.5pt" style:font-weight-asian="normal" style:font-size-complex="12pt" style:font-weight-complex="normal"/>
    </style:style>
    <style:style style:name="T12" style:family="text">
      <style:text-properties fo:font-size="12pt" style:text-underline-style="none" fo:font-weight="normal" officeooo:rsid="0011fdd1" style:font-size-asian="10.5pt" style:font-weight-asian="normal" style:font-size-complex="12pt" style:font-weight-complex="normal"/>
    </style:style>
    <style:style style:name="T13" style:family="text">
      <style:text-properties fo:font-size="12pt" style:text-underline-style="none" fo:font-weight="normal" officeooo:rsid="001c1f5c" style:font-size-asian="10.5pt" style:font-weight-asian="normal" style:font-size-complex="12pt" style:font-weight-complex="normal"/>
    </style:style>
    <style:style style:name="T14" style:family="text">
      <style:text-properties fo:font-size="12pt" style:text-underline-style="none" fo:font-weight="normal" officeooo:rsid="001ce402" style:font-size-asian="10.5pt" style:font-weight-asian="normal" style:font-size-complex="12pt" style:font-weight-complex="normal"/>
    </style:style>
    <style:style style:name="T15" style:family="text">
      <style:text-properties fo:font-size="12pt" style:text-underline-style="none" fo:font-weight="normal" officeooo:rsid="002192ca" style:font-size-asian="10.5pt" style:font-weight-asian="normal" style:font-size-complex="12pt" style:font-weight-complex="normal"/>
    </style:style>
    <style:style style:name="T16" style:family="text">
      <style:text-properties fo:font-size="12pt" style:text-underline-style="none" fo:font-weight="normal" officeooo:rsid="003a7d10" style:font-size-asian="10.5pt" style:font-weight-asian="normal" style:font-size-complex="12pt" style:font-weight-complex="normal"/>
    </style:style>
    <style:style style:name="T17" style:family="text">
      <style:text-properties fo:font-size="12pt" style:text-underline-style="none" fo:font-weight="normal" officeooo:rsid="00414a5d" style:font-size-asian="10.5pt" style:font-weight-asian="normal" style:font-size-complex="12pt" style:font-weight-complex="normal"/>
    </style:style>
    <style:style style:name="T18" style:family="text">
      <style:text-properties fo:font-size="12pt" style:text-underline-style="none" fo:font-weight="normal" officeooo:rsid="0042b0f0" style:font-size-asian="10.5pt" style:font-weight-asian="normal" style:font-size-complex="12pt" style:font-weight-complex="normal"/>
    </style:style>
    <style:style style:name="T19" style:family="text">
      <style:text-properties fo:font-size="12pt" style:text-underline-style="none" fo:font-weight="normal" officeooo:rsid="0043351f" style:font-size-asian="10.5pt" style:font-weight-asian="normal" style:font-size-complex="12pt" style:font-weight-complex="normal"/>
    </style:style>
    <style:style style:name="T20" style:family="text">
      <style:text-properties fo:font-size="12pt" style:text-underline-style="none" officeooo:rsid="001c1f5c" style:font-size-asian="10.5pt" style:font-size-complex="12pt"/>
    </style:style>
    <style:style style:name="T21" style:family="text">
      <style:text-properties fo:font-size="12pt" style:text-underline-style="none" fo:font-weight="bold" officeooo:rsid="0043351f" style:font-size-asian="10.5pt" style:font-weight-asian="bold" style:font-size-complex="12pt" style:font-weight-complex="bold"/>
    </style:style>
    <style:style style:name="T22" style:family="text">
      <style:text-properties fo:font-size="12pt" style:text-underline-style="none" fo:font-weight="bold" officeooo:rsid="001c1f5c" style:font-size-asian="10.5pt" style:font-weight-asian="bold" style:font-size-complex="12pt" style:font-weight-complex="bold"/>
    </style:style>
    <style:style style:name="T23" style:family="text">
      <style:text-properties officeooo:rsid="001b2111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107a63" style:font-weight-asian="normal" style:font-weight-complex="normal"/>
    </style:style>
    <style:style style:name="T26" style:family="text">
      <style:text-properties officeooo:rsid="002192ca"/>
    </style:style>
    <style:style style:name="T27" style:family="text">
      <style:text-properties officeooo:rsid="00265c31"/>
    </style:style>
    <style:style style:name="T28" style:family="text">
      <style:text-properties officeooo:rsid="00281510"/>
    </style:style>
    <style:style style:name="T29" style:family="text">
      <style:text-properties officeooo:rsid="0028f675"/>
    </style:style>
    <style:style style:name="T30" style:family="text">
      <style:text-properties officeooo:rsid="002a38b9"/>
    </style:style>
    <style:style style:name="T31" style:family="text">
      <style:text-properties officeooo:rsid="002cac40"/>
    </style:style>
    <style:style style:name="T32" style:family="text">
      <style:text-properties officeooo:rsid="0031c60d"/>
    </style:style>
    <style:style style:name="T33" style:family="text">
      <style:text-properties officeooo:rsid="0033442f"/>
    </style:style>
    <style:style style:name="T34" style:family="text">
      <style:text-properties officeooo:rsid="0035726e"/>
    </style:style>
    <style:style style:name="T35" style:family="text">
      <style:text-properties officeooo:rsid="003636af"/>
    </style:style>
    <style:style style:name="T36" style:family="text">
      <style:text-properties officeooo:rsid="0036f8c6"/>
    </style:style>
    <style:style style:name="T37" style:family="text">
      <style:text-properties officeooo:rsid="00376ce2"/>
    </style:style>
    <style:style style:name="T38" style:family="text">
      <style:text-properties officeooo:rsid="0039ed59"/>
    </style:style>
    <style:style style:name="T39" style:family="text">
      <style:text-properties officeooo:rsid="003c577e"/>
    </style:style>
    <style:style style:name="T40" style:family="text">
      <style:text-properties officeooo:rsid="003deb8f"/>
    </style:style>
    <style:style style:name="T41" style:family="text">
      <style:text-properties officeooo:rsid="003f73d6"/>
    </style:style>
    <style:style style:name="T42" style:family="text">
      <style:text-properties officeooo:rsid="0043351f"/>
    </style:style>
    <style:style style:name="T43" style:family="text">
      <style:text-properties officeooo:rsid="0043ed41"/>
    </style:style>
    <style:style style:name="T44" style:family="text">
      <style:text-properties officeooo:rsid="00440420"/>
    </style:style>
    <style:style style:name="T45" style:family="text">
      <style:text-properties officeooo:rsid="0045ebb6"/>
    </style:style>
    <style:style style:name="T46" style:family="text">
      <style:text-properties officeooo:rsid="0045f2c6"/>
    </style:style>
    <style:style style:name="T47" style:family="text">
      <style:text-properties officeooo:rsid="00478efa"/>
    </style:style>
    <style:style style:name="T48" style:family="text">
      <style:text-properties officeooo:rsid="0048ab94"/>
    </style:style>
    <style:style style:name="T49" style:family="text">
      <style:text-properties officeooo:rsid="004949eb"/>
    </style:style>
    <style:style style:name="T50" style:family="text">
      <style:text-properties officeooo:rsid="0049ac97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size="24pt" style:text-underline-style="none" fo:font-weight="bold" officeooo:rsid="0024818b" style:font-size-asian="21pt" style:font-weight-asian="bold" style:font-size-complex="24pt" style:font-weight-complex="bold"/>
    </style:style>
    <style:style style:name="T53" style:family="text">
      <style:text-properties fo:font-size="24pt" style:text-underline-style="none" fo:font-weight="bold" officeooo:rsid="0049ac97" style:font-size-asian="21pt" style:font-weight-asian="bold" style:font-size-complex="24pt" style:font-weight-complex="bold"/>
    </style:style>
    <style:style style:name="T54" style:family="text">
      <style:text-properties fo:font-size="24pt" style:text-underline-style="none" fo:font-weight="bold" officeooo:rsid="0033442f" style:font-size-asian="21pt" style:font-weight-asian="bold" style:font-size-complex="24pt" style:font-weight-complex="bold"/>
    </style:style>
    <style:style style:name="T55" style:family="text">
      <style:text-properties fo:font-size="24pt" style:text-underline-style="none" fo:font-weight="bold" officeooo:rsid="00281510" style:font-size-asian="21pt" style:font-weight-asian="bold" style:font-size-complex="24pt" style:font-weight-complex="bold"/>
    </style:style>
    <style:style style:name="T56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 Nacional de Río Cuarto.</text:p>
      <text:p text:style-name="P1">Facultad de <text:span text:style-name="T1">Ciencias</text:span> Exactas, Fco-Qcas y Naturales. </text:p>
      <text:p text:style-name="P1">Departamento de Computación.</text:p>
      <text:p text:style-name="P174">Análisis y diseños de sistemas(3303)</text:p>
      <text:p text:style-name="P1"/>
      <text:p text:style-name="P1"/>
      <text:p text:style-name="P1"><text:tab/></text:p>
      <text:p text:style-name="P2"/>
      <text:p text:style-name="P2"/>
      <text:p text:style-name="P2">Especificación de </text:p>
      <text:p text:style-name="P2">Requisitos de Software</text:p>
      <text:p text:style-name="P4"/>
      <text:p text:style-name="P4"/>
      <text:p text:style-name="P4"/>
      <text:p text:style-name="P3"/>
      <text:p text:style-name="P3"/>
      <text:p text:style-name="P3">Proyecto: CarsApp</text:p>
      <text:p text:style-name="P13"/>
      <text:p text:style-name="P13"/>
      <text:p text:style-name="P13"/>
      <text:p text:style-name="P13"/>
      <text:p text:style-name="P5"/>
      <text:p text:style-name="P5"/>
      <text:p text:style-name="P5"/>
      <text:p text:style-name="P5">Integrantes<text:span text:style-name="T1">:</text:span></text:p>
      <text:p text:style-name="P5"><text:span text:style-name="T1"><text:tab/><text:tab/></text:span><text:span text:style-name="T2">Daniel Andruvetto, DNI: </text:span><text:span text:style-name="T4">37.718.170</text:span></text:p>
      <text:p text:style-name="P14"><text:tab/><text:tab/></text:p>
      <text:p text:style-name="P14"><text:tab/><text:tab/>Eduardo Benmergui, DNI: 11.347.552</text:p>
      <text:p text:style-name="P14"><text:tab/><text:tab/></text:p>
      <text:p text:style-name="P14"><text:tab/><text:tab/>Facundo Molina, DNI: 37.488.945</text:p>
      <text:p text:style-name="P14"><text:tab/><text:tab/></text:p>
      <text:p text:style-name="P14"><text:tab/><text:tab/>Lucas Palacios, DNI: <text:span text:style-name="T27">37.490.668</text:span></text:p>
      <text:p text:style-name="P14"/>
      <text:p text:style-name="P14"/>
      <text:p text:style-name="P14"/>
      <text:p text:style-name="P14"/>
      <text:p text:style-name="P14"/>
      <text:p text:style-name="P16"><text:page-number text:select-page="current">1</text:page-number></text:p>
      <text:p text:style-name="P39"><text:soft-page-break/>Índice </text:p>
      <text:p text:style-name="P14"/>
      <text:p text:style-name="P14">1. Introducción </text:p>
      <text:p text:style-name="P14">1.1. Propósito </text:p>
      <text:p text:style-name="P14">1.2. Alcance </text:p>
      <text:p text:style-name="P14">1.3. Definición, acrónimos y abreviaciones </text:p>
      <text:p text:style-name="P14">1.4. Glosario </text:p>
      <text:p text:style-name="P14">1.5. Referencias </text:p>
      <text:p text:style-name="P14">1.6. Personal involucrado </text:p>
      <text:p text:style-name="P14">1.7. Visión global </text:p>
      <text:p text:style-name="P14">2. Descripción global </text:p>
      <text:p text:style-name="P14">2.1. Perspectiva del producto </text:p>
      <text:p text:style-name="P14">2.2. Funciones del producto </text:p>
      <text:p text:style-name="P14">2.3. Características del usuario </text:p>
      <text:p text:style-name="P14">2.4. Restricciones generales </text:p>
      <text:p text:style-name="P14">2.4.1. Políticas reguladoras </text:p>
      <text:p text:style-name="P14">3. Requerimientos específicos </text:p>
      <text:p text:style-name="P14">3.<text:span text:style-name="T50">1.</text:span> Requerimientos funcionales </text:p>
      <text:p text:style-name="P14">3.1.<text:span text:style-name="T50">1.</text:span> Ingreso a la aplicación </text:p>
      <text:p text:style-name="P33">3.<text:span text:style-name="T50">1</text:span>.2. Administración de users</text:p>
      <text:p text:style-name="P33">3.<text:span text:style-name="T50">1</text:span>.3. Administración de vehicles</text:p>
      <text:p text:style-name="P33">3.<text:span text:style-name="T50">1</text:span>.4. Administración de posts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/>
      <text:p text:style-name="P16"/>
      <text:p text:style-name="P16"/>
      <text:p text:style-name="P8"><text:span text:style-name="T2"><text:tab/></text:span><text:span text:style-name="T2"><text:page-number text:select-page="current">2</text:page-number></text:span></text:p>
      <text:p text:style-name="P39"><text:soft-page-break/><text:span text:style-name="T23">1 </text:span>Introducción </text:p>
      <text:p text:style-name="P39"/>
      <text:p text:style-name="P39">1.1 Propósito </text:p>
      <text:p text:style-name="P14"/>
      <text:p text:style-name="P14"><text:tab/>El presente documento tiene como propósito definir las especificaciones funcionales, no </text:p>
      <text:p text:style-name="P5"><text:span text:style-name="T2">funcionales y del sistema para la implementación de una aplicación Remota que permitirá gestionar avisos de venta de vehículos</text:span><text:span text:style-name="T3">, la cual </text:span><text:span text:style-name="T2">será utilizada por usuarios generales </text:span><text:span text:style-name="T3">mediante una interfaz web</text:span><text:span text:style-name="T2">.</text:span></text:p>
      <text:p text:style-name="P39"/>
      <text:p text:style-name="P39">1.2 Alcance </text:p>
      <text:p text:style-name="P14"/>
      <text:p text:style-name="P6"><text:span text:style-name="T24">Diseño, Desarrollo e Implementación del sistema C</text:span><text:span text:style-name="T25">arsApp</text:span><text:span text:style-name="T24">.</text:span></text:p>
      <text:p text:style-name="P15"/>
      <text:p text:style-name="P160"><text:span text:style-name="T2"><text:tab/></text:span><text:span text:style-name="T3">CarsApp</text:span><text:span text:style-name="T2"> será una aplicación basada en JAVA que funcionará en un entorno </text:span><text:span text:style-name="T3">web</text:span><text:span text:style-name="T2"> que permitirá </text:span><text:span text:style-name="T5">a distintos usuarios, previamente registrados, la creación de avisos</text:span><text:span text:style-name="T3"> sobre la venta de algún vehículo </text:span><text:span text:style-name="T5">(autos, motos, camiones).</text:span></text:p>
      <text:p text:style-name="P160"><text:span text:style-name="T2"><text:s/></text:span></text:p>
      <text:p text:style-name="P157">Ésta aplicación dará apoyo a los siguientes procesos: </text:p>
      <text:p text:style-name="P15"/>
      <text:list xml:id="list8990467437542103173" text:style-name="L1">
        <text:list-item>
          <text:p text:style-name="P175"><text:span text:style-name="T10">C</text:span><text:span text:style-name="T9">reación </text:span><text:span text:style-name="T18">y gestión</text:span><text:span text:style-name="T9"> de Users;</text:span></text:p>
        </text:list-item>
        <text:list-item>
          <text:p text:style-name="P166"><text:span text:style-name="T10">Consultar </text:span><text:span text:style-name="T11">User</text:span><text:span text:style-name="T18">s</text:span><text:span text:style-name="T12">;</text:span></text:p>
        </text:list-item>
        <text:list-item>
          <text:p text:style-name="P166"><text:span text:style-name="T10">Gestionar y Administrar </text:span><text:span text:style-name="T11">Posts;</text:span></text:p>
        </text:list-item>
        <text:list-item>
          <text:p text:style-name="P176"><text:span text:style-name="T11">B</text:span><text:span text:style-name="T9">uscar Posts;</text:span></text:p>
        </text:list-item>
        <text:list-item>
          <text:p text:style-name="P166"><text:span text:style-name="T10">Consultar </text:span><text:span text:style-name="T17">y responder Posts;</text:span></text:p>
        </text:list-item>
        <text:list-item>
          <text:p text:style-name="P165"><text:span text:style-name="T10">Gestionar </text:span><text:span text:style-name="T11">Vehicles;</text:span></text:p>
        </text:list-item>
        <text:list-item>
          <text:p text:style-name="P165"><text:span text:style-name="T11">Consultar Vehicles.</text:span><text:span text:style-name="T10"> </text:span></text:p>
          <text:p text:style-name="P141"/>
        </text:list-item>
      </text:list>
      <text:p text:style-name="P158">A través del sistema NO se podrá: </text:p>
      <text:p text:style-name="P14"/>
      <text:list xml:id="list1059677896984468493" text:style-name="L2">
        <text:list-item>
          <text:p text:style-name="P167"><text:span text:style-name="T10">Con</text:span><text:span text:style-name="T11">cretar compras de </text:span><text:span text:style-name="T16">vehículos.</text:span></text:p>
        </text:list-item>
      </text:list>
      <text:p text:style-name="P172"><text:span text:style-name="T16"/></text:p>
      <text:p text:style-name="P172"><text:span text:style-name="T16"/></text:p>
      <text:p text:style-name="P14"/>
      <text:p text:style-name="P39">1.3 Definiciones, acrónimos y abreviaciones</text:p>
      <text:p text:style-name="P9"><text:span text:style-name="T3"/></text:p>
      <text:p text:style-name="P9"><text:span text:style-name="T3"/></text:p>
      <text:p text:style-name="P9"><text:span text:style-name="T3"><text:tab/></text:span><text:span text:style-name="T6">A</text:span><text:span text:style-name="T1">dress: </text:span><text:span text:style-name="T2">Dirección</text:span></text:p>
      <text:p text:style-name="P5"><text:span text:style-name="T3"><text:tab/></text:span><text:span text:style-name="T6">Post:</text:span><text:span text:style-name="T1"> </text:span><text:span text:style-name="T3">Aviso</text:span><text:span text:style-name="T2"> </text:span></text:p>
      <text:p text:style-name="P7"><text:span text:style-name="T3"><text:tab/></text:span><text:span text:style-name="T6">User</text:span><text:span text:style-name="T1">: </text:span><text:span text:style-name="T3">Usuario</text:span><text:span text:style-name="T2"> </text:span></text:p>
      <text:p text:style-name="P5"><text:span text:style-name="T3"><text:tab/></text:span><text:span text:style-name="T6">Vehicle</text:span><text:span text:style-name="T1">:</text:span><text:span text:style-name="T2"> </text:span><text:span text:style-name="T3">Vehículo</text:span></text:p>
      <text:p text:style-name="P162"><text:span text:style-name="T3"><text:tab/></text:span><text:span text:style-name="T6">A</text:span><text:span text:style-name="T1">nswer:</text:span><text:span text:style-name="T2"> Respuesta</text:span></text:p>
      <text:p text:style-name="P162"><text:span text:style-name="T2"><text:tab/></text:span><text:span text:style-name="T1">Question:</text:span><text:span text:style-name="T2"> Pregunta</text:span></text:p>
      <text:p text:style-name="P164"><text:span text:style-name="T1"/></text:p>
      <text:p text:style-name="P162"><text:span text:style-name="T2"/></text:p>
      <text:p text:style-name="P17"/>
      <text:p text:style-name="P38"><text:soft-page-break/><text:span text:style-name="T6">1.</text:span><text:span text:style-name="T1">4 Glosario</text:span></text:p>
      <text:p text:style-name="P44"/>
      <text:p text:style-name="P10"><text:span text:style-name="T7">Multi-usuarios</text:span><text:span text:style-name="T1">: En general se le llama multiusuario a la característica de un sistema </text:span></text:p>
      <text:p text:style-name="P18">operativo o programa que permite proveer servicio y procesamiento a múltiples usuarios </text:p>
      <text:p text:style-name="P18">simultáneamente.</text:p>
      <text:p text:style-name="P18"/>
      <text:p text:style-name="P10"><text:span text:style-name="T7">Gestionar</text:span><text:span text:style-name="T1">: Todo lo relacionado con la gestión significa realizar Altas, Bajas, </text:span></text:p>
      <text:p text:style-name="P18">Modificaciones y Consultas de alguna información necesaria por el usuario como por </text:p>
      <text:p text:style-name="P18">ejemplo los Posts.</text:p>
      <text:p text:style-name="P18"/>
      <text:p text:style-name="P11"><text:span text:style-name="T7">Consultar</text:span><text:span text:style-name="T1">: Significa buscar información en la base de datos. Para ello se necesita alg</text:span><text:span text:style-name="T8">ú</text:span><text:span text:style-name="T1">n identificador de lo que se desea buscar, como Users, Posts, etc.</text:span></text:p>
      <text:p text:style-name="P19"/>
      <text:p text:style-name="P11"><text:span text:style-name="T7">User</text:span><text:span text:style-name="T1">: Persona que puede ingresar al sistema CarsApp, a través de un proceso de autenti</text:span><text:span text:style-name="T8">fi</text:span><text:span text:style-name="T1">cación utilizando nombre y contraseña.</text:span></text:p>
      <text:p text:style-name="P19"/>
      <text:p text:style-name="P12"><text:span text:style-name="T7">Base de Datos</text:span><text:span text:style-name="T1">: Es un conjunto de datos que pertenecen al mismo contexto almacenados </text:span></text:p>
      <text:p text:style-name="P20">sistemáticamente para su posterior uso.</text:p>
      <text:p text:style-name="P20"/>
      <text:p text:style-name="P12"><text:span text:style-name="T7">Aplicación</text:span><text:span text:style-name="T1">: Es un programa informático diseñado para facilitar al usuario la realización </text:span></text:p>
      <text:p text:style-name="P20">de un determinado tipo de trabajo.</text:p>
      <text:p text:style-name="P20"/>
      <text:p text:style-name="P12"><text:span text:style-name="T7">Java</text:span><text:span text:style-name="T1">: Es un lenguaje de programación orientado a objetos. Que permite el desarrollo </text:span></text:p>
      <text:p text:style-name="P20">de una aplicación para algún uso específico.</text:p>
      <text:p text:style-name="P20"/>
      <text:p text:style-name="P12"><text:span text:style-name="T7">Internet</text:span><text:span text:style-name="T1">: Es un método de interconexión descentralizada de redes de computadoras </text:span></text:p>
      <text:p text:style-name="P20">implementado en un conjunto de protocolos denominado TCP/IP.</text:p>
      <text:p text:style-name="P20"/>
      <text:p text:style-name="P19"/>
      <text:p text:style-name="P40">1.5 Referencias</text:p>
      <text:p text:style-name="P34"/>
      <text:list xml:id="list3026052932052788044" text:style-name="L3">
        <text:list-item>
          <text:p text:style-name="P143">IEEE 830 esp - http://www.ctr.unican.es/asignaturas/is1/IEEE830_esp.pdf </text:p>
        </text:list-item>
      </text:list>
      <text:p text:style-name="P19"/>
      <text:p text:style-name="P45">1.6 Personal Involucrado</text:p>
      <text:p text:style-name="P4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9">Nombre</text:p>
          </table:table-cell>
          <table:table-cell table:style-name="Table1.B1" office:value-type="string">
            <text:p text:style-name="P69">Daniel Andruvetto</text:p>
          </table:table-cell>
        </table:table-row>
        <table:table-row>
          <table:table-cell table:style-name="Table1.A2" office:value-type="string">
            <text:p text:style-name="P69">Rol</text:p>
          </table:table-cell>
          <table:table-cell table:style-name="Table1.B2" office:value-type="string">
            <text:p text:style-name="P69">Programador</text:p>
          </table:table-cell>
        </table:table-row>
        <table:table-row>
          <table:table-cell table:style-name="Table1.A2" office:value-type="string">
            <text:p text:style-name="P69">Categoría Profesional</text:p>
          </table:table-cell>
          <table:table-cell table:style-name="Table1.B2" office:value-type="string">
            <text:p text:style-name="P69">Estudiante en Lic. en Ciencias de la Computación.</text:p>
          </table:table-cell>
        </table:table-row>
        <table:table-row>
          <table:table-cell table:style-name="Table1.A2" office:value-type="string">
            <text:p text:style-name="P60"/>
          </table:table-cell>
          <table:table-cell table:style-name="Table1.B2" office:value-type="string">
            <text:p text:style-name="P60"/>
          </table:table-cell>
        </table:table-row>
      </table:table>
      <text:p text:style-name="P20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0">Nombre</text:p>
          </table:table-cell>
          <table:table-cell table:style-name="Table2.B1" office:value-type="string">
            <text:p text:style-name="P70">Eduardo Benmergui</text:p>
          </table:table-cell>
        </table:table-row>
        <table:table-row>
          <table:table-cell table:style-name="Table2.A2" office:value-type="string">
            <text:p text:style-name="P70">Rol</text:p>
          </table:table-cell>
          <table:table-cell table:style-name="Table2.B2" office:value-type="string">
            <text:p text:style-name="P70">Programador</text:p>
          </table:table-cell>
        </table:table-row>
        <table:table-row>
          <table:table-cell table:style-name="Table2.A2" office:value-type="string">
            <text:p text:style-name="P70">Categoría Profesional</text:p>
          </table:table-cell>
          <table:table-cell table:style-name="Table2.B2" office:value-type="string">
            <text:p text:style-name="P70">Estudiante en Lic. en Ciencias de la Computación</text:p>
          </table:table-cell>
        </table:table-row>
        <table:table-row>
          <table:table-cell table:style-name="Table2.A2" office:value-type="string">
            <text:p text:style-name="P60"/>
          </table:table-cell>
          <table:table-cell table:style-name="Table2.B2" office:value-type="string">
            <text:p text:style-name="P60"/>
          </table:table-cell>
        </table:table-row>
      </table:table>
      <text:p text:style-name="P20"><text:soft-page-break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1">Nombre</text:p>
          </table:table-cell>
          <table:table-cell table:style-name="Table3.B1" office:value-type="string">
            <text:p text:style-name="P71">Facundo Molina</text:p>
          </table:table-cell>
        </table:table-row>
        <table:table-row>
          <table:table-cell table:style-name="Table3.A2" office:value-type="string">
            <text:p text:style-name="P71">Rol</text:p>
          </table:table-cell>
          <table:table-cell table:style-name="Table3.B2" office:value-type="string">
            <text:p text:style-name="P71">Programador</text:p>
          </table:table-cell>
        </table:table-row>
        <table:table-row>
          <table:table-cell table:style-name="Table3.A2" office:value-type="string">
            <text:p text:style-name="P71">Categoría Profesional</text:p>
          </table:table-cell>
          <table:table-cell table:style-name="Table3.B2" office:value-type="string">
            <text:p text:style-name="P71">Estudiante en Lic. en Ciencias de la Computación</text:p>
          </table:table-cell>
        </table:table-row>
        <table:table-row>
          <table:table-cell table:style-name="Table3.A2" office:value-type="string">
            <text:p text:style-name="P60"/>
          </table:table-cell>
          <table:table-cell table:style-name="Table3.B2" office:value-type="string">
            <text:p text:style-name="P60"/>
          </table:table-cell>
        </table:table-row>
      </table:table>
      <text:p text:style-name="P20"/>
      <text:p text:style-name="P20"/>
      <text:p text:style-name="P20"/>
      <text:p text:style-name="P20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1">Nombre</text:p>
          </table:table-cell>
          <table:table-cell table:style-name="Table4.B1" office:value-type="string">
            <text:p text:style-name="P71">Lucas Palacios</text:p>
          </table:table-cell>
        </table:table-row>
        <table:table-row>
          <table:table-cell table:style-name="Table4.A2" office:value-type="string">
            <text:p text:style-name="P71">Rol </text:p>
          </table:table-cell>
          <table:table-cell table:style-name="Table4.B2" office:value-type="string">
            <text:p text:style-name="P71">Programador</text:p>
          </table:table-cell>
        </table:table-row>
        <table:table-row>
          <table:table-cell table:style-name="Table4.A2" office:value-type="string">
            <text:p text:style-name="P71">Categoría Profesional</text:p>
          </table:table-cell>
          <table:table-cell table:style-name="Table4.B2" office:value-type="string">
            <text:p text:style-name="P71">Estudiante de Lic. en Ciencias de la Computación</text:p>
          </table:table-cell>
        </table:table-row>
        <table:table-row>
          <table:table-cell table:style-name="Table4.A2" office:value-type="string">
            <text:p text:style-name="P60"/>
          </table:table-cell>
          <table:table-cell table:style-name="Table4.B2" office:value-type="string">
            <text:p text:style-name="P60"/>
          </table:table-cell>
        </table:table-row>
      </table:table>
      <text:p text:style-name="P20"/>
      <text:p text:style-name="P20"/>
      <text:p text:style-name="P41"/>
      <text:p text:style-name="P41">1.7 Visión global</text:p>
      <text:p text:style-name="P41"/>
      <text:p text:style-name="P26"><text:tab/>En el presente documento se encontrará la información acerca de las características del producto de software, interfa<text:span text:style-name="T39">c</text:span>es del usuario, interfa<text:span text:style-name="T39">c</text:span>es del sistema, características de los usuarios, descripción de los requerimientos funcionales, no funcionales y del sistema, los cuales se representaran mediante el siguiente formato:</text:p>
      <text:p text:style-name="P26"/>
      <text:p text:style-name="P26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22">SRS-Especificación de Requerimientos</text:p>
          </table:table-cell>
        </table:table-row>
        <table:table-row>
          <table:table-cell table:style-name="Table5.A2" office:value-type="string"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able:table table:name="Table8" table:style-name="Table8">
                    <table:table-column table:style-name="Table8.A"/>
                    <table:table-column table:style-name="Table8.B"/>
                    <table:table-column table:style-name="Table8.C"/>
                    <table:table-column table:style-name="Table8.D"/>
                    <table:table-row>
                      <table:table-cell table:style-name="Table8.A1" office:value-type="string">
                        <text:p text:style-name="P122">Código</text:p>
                      </table:table-cell>
                      <table:table-cell table:style-name="Table8.A1" office:value-type="string">
                        <text:p text:style-name="P122">Nombre</text:p>
                      </table:table-cell>
                      <table:table-cell table:style-name="Table8.A1" office:value-type="string">
                        <text:p text:style-name="P122">Fecha</text:p>
                      </table:table-cell>
                      <table:table-cell table:style-name="Table8.D1" office:value-type="string">
                        <text:p text:style-name="P122">Grado de necesidad</text:p>
                      </table:table-cell>
                    </table:table-row>
                    <table:table-row>
                      <table:table-cell table:style-name="Table8.A2" office:value-type="string">
                        <text:p text:style-name="P72">Referencia de requerimiento</text:p>
                      </table:table-cell>
                      <table:table-cell table:style-name="Table8.A2" office:value-type="string">
                        <text:p text:style-name="P72">Nombre del <text:span text:style-name="T39">requerimiento</text:span></text:p>
                      </table:table-cell>
                      <table:table-cell table:style-name="Table8.A2" office:value-type="string">
                        <text:p text:style-name="P72">Fecha de Especificación</text:p>
                      </table:table-cell>
                      <table:table-cell table:style-name="Table8.D2" office:value-type="string">
                        <text:p text:style-name="P72">Importancia del requerimiento</text:p>
                      </table:table-cell>
                    </table:table-row>
                  </table:table>
                  <text:p text:style-name="P60"/>
                </table:table-cell>
              </table:table-row>
              <table:table-row>
                <table:table-cell table:style-name="Table7.A2" office:value-type="string">
                  <table:table table:name="Table9" table:style-name="Table9">
                    <table:table-column table:style-name="Table9.A"/>
                    <table:table-column table:style-name="Table9.B"/>
                    <table:table-row>
                      <table:table-cell table:style-name="Table9.A1" office:value-type="string">
                        <text:p text:style-name="P122">Descripción</text:p>
                      </table:table-cell>
                      <table:table-cell table:style-name="Table9.B1" office:value-type="string">
                        <text:p text:style-name="P72">Descripción del requerimiento</text:p>
                      </table:table-cell>
                    </table:table-row>
                  </table:table>
                  <text:p text:style-name="P60"/>
                </table:table-cell>
              </table:table-row>
              <table:table-row>
                <table:table-cell table:style-name="Table7.A2" office:value-type="string">
                  <table:table table:name="Table10" table:style-name="Table10">
                    <table:table-column table:style-name="Table10.A"/>
                    <table:table-column table:style-name="Table10.B"/>
                    <table:table-column table:style-name="Table10.C"/>
                    <table:table-column table:style-name="Table10.D"/>
                    <table:table-column table:style-name="Table10.E"/>
                    <table:table-row>
                      <table:table-cell table:style-name="Table10.A1" office:value-type="string">
                        <text:p text:style-name="P122">Entrada</text:p>
                      </table:table-cell>
                      <table:table-cell table:style-name="Table10.A1" office:value-type="string">
                        <text:p text:style-name="P122">Fuente </text:p>
                      </table:table-cell>
                      <table:table-cell table:style-name="Table10.A1" office:value-type="string">
                        <text:p text:style-name="P122">Salida </text:p>
                      </table:table-cell>
                      <table:table-cell table:style-name="Table10.A1" office:value-type="string">
                        <text:p text:style-name="P122">Destino</text:p>
                      </table:table-cell>
                      <table:table-cell table:style-name="Table10.E1" office:value-type="string">
                        <text:p text:style-name="P122">Restricciones</text:p>
                      </table:table-cell>
                    </table:table-row>
                    <table:table-row>
                      <table:table-cell table:style-name="Table10.A2" office:value-type="string">
                        <text:p text:style-name="P72">Entradas del Requerimiento</text:p>
                      </table:table-cell>
                      <table:table-cell table:style-name="Table10.A2" office:value-type="string">
                        <text:p text:style-name="P72">Fuentes de las entradas</text:p>
                      </table:table-cell>
                      <table:table-cell table:style-name="Table10.A2" office:value-type="string">
                        <text:p text:style-name="P72">Salidas del Requerimiento</text:p>
                      </table:table-cell>
                      <table:table-cell table:style-name="Table10.A2" office:value-type="string">
                        <text:p text:style-name="P72">Donde se lleva la salida</text:p>
                      </table:table-cell>
                      <table:table-cell table:style-name="Table10.E2" office:value-type="string">
                        <text:p text:style-name="P72">Restricciones a tener en cuenta</text:p>
                      </table:table-cell>
                    </table:table-row>
                  </table:table>
                  <text:p text:style-name="P60"/>
                </table:table-cell>
              </table:table-row>
            </table:table>
            <text:p text:style-name="P60"/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122">Proceso</text:p>
                </table:table-cell>
                <table:table-cell table:style-name="Table6.B1" office:value-type="string">
                  <text:p text:style-name="P72">Descripción detallada de las actividades que realiza el requerimiento.</text:p>
                </table:table-cell>
              </table:table-row>
              <table:table-row>
                <table:table-cell table:style-name="Table6.A2" office:value-type="string">
                  <text:p text:style-name="P122">Efecto Colateral</text:p>
                </table:table-cell>
                <table:table-cell table:style-name="Table6.B2" office:value-type="string">
                  <text:p text:style-name="P73">Efectos generados a otros procesos o sistemas, si es el caso.</text:p>
                </table:table-cell>
              </table:table-row>
            </table:table>
            <text:p text:style-name="P60"/>
          </table:table-cell>
        </table:table-row>
      </table:table>
      <text:p text:style-name="P21"/>
      <text:p text:style-name="P35"/>
      <text:p text:style-name="P35">Código:</text:p>
      <text:p text:style-name="P30"><text:tab/>RF: Requerimiento Funcional</text:p>
      <text:p text:style-name="P30"><text:tab/>RFN: Requerimiento No Funcional </text:p>
      <text:p text:style-name="P30"><text:tab/>RI: Requerimiento de interfaz</text:p>
      <text:p text:style-name="P46"><text:soft-page-break/>2 Descripción Global</text:p>
      <text:p text:style-name="P46"/>
      <text:p text:style-name="P46">2.1 Perspectiva del Producto</text:p>
      <text:p text:style-name="P29"><text:tab/></text:p>
      <text:p text:style-name="P188"><text:tab/></text:p>
      <text:p text:style-name="P189"><text:tab/>CarsApp será un<text:span text:style-name="T26">a aplicación web</text:span>, además de trabajar de manera independiente con lo que no interactuar<text:span text:style-name="T40">á</text:span> con otros sistemas.</text:p>
      <text:p text:style-name="P189"/>
      <text:p text:style-name="P30"/>
      <text:p text:style-name="P42">2.2 Funciones del Producto </text:p>
      <text:p text:style-name="P29"><text:tab/></text:p>
      <text:p text:style-name="P184"><text:span text:style-name="T20"/></text:p>
      <text:p text:style-name="P184"><text:span text:style-name="T20">CarsApp permitirá realizar las siguientes funciones:</text:span></text:p>
      <text:list xml:id="list6376294449836799459" text:style-name="L4">
        <text:list-header>
          <text:p text:style-name="P168"><text:span text:style-name="T19"/></text:p>
        </text:list-header>
        <text:list-item>
          <text:p text:style-name="P169"><text:span text:style-name="T21">Gestión de Users: </text:span><text:span text:style-name="T18">A través de la interfaz se podrá crear, </text:span><text:span text:style-name="T19">listar y eliminar Users.</text:span></text:p>
        </text:list-item>
      </text:list>
      <text:p text:style-name="P36"><text:span text:style-name="T24"/></text:p>
      <text:list xml:id="list1969263590483450287" text:style-name="L5">
        <text:list-item>
          <text:p text:style-name="P145"><text:span text:style-name="T51">Administración de Posts: </text:span>Los usuarios podrán tanto gestionar sus avisos (agregar, modificar, <text:s/>el<text:span text:style-name="T42">i</text:span>minar, responder preguntas) como realizar otras acciones sobre otros avisos (buscar, listar, hacer una pregunta).</text:p>
          <text:p text:style-name="P145"/>
        </text:list-item>
        <text:list-item>
          <text:p text:style-name="P170"><text:span text:style-name="T22">Administración de Vehicles: </text:span><text:span text:style-name="T14">Los usuarios podrán gestionar </text:span><text:span text:style-name="T19">sus </text:span><text:span text:style-name="T14">vehículos (agregar, modificar, eliminar) que luego asignarán a sus avisos.</text:span></text:p>
        </text:list-item>
      </text:list>
      <text:p text:style-name="P30"/>
      <text:p text:style-name="P30"/>
      <text:p text:style-name="P178">2.3 Característica del usuario</text:p>
      <text:p text:style-name="P31"/>
      <text:p text:style-name="P31"><text:tab/><text:span text:style-name="T42">Habrá solo un tipo de usuario llamado User. Los mismos tendrán el permiso para agregar sus vehículos para luego alistarlos a un post. Podrán también buscar posts, vehículos y usuarios, y realizar preguntas o responder sobre un post determinado.</text:span></text:p>
      <text:p text:style-name="P31"><text:tab/></text:p>
      <text:p text:style-name="P52"/>
      <text:p text:style-name="P43">2.4 Restricciones generales</text:p>
      <text:p text:style-name="P32"/>
      <text:p text:style-name="P32"/>
      <text:p text:style-name="P54"><text:span text:style-name="T50">2.4.1 </text:span>Políticas Reguladoras </text:p>
      <text:p text:style-name="P54"/>
      <text:p text:style-name="P32"><text:tab/>La aplicación se desarrollara mediante software de licencia abierta por lo tanto no se </text:p>
      <text:p text:style-name="P32">deberá pagar por el uso de: servidor WEB (APACHE), Sistema de Gestión de Base de </text:p>
      <text:p text:style-name="P53"><text:span text:style-name="T15">Datos (</text:span><text:span text:style-name="T9">My</text:span><text:span text:style-name="T15">SQL) y el lenguaje de programación (JAVA), por lo tanto, la utilización </text:span></text:p>
      <text:p text:style-name="P32">de estos programas se hará mediante las políticas establecidas por este tipo de </text:p>
      <text:p text:style-name="P32">licenciamiento.</text:p>
      <text:p text:style-name="P53"/>
      <text:p text:style-name="P53"/>
      <text:p text:style-name="P53"/>
      <text:p text:style-name="P53"/>
      <text:p text:style-name="P53"><text:soft-page-break/></text:p>
      <text:p text:style-name="P43">3 Requerimientos específicos</text:p>
      <text:p text:style-name="P30"/>
      <text:p text:style-name="P150"/>
      <text:p text:style-name="P47">3.<text:span text:style-name="T42">1</text:span> Requerimientos funcionales</text:p>
      <text:p text:style-name="P47"/>
      <text:p text:style-name="P47">3.<text:span text:style-name="T42">1</text:span>.1 Ingreso a la aplicación</text:p>
      <text:p text:style-name="P47"/>
      <text:p text:style-name="P27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31">Carsapp</text:p>
            <text:p text:style-name="P123">SRS-Especificación de Requerimientos</text:p>
          </table:table-cell>
        </table:table-row>
        <table:table-row>
          <table:table-cell table:style-name="Tabla1.A2" office:value-type="string">
            <table:table table:name="Tabla2" table:style-name="Tabla2">
              <table:table-column table:style-name="Tabla2.A"/>
              <table:table-row>
                <table:table-cell table:style-name="Tabla2.A1" office:value-type="string">
                  <table:table table:name="Tabla3" table:style-name="Tabla3">
                    <table:table-column table:style-name="Tabla3.A"/>
                    <table:table-column table:style-name="Tabla3.B"/>
                    <table:table-column table:style-name="Tabla3.C"/>
                    <table:table-column table:style-name="Tabla3.D"/>
                    <table:table-row>
                      <table:table-cell table:style-name="Tabla3.A1" office:value-type="string">
                        <text:p text:style-name="P123">Código</text:p>
                      </table:table-cell>
                      <table:table-cell table:style-name="Tabla3.A1" office:value-type="string">
                        <text:p text:style-name="P123">Nombre</text:p>
                      </table:table-cell>
                      <table:table-cell table:style-name="Tabla3.A1" office:value-type="string">
                        <text:p text:style-name="P123">Fecha</text:p>
                      </table:table-cell>
                      <table:table-cell table:style-name="Tabla3.D1" office:value-type="string">
                        <text:p text:style-name="P123">Grado de necesidad</text:p>
                      </table:table-cell>
                    </table:table-row>
                    <table:table-row>
                      <table:table-cell table:style-name="Tabla3.A2" office:value-type="string">
                        <text:p text:style-name="P109">RF.IP 01</text:p>
                      </table:table-cell>
                      <table:table-cell table:style-name="Tabla3.A2" office:value-type="string">
                        <text:p text:style-name="P74">Ingreso a la aplicación</text:p>
                      </table:table-cell>
                      <table:table-cell table:style-name="Tabla3.A2" office:value-type="string">
                        <text:p text:style-name="P74">05/05/2014</text:p>
                      </table:table-cell>
                      <table:table-cell table:style-name="Tabla3.D2" office:value-type="string">
                        <text:p text:style-name="P82">Esencial</text:p>
                      </table:table-cell>
                    </table:table-row>
                  </table:table>
                  <text:p text:style-name="P61"/>
                </table:table-cell>
              </table:table-row>
              <table:table-row>
                <table:table-cell table:style-name="Tabla2.A2" office:value-type="string">
                  <table:table table:name="Tabla4" table:style-name="Tabla4">
                    <table:table-column table:style-name="Tabla4.A"/>
                    <table:table-column table:style-name="Tabla4.B"/>
                    <table:table-row>
                      <table:table-cell table:style-name="Tabla4.A1" office:value-type="string">
                        <text:p text:style-name="P123">Descripción</text:p>
                      </table:table-cell>
                      <table:table-cell table:style-name="Tabla4.B1" office:value-type="string">
                        <text:p text:style-name="P82">El sistema debe permitir el ingreso de users a la aplicación <text:span text:style-name="T34">a través de una interfaz web.</text:span></text:p>
                      </table:table-cell>
                    </table:table-row>
                  </table:table>
                  <text:p text:style-name="P61"/>
                </table:table-cell>
              </table:table-row>
              <table:table-row>
                <table:table-cell table:style-name="Tabla2.A2" office:value-type="string">
                  <table:table table:name="Tabla5" table:style-name="Tabla5">
                    <table:table-column table:style-name="Tabla5.A"/>
                    <table:table-column table:style-name="Tabla5.B"/>
                    <table:table-column table:style-name="Tabla5.C"/>
                    <table:table-column table:style-name="Tabla5.D"/>
                    <table:table-column table:style-name="Tabla5.E"/>
                    <table:table-row>
                      <table:table-cell table:style-name="Tabla5.A1" office:value-type="string">
                        <text:p text:style-name="P123">Entrada</text:p>
                      </table:table-cell>
                      <table:table-cell table:style-name="Tabla5.A1" office:value-type="string">
                        <text:p text:style-name="P123">Fuente </text:p>
                      </table:table-cell>
                      <table:table-cell table:style-name="Tabla5.A1" office:value-type="string">
                        <text:p text:style-name="P123">Salida </text:p>
                      </table:table-cell>
                      <table:table-cell table:style-name="Tabla5.A1" office:value-type="string">
                        <text:p text:style-name="P123">Destino</text:p>
                      </table:table-cell>
                      <table:table-cell table:style-name="Tabla5.E1" office:value-type="string">
                        <text:p text:style-name="P123">Restricciones</text:p>
                      </table:table-cell>
                    </table:table-row>
                    <table:table-row>
                      <table:table-cell table:style-name="Tabla5.A2" office:value-type="string">
                        <text:p text:style-name="P82">User del sistema</text:p>
                      </table:table-cell>
                      <table:table-cell table:style-name="Tabla5.A2" office:value-type="string">
                        <text:p text:style-name="P82">Formulario de ingreso al sistema</text:p>
                      </table:table-cell>
                      <table:table-cell table:style-name="Tabla5.A2" office:value-type="string">
                        <text:p text:style-name="P82">Usuario con permiso validado o denegado</text:p>
                      </table:table-cell>
                      <table:table-cell table:style-name="Tabla5.A2" office:value-type="string">
                        <text:p text:style-name="P82">Interfaz web</text:p>
                      </table:table-cell>
                      <table:table-cell table:style-name="Tabla5.E2" office:value-type="string">
                        <text:p text:style-name="P82">Solo para users registrados</text:p>
                      </table:table-cell>
                    </table:table-row>
                  </table:table>
                  <text:p text:style-name="P61"/>
                </table:table-cell>
              </table:table-row>
            </table:table>
            <text:p text:style-name="P61"/>
            <table:table table:name="Tabla6" table:style-name="Tabla6">
              <table:table-column table:style-name="Tabla6.A"/>
              <table:table-column table:style-name="Tabla6.B"/>
              <table:table-row>
                <table:table-cell table:style-name="Tabla6.A1" office:value-type="string">
                  <text:p text:style-name="P123">Proceso</text:p>
                </table:table-cell>
                <table:table-cell table:style-name="Tabla6.B1" office:value-type="string">
                  <text:p text:style-name="P82">El sistema deberá controlar si el u<text:span text:style-name="T28">suario</text:span> y contraseña son correctos y en caso de que eso ocurra mostrar la pantalla principal para que dicho usuario efectúe la función deseada.</text:p>
                </table:table-cell>
              </table:table-row>
              <table:table-row>
                <table:table-cell table:style-name="Tabla6.A2" office:value-type="string">
                  <text:p text:style-name="P123">Efecto Colateral</text:p>
                </table:table-cell>
                <table:table-cell table:style-name="Tabla6.B2" office:value-type="string">
                  <text:p text:style-name="P120">No Aplica</text:p>
                </table:table-cell>
              </table:table-row>
            </table:table>
            <text:p text:style-name="P61"/>
          </table:table-cell>
        </table:table-row>
      </table:table>
      <text:p text:style-name="P22"/>
      <text:p text:style-name="P22"/>
      <text:p text:style-name="P183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3.<text:span text:style-name="T50">1</text:span>.<text:span text:style-name="T33">2</text:span> <text:span text:style-name="T43">Gestión de users</text:span></text:p>
      <text:p text:style-name="P48"/>
      <text:p text:style-name="P28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32">Carsapp</text:p>
            <text:p text:style-name="P124">SRS-Especificación de Requerimientos</text:p>
          </table:table-cell>
        </table:table-row>
        <table:table-row>
          <table:table-cell table:style-name="Tabla7.A2" office:value-type="string">
            <table:table table:name="Tabla8" table:style-name="Tabla8">
              <table:table-column table:style-name="Tabla8.A"/>
              <table:table-row>
                <table:table-cell table:style-name="Tabla8.A1" office:value-type="string">
                  <table:table table:name="Tabla9" table:style-name="Tabla9">
                    <table:table-column table:style-name="Tabla9.A"/>
                    <table:table-column table:style-name="Tabla9.B"/>
                    <table:table-column table:style-name="Tabla9.C"/>
                    <table:table-column table:style-name="Tabla9.D"/>
                    <table:table-row>
                      <table:table-cell table:style-name="Tabla9.A1" office:value-type="string">
                        <text:p text:style-name="P124">Código</text:p>
                      </table:table-cell>
                      <table:table-cell table:style-name="Tabla9.A1" office:value-type="string">
                        <text:p text:style-name="P124">Nombre</text:p>
                      </table:table-cell>
                      <table:table-cell table:style-name="Tabla9.A1" office:value-type="string">
                        <text:p text:style-name="P124">Fecha</text:p>
                      </table:table-cell>
                      <table:table-cell table:style-name="Tabla9.D1" office:value-type="string">
                        <text:p text:style-name="P124">Grado de necesidad</text:p>
                      </table:table-cell>
                    </table:table-row>
                    <table:table-row>
                      <table:table-cell table:style-name="Tabla9.A2" office:value-type="string">
                        <text:p text:style-name="P109">RF.<text:span text:style-name="T43">G</text:span>U 01</text:p>
                      </table:table-cell>
                      <table:table-cell table:style-name="Tabla9.A2" office:value-type="string">
                        <text:p text:style-name="P90">Creación de usuarios</text:p>
                      </table:table-cell>
                      <table:table-cell table:style-name="Tabla9.A2" office:value-type="string">
                        <text:p text:style-name="P75"><text:span text:style-name="T44">05</text:span>/0<text:span text:style-name="T43">6</text:span>/2014</text:p>
                      </table:table-cell>
                      <table:table-cell table:style-name="Tabla9.D2" office:value-type="string">
                        <text:p text:style-name="P83">Esencial</text:p>
                      </table:table-cell>
                    </table:table-row>
                  </table:table>
                  <text:p text:style-name="P62"/>
                </table:table-cell>
              </table:table-row>
              <table:table-row>
                <table:table-cell table:style-name="Tabla8.A2" office:value-type="string">
                  <table:table table:name="Tabla10" table:style-name="Tabla10">
                    <table:table-column table:style-name="Tabla10.A"/>
                    <table:table-column table:style-name="Tabla10.B"/>
                    <table:table-row>
                      <table:table-cell table:style-name="Tabla10.A1" office:value-type="string">
                        <text:p text:style-name="P124">Descripción</text:p>
                      </table:table-cell>
                      <table:table-cell table:style-name="Tabla10.B1" office:value-type="string">
                        <text:p text:style-name="P83">El sistema debe permi<text:span text:style-name="T30">tir la creación de usuarios</text:span></text:p>
                      </table:table-cell>
                    </table:table-row>
                  </table:table>
                  <text:p text:style-name="P62"/>
                </table:table-cell>
              </table:table-row>
              <table:table-row>
                <table:table-cell table:style-name="Tabla8.A2" office:value-type="string">
                  <table:table table:name="Tabla11" table:style-name="Tabla11">
                    <table:table-column table:style-name="Tabla11.A"/>
                    <table:table-column table:style-name="Tabla11.B"/>
                    <table:table-column table:style-name="Tabla11.C"/>
                    <table:table-column table:style-name="Tabla11.D"/>
                    <table:table-column table:style-name="Tabla11.E"/>
                    <table:table-row>
                      <table:table-cell table:style-name="Tabla11.A1" office:value-type="string">
                        <text:p text:style-name="P124">Entrada</text:p>
                      </table:table-cell>
                      <table:table-cell table:style-name="Tabla11.A1" office:value-type="string">
                        <text:p text:style-name="P124">Fuente </text:p>
                      </table:table-cell>
                      <table:table-cell table:style-name="Tabla11.A1" office:value-type="string">
                        <text:p text:style-name="P124">Salida </text:p>
                      </table:table-cell>
                      <table:table-cell table:style-name="Tabla11.A1" office:value-type="string">
                        <text:p text:style-name="P124">Destino</text:p>
                      </table:table-cell>
                      <table:table-cell table:style-name="Tabla11.E1" office:value-type="string">
                        <text:p text:style-name="P124">Restricciones</text:p>
                      </table:table-cell>
                    </table:table-row>
                    <table:table-row>
                      <table:table-cell table:style-name="Tabla11.A2" office:value-type="string">
                        <text:p text:style-name="P90">Datos del usuario: Nombre, apellido, <text:span text:style-name="T45">movil</text:span>, dirección, <text:span text:style-name="T45">email, </text:span><text:s/>teléfono, <text:s/><text:span text:style-name="T45">ciudad.</text:span></text:p>
                      </table:table-cell>
                      <table:table-cell table:style-name="Tabla11.A2" office:value-type="string">
                        <text:p text:style-name="P83">Formulario de ingreso <text:span text:style-name="T28">de datos</text:span></text:p>
                      </table:table-cell>
                      <table:table-cell table:style-name="Tabla11.A2" office:value-type="string">
                        <text:p text:style-name="P90">Nuevo usuario del sistema, con permisos para acceder a él.</text:p>
                      </table:table-cell>
                      <table:table-cell table:style-name="Tabla11.A2" office:value-type="string">
                        <text:p text:style-name="P90">Base de datos</text:p>
                      </table:table-cell>
                      <table:table-cell table:style-name="Tabla11.E2" office:value-type="string">
                        <text:p text:style-name="P190">No deben quedar incompletos los campos importantes como el nombre, el apellido y <text:span text:style-name="T46">el email.</text:span></text:p>
                      </table:table-cell>
                    </table:table-row>
                  </table:table>
                  <text:p text:style-name="P62"/>
                </table:table-cell>
              </table:table-row>
            </table:table>
            <text:p text:style-name="P62"/>
            <table:table table:name="Tabla12" table:style-name="Tabla12">
              <table:table-column table:style-name="Tabla12.A"/>
              <table:table-column table:style-name="Tabla12.B"/>
              <table:table-row>
                <table:table-cell table:style-name="Tabla12.A1" office:value-type="string">
                  <text:p text:style-name="P124">Proceso</text:p>
                </table:table-cell>
                <table:table-cell table:style-name="Tabla12.B1" office:value-type="string">
                  <text:p text:style-name="P91">El usuario deberá completar los campos que solicita el formulario. El sistema deberá corroborar que no haya campos vacíos. Una vez finalizado el chequeo, el sistema almacenara al us<text:span text:style-name="T29">uario</text:span> en la base de datos, <text:span text:style-name="T46">caso contrario n</text:span>o se almacena en la base de datos <text:span text:style-name="T41">y se</text:span> vuelve a dar la posibilidad de completar el formulario.</text:p>
                </table:table-cell>
              </table:table-row>
              <table:table-row>
                <table:table-cell table:style-name="Tabla12.A2" office:value-type="string">
                  <text:p text:style-name="P124">Efecto Colateral</text:p>
                </table:table-cell>
                <table:table-cell table:style-name="Tabla12.B2" office:value-type="string">
                  <text:p text:style-name="P121">No Aplica</text:p>
                </table:table-cell>
              </table:table-row>
            </table:table>
            <text:p text:style-name="P62"/>
          </table:table-cell>
        </table:table-row>
      </table:table>
      <text:p text:style-name="P23"/>
      <text:p text:style-name="P28"/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132">Carsapp</text:p>
            <text:p text:style-name="P124">SRS-Especificación de Requerimientos</text:p>
          </table:table-cell>
        </table:table-row>
        <table:table-row>
          <table:table-cell table:style-name="Tabla13.A2" office:value-type="string">
            <table:table table:name="Tabla14" table:style-name="Tabla14">
              <table:table-column table:style-name="Tabla14.A"/>
              <table:table-row>
                <table:table-cell table:style-name="Tabla14.A1" office:value-type="string">
                  <table:table table:name="Tabla15" table:style-name="Tabla15">
                    <table:table-column table:style-name="Tabla15.A"/>
                    <table:table-column table:style-name="Tabla15.B"/>
                    <table:table-column table:style-name="Tabla15.C"/>
                    <table:table-column table:style-name="Tabla15.D"/>
                    <table:table-row>
                      <table:table-cell table:style-name="Tabla15.A1" office:value-type="string">
                        <text:p text:style-name="P124">Código</text:p>
                      </table:table-cell>
                      <table:table-cell table:style-name="Tabla15.A1" office:value-type="string">
                        <text:p text:style-name="P124">Nombre</text:p>
                      </table:table-cell>
                      <table:table-cell table:style-name="Tabla15.A1" office:value-type="string">
                        <text:p text:style-name="P124">Fecha</text:p>
                      </table:table-cell>
                      <table:table-cell table:style-name="Tabla15.D1" office:value-type="string">
                        <text:p text:style-name="P124">Grado de necesidad</text:p>
                      </table:table-cell>
                    </table:table-row>
                    <table:table-row>
                      <table:table-cell table:style-name="Tabla15.A2" office:value-type="string">
                        <text:p text:style-name="P109">RF.<text:span text:style-name="T47">G</text:span>U 02</text:p>
                      </table:table-cell>
                      <table:table-cell table:style-name="Tabla15.A2" office:value-type="string">
                        <text:p text:style-name="P191">Eliminar usuario</text:p>
                      </table:table-cell>
                      <table:table-cell table:style-name="Tabla15.A2" office:value-type="string">
                        <text:p text:style-name="P75">05/05/2014</text:p>
                      </table:table-cell>
                      <table:table-cell table:style-name="Tabla15.D2" office:value-type="string">
                        <text:p text:style-name="P83">Esencial</text:p>
                      </table:table-cell>
                    </table:table-row>
                  </table:table>
                  <text:p text:style-name="P62"/>
                </table:table-cell>
              </table:table-row>
              <table:table-row>
                <table:table-cell table:style-name="Tabla14.A2" office:value-type="string">
                  <table:table table:name="Tabla16" table:style-name="Tabla16">
                    <table:table-column table:style-name="Tabla16.A"/>
                    <table:table-column table:style-name="Tabla16.B"/>
                    <table:table-row>
                      <table:table-cell table:style-name="Tabla16.A1" office:value-type="string">
                        <text:p text:style-name="P124">Descripción</text:p>
                      </table:table-cell>
                      <table:table-cell table:style-name="Tabla16.B1" office:value-type="string">
                        <text:p text:style-name="P83">El sistema debe permitir<text:span text:style-name="T46">le al usuario poder eliminar su propio User.</text:span></text:p>
                      </table:table-cell>
                    </table:table-row>
                  </table:table>
                  <text:p text:style-name="P62"/>
                </table:table-cell>
              </table:table-row>
              <table:table-row>
                <table:table-cell table:style-name="Tabla14.A2" office:value-type="string">
                  <table:table table:name="Tabla17" table:style-name="Tabla17">
                    <table:table-column table:style-name="Tabla17.A"/>
                    <table:table-column table:style-name="Tabla17.B"/>
                    <table:table-column table:style-name="Tabla17.C"/>
                    <table:table-column table:style-name="Tabla17.D"/>
                    <table:table-column table:style-name="Tabla17.E"/>
                    <table:table-row>
                      <table:table-cell table:style-name="Tabla17.A1" office:value-type="string">
                        <text:p text:style-name="P124">Entrada</text:p>
                      </table:table-cell>
                      <table:table-cell table:style-name="Tabla17.A1" office:value-type="string">
                        <text:p text:style-name="P124">Fuente </text:p>
                      </table:table-cell>
                      <table:table-cell table:style-name="Tabla17.A1" office:value-type="string">
                        <text:p text:style-name="P124">Salida </text:p>
                      </table:table-cell>
                      <table:table-cell table:style-name="Tabla17.A1" office:value-type="string">
                        <text:p text:style-name="P124">Destino</text:p>
                      </table:table-cell>
                      <table:table-cell table:style-name="Tabla17.E1" office:value-type="string">
                        <text:p text:style-name="P124">Restricciones</text:p>
                      </table:table-cell>
                    </table:table-row>
                    <table:table-row table:style-name="Tabla17.2">
                      <table:table-cell table:style-name="Tabla17.A2" office:value-type="string">
                        <text:p text:style-name="P92">Identificación de usuario</text:p>
                      </table:table-cell>
                      <table:table-cell table:style-name="Tabla17.A2" office:value-type="string">
                        <text:p text:style-name="P191">Perfil de usuario</text:p>
                      </table:table-cell>
                      <table:table-cell table:style-name="Tabla17.A2" office:value-type="string">
                        <text:p text:style-name="P83">Usuario <text:span text:style-name="T46">eliminado</text:span></text:p>
                      </table:table-cell>
                      <table:table-cell table:style-name="Tabla17.A2" office:value-type="string">
                        <text:p text:style-name="P191">Base de datos</text:p>
                      </table:table-cell>
                      <table:table-cell table:style-name="Tabla17.E2" office:value-type="string">
                        <text:p text:style-name="P191">Un usuario no podrá eliminar otros usuarios</text:p>
                      </table:table-cell>
                    </table:table-row>
                  </table:table>
                  <text:p text:style-name="P62"/>
                </table:table-cell>
              </table:table-row>
            </table:table>
            <text:p text:style-name="P93"/>
            <table:table table:name="Tabla18" table:style-name="Tabla18">
              <table:table-column table:style-name="Tabla18.A"/>
              <table:table-column table:style-name="Tabla18.B"/>
              <table:table-row>
                <table:table-cell table:style-name="Tabla18.A1" office:value-type="string">
                  <text:p text:style-name="P124">Proceso</text:p>
                </table:table-cell>
                <table:table-cell table:style-name="Tabla18.B1" office:value-type="string">
                  <text:p text:style-name="P92"><text:span text:style-name="T46">En el perfil de usuario se</text:span> encontrará un<text:span text:style-name="T46">a</text:span> casilla para seleccionar la opción <text:span text:style-name="T46">eliminar user</text:span>. Una vez elegida la opción, <text:span text:style-name="T46">el usuario será eliminado inmediatamente de la base de datos.</text:span></text:p>
                </table:table-cell>
              </table:table-row>
              <table:table-row>
                <table:table-cell table:style-name="Tabla18.A2" office:value-type="string">
                  <text:p text:style-name="P124">Efecto Colateral</text:p>
                </table:table-cell>
                <table:table-cell table:style-name="Tabla18.B2" office:value-type="string">
                  <text:p text:style-name="P191">No aplica</text:p>
                </table:table-cell>
              </table:table-row>
            </table:table>
            <text:p text:style-name="P62"/>
          </table:table-cell>
        </table:table-row>
      </table:table>
      <text:p text:style-name="P23"/>
      <table:table table:name="Tabla25" table:style-name="Tabla25">
        <table:table-column table:style-name="Tabla25.A"/>
        <text:soft-page-break/>
        <table:table-row table:style-name="Tabla25.1">
          <table:table-cell table:style-name="Tabla25.A1" office:value-type="string">
            <text:p text:style-name="P133">Carsapp</text:p>
            <text:p text:style-name="P125">SRS-Especificación de Requerimientos</text:p>
          </table:table-cell>
        </table:table-row>
        <table:table-row>
          <table:table-cell table:style-name="Tabla25.A2" office:value-type="string">
            <table:table table:name="Tabla26" table:style-name="Tabla26">
              <table:table-column table:style-name="Tabla26.A"/>
              <table:table-row>
                <table:table-cell table:style-name="Tabla26.A1" office:value-type="string">
                  <table:table table:name="Tabla27" table:style-name="Tabla27">
                    <table:table-column table:style-name="Tabla27.A"/>
                    <table:table-column table:style-name="Tabla27.B"/>
                    <table:table-column table:style-name="Tabla27.C"/>
                    <table:table-column table:style-name="Tabla27.D"/>
                    <table:table-row>
                      <table:table-cell table:style-name="Tabla27.A1" office:value-type="string">
                        <text:p text:style-name="P125">Código</text:p>
                      </table:table-cell>
                      <table:table-cell table:style-name="Tabla27.A1" office:value-type="string">
                        <text:p text:style-name="P125">Nombre</text:p>
                      </table:table-cell>
                      <table:table-cell table:style-name="Tabla27.A1" office:value-type="string">
                        <text:p text:style-name="P125">Fecha</text:p>
                      </table:table-cell>
                      <table:table-cell table:style-name="Tabla27.D1" office:value-type="string">
                        <text:p text:style-name="P125">Grado de necesidad</text:p>
                      </table:table-cell>
                    </table:table-row>
                    <table:table-row>
                      <table:table-cell table:style-name="Tabla27.A2" office:value-type="string">
                        <text:p text:style-name="P109">RF.<text:span text:style-name="T47">G</text:span>U 0<text:span text:style-name="T47">3</text:span></text:p>
                      </table:table-cell>
                      <table:table-cell table:style-name="Tabla27.A2" office:value-type="string">
                        <text:p text:style-name="P101"><text:span text:style-name="T31">Listar</text:span> usuario<text:span text:style-name="T31">s</text:span></text:p>
                      </table:table-cell>
                      <table:table-cell table:style-name="Tabla27.A2" office:value-type="string">
                        <text:p text:style-name="P76">05/05/2014</text:p>
                      </table:table-cell>
                      <table:table-cell table:style-name="Tabla27.D2" office:value-type="string">
                        <text:p text:style-name="P84">Esencial</text:p>
                      </table:table-cell>
                    </table:table-row>
                  </table:table>
                  <text:p text:style-name="P63"/>
                </table:table-cell>
              </table:table-row>
              <table:table-row>
                <table:table-cell table:style-name="Tabla26.A2" office:value-type="string">
                  <table:table table:name="Tabla28" table:style-name="Tabla28">
                    <table:table-column table:style-name="Tabla28.A"/>
                    <table:table-column table:style-name="Tabla28.B"/>
                    <table:table-row>
                      <table:table-cell table:style-name="Tabla28.A1" office:value-type="string">
                        <text:p text:style-name="P125">Descripción</text:p>
                      </table:table-cell>
                      <table:table-cell table:style-name="Tabla28.B1" office:value-type="string">
                        <text:p text:style-name="P103">Listar todos los usuarios registrados en el sistema</text:p>
                      </table:table-cell>
                    </table:table-row>
                  </table:table>
                  <text:p text:style-name="P63"/>
                </table:table-cell>
              </table:table-row>
              <table:table-row>
                <table:table-cell table:style-name="Tabla26.A2" office:value-type="string">
                  <table:table table:name="Tabla29" table:style-name="Tabla29">
                    <table:table-column table:style-name="Tabla29.A"/>
                    <table:table-column table:style-name="Tabla29.B"/>
                    <table:table-column table:style-name="Tabla29.C"/>
                    <table:table-column table:style-name="Tabla29.D"/>
                    <table:table-column table:style-name="Tabla29.E"/>
                    <table:table-row>
                      <table:table-cell table:style-name="Tabla29.A1" office:value-type="string">
                        <text:p text:style-name="P125">Entrada</text:p>
                      </table:table-cell>
                      <table:table-cell table:style-name="Tabla29.A1" office:value-type="string">
                        <text:p text:style-name="P125">Fuente </text:p>
                      </table:table-cell>
                      <table:table-cell table:style-name="Tabla29.A1" office:value-type="string">
                        <text:p text:style-name="P125">Salida </text:p>
                      </table:table-cell>
                      <table:table-cell table:style-name="Tabla29.A1" office:value-type="string">
                        <text:p text:style-name="P125">Destino</text:p>
                      </table:table-cell>
                      <table:table-cell table:style-name="Tabla29.E1" office:value-type="string">
                        <text:p text:style-name="P125">Restricciones</text:p>
                      </table:table-cell>
                    </table:table-row>
                    <table:table-row table:style-name="Tabla29.2">
                      <table:table-cell table:style-name="Tabla29.A2" office:value-type="string">
                        <text:p text:style-name="P103">La opción de listar</text:p>
                      </table:table-cell>
                      <table:table-cell table:style-name="Tabla29.A2" office:value-type="string">
                        <text:p text:style-name="P101">Base de datos</text:p>
                      </table:table-cell>
                      <table:table-cell table:style-name="Tabla29.A2" office:value-type="string">
                        <text:p text:style-name="P192">Usuarios</text:p>
                      </table:table-cell>
                      <table:table-cell table:style-name="Tabla29.A2" office:value-type="string">
                        <text:p text:style-name="P103">Lista de usuarios</text:p>
                      </table:table-cell>
                      <table:table-cell table:style-name="Tabla29.E2" office:value-type="string">
                        <text:p text:style-name="P103">-</text:p>
                      </table:table-cell>
                    </table:table-row>
                  </table:table>
                  <text:p text:style-name="P63"/>
                </table:table-cell>
              </table:table-row>
            </table:table>
            <text:p text:style-name="P94"/>
            <table:table table:name="Tabla30" table:style-name="Tabla30">
              <table:table-column table:style-name="Tabla30.A"/>
              <table:table-column table:style-name="Tabla30.B"/>
              <table:table-row>
                <table:table-cell table:style-name="Tabla30.A1" office:value-type="string">
                  <text:p text:style-name="P125">Proceso</text:p>
                </table:table-cell>
                <table:table-cell table:style-name="Tabla30.B1" office:value-type="string">
                  <text:p text:style-name="P192">Para listar a los Users el usario tiene que seleccionar, en la página principal, la opción de listar usuarios.</text:p>
                </table:table-cell>
              </table:table-row>
              <table:table-row>
                <table:table-cell table:style-name="Tabla30.A2" office:value-type="string">
                  <text:p text:style-name="P125">Efecto Colateral</text:p>
                </table:table-cell>
                <table:table-cell table:style-name="Tabla30.B2" office:value-type="string">
                  <text:p text:style-name="P121">No Aplica</text:p>
                </table:table-cell>
              </table:table-row>
            </table:table>
            <text:p text:style-name="P63"/>
          </table:table-cell>
        </table:table-row>
      </table:table>
      <text:p text:style-name="P24"/>
      <text:p text:style-name="P24"/>
      <text:p text:style-name="P24"/>
      <text:p text:style-name="P152"/>
      <table:table table:name="Tabla19" table:style-name="Tabla19">
        <table:table-column table:style-name="Tabla19.A"/>
        <table:table-row table:style-name="Tabla19.1">
          <table:table-cell table:style-name="Tabla19.A1" office:value-type="string">
            <text:p text:style-name="P212">Carsapp</text:p>
            <text:p text:style-name="P214">SRS-Especificación de Requerimientos</text:p>
          </table:table-cell>
        </table:table-row>
        <table:table-row>
          <table:table-cell table:style-name="Tabla19.A2" office:value-type="string">
            <table:table table:name="Tabla20" table:style-name="Tabla20">
              <table:table-column table:style-name="Tabla20.A"/>
              <table:table-row>
                <table:table-cell table:style-name="Tabla20.A1" office:value-type="string">
                  <table:table table:name="Tabla21" table:style-name="Tabla21">
                    <table:table-column table:style-name="Tabla21.A"/>
                    <table:table-column table:style-name="Tabla21.B"/>
                    <table:table-column table:style-name="Tabla21.C"/>
                    <table:table-column table:style-name="Tabla21.D"/>
                    <table:table-row>
                      <table:table-cell table:style-name="Tabla21.A1" office:value-type="string">
                        <text:p text:style-name="P214">Código</text:p>
                      </table:table-cell>
                      <table:table-cell table:style-name="Tabla21.A1" office:value-type="string">
                        <text:p text:style-name="P214">Nombre</text:p>
                      </table:table-cell>
                      <table:table-cell table:style-name="Tabla21.A1" office:value-type="string">
                        <text:p text:style-name="P214">Fecha</text:p>
                      </table:table-cell>
                      <table:table-cell table:style-name="Tabla21.D1" office:value-type="string">
                        <text:p text:style-name="P214">Grado de necesidad</text:p>
                      </table:table-cell>
                    </table:table-row>
                    <table:table-row>
                      <table:table-cell table:style-name="Tabla21.A2" office:value-type="string">
                        <text:p text:style-name="P193">RF.<text:span text:style-name="T47">G</text:span>U 0<text:span text:style-name="T47">4</text:span></text:p>
                      </table:table-cell>
                      <table:table-cell table:style-name="Tabla21.A2" office:value-type="string">
                        <text:p text:style-name="P195"><text:span text:style-name="T47">Editar</text:span> usuario</text:p>
                      </table:table-cell>
                      <table:table-cell table:style-name="Tabla21.A2" office:value-type="string">
                        <text:p text:style-name="P196">05/05/2014</text:p>
                      </table:table-cell>
                      <table:table-cell table:style-name="Tabla21.D2" office:value-type="string">
                        <text:p text:style-name="P198">Esencial</text:p>
                      </table:table-cell>
                    </table:table-row>
                  </table:table>
                  <text:p text:style-name="P200"/>
                </table:table-cell>
              </table:table-row>
              <table:table-row>
                <table:table-cell table:style-name="Tabla20.A2" office:value-type="string">
                  <table:table table:name="Tabla22" table:style-name="Tabla22">
                    <table:table-column table:style-name="Tabla22.A"/>
                    <table:table-column table:style-name="Tabla22.B"/>
                    <table:table-row>
                      <table:table-cell table:style-name="Tabla22.A1" office:value-type="string">
                        <text:p text:style-name="P214">Descripción</text:p>
                      </table:table-cell>
                      <table:table-cell table:style-name="Tabla22.B1" office:value-type="string">
                        <text:p text:style-name="P192">El sistema tiene que posibilitarle al usuario la edición de los datos de User</text:p>
                      </table:table-cell>
                    </table:table-row>
                  </table:table>
                  <text:p text:style-name="P200"/>
                </table:table-cell>
              </table:table-row>
              <table:table-row>
                <table:table-cell table:style-name="Tabla20.A2" office:value-type="string">
                  <table:table table:name="Tabla23" table:style-name="Tabla23">
                    <table:table-column table:style-name="Tabla23.A"/>
                    <table:table-column table:style-name="Tabla23.B"/>
                    <table:table-column table:style-name="Tabla23.C"/>
                    <table:table-column table:style-name="Tabla23.D"/>
                    <table:table-column table:style-name="Tabla23.E"/>
                    <table:table-row>
                      <table:table-cell table:style-name="Tabla23.A1" office:value-type="string">
                        <text:p text:style-name="P214">Entrada</text:p>
                      </table:table-cell>
                      <table:table-cell table:style-name="Tabla23.A1" office:value-type="string">
                        <text:p text:style-name="P214">Fuente </text:p>
                      </table:table-cell>
                      <table:table-cell table:style-name="Tabla23.A1" office:value-type="string">
                        <text:p text:style-name="P214">Salida </text:p>
                      </table:table-cell>
                      <table:table-cell table:style-name="Tabla23.A1" office:value-type="string">
                        <text:p text:style-name="P214">Destino</text:p>
                      </table:table-cell>
                      <table:table-cell table:style-name="Tabla23.E1" office:value-type="string">
                        <text:p text:style-name="P214">Restricciones</text:p>
                      </table:table-cell>
                    </table:table-row>
                    <table:table-row table:style-name="Tabla23.2">
                      <table:table-cell table:style-name="Tabla23.A2" office:value-type="string">
                        <text:p text:style-name="P192">La opción de editar</text:p>
                      </table:table-cell>
                      <table:table-cell table:style-name="Tabla23.A2" office:value-type="string">
                        <text:p text:style-name="P192">Formulario de datos</text:p>
                      </table:table-cell>
                      <table:table-cell table:style-name="Tabla23.A2" office:value-type="string">
                        <text:p text:style-name="P192">Usuarios</text:p>
                      </table:table-cell>
                      <table:table-cell table:style-name="Tabla23.A2" office:value-type="string">
                        <text:p text:style-name="P192">Base de datos</text:p>
                      </table:table-cell>
                      <table:table-cell table:style-name="Tabla23.E2" office:value-type="string">
                        <text:p text:style-name="P202">-</text:p>
                      </table:table-cell>
                    </table:table-row>
                  </table:table>
                  <text:p text:style-name="P200"/>
                </table:table-cell>
              </table:table-row>
            </table:table>
            <text:p text:style-name="P203"/>
            <table:table table:name="Tabla24" table:style-name="Tabla24">
              <table:table-column table:style-name="Tabla24.A"/>
              <table:table-column table:style-name="Tabla24.B"/>
              <table:table-row>
                <table:table-cell table:style-name="Tabla24.A1" office:value-type="string">
                  <text:p text:style-name="P214">Proceso</text:p>
                </table:table-cell>
                <table:table-cell table:style-name="Tabla24.B1" office:value-type="string">
                  <text:p text:style-name="P192">Cuando el usuario quiera editar sus datos de User deberá dirigirse a su perfil y elegir la opción para editar. Una vez realizada tal acción, será dirigido al formulario de datos para que pueda volver a completar los campos. Presionar enviar para finalizar.</text:p>
                </table:table-cell>
              </table:table-row>
              <table:table-row>
                <table:table-cell table:style-name="Tabla24.A2" office:value-type="string">
                  <text:p text:style-name="P214">Efecto Colateral</text:p>
                </table:table-cell>
                <table:table-cell table:style-name="Tabla24.B2" office:value-type="string">
                  <text:p text:style-name="P205">No Aplica</text:p>
                </table:table-cell>
              </table:table-row>
            </table:table>
            <text:p text:style-name="P200"/>
          </table:table-cell>
        </table:table-row>
      </table:table>
      <text:p text:style-name="P152"/>
      <text:p text:style-name="P24"/>
      <text:p text:style-name="P24"/>
      <text:p text:style-name="P24"/>
      <text:p text:style-name="P49"/>
      <text:p text:style-name="P49"/>
      <text:p text:style-name="P49"/>
      <text:p text:style-name="P49"><text:soft-page-break/>3.<text:span text:style-name="T50">1</text:span>.<text:span text:style-name="T33">3</text:span> <text:span text:style-name="T28">Administración de vehicles</text:span></text:p>
      <text:p text:style-name="P49"/>
      <text:p text:style-name="P25"/>
      <table:table table:name="Tabla31" table:style-name="Tabla31">
        <table:table-column table:style-name="Tabla31.A"/>
        <table:table-row table:style-name="Tabla31.1">
          <table:table-cell table:style-name="Tabla31.A1" office:value-type="string">
            <text:p text:style-name="P134">Carsapp</text:p>
            <text:p text:style-name="P126">SRS-Especificación de Requerimientos</text:p>
          </table:table-cell>
        </table:table-row>
        <table:table-row>
          <table:table-cell table:style-name="Tabla31.A2" office:value-type="string">
            <table:table table:name="Tabla32" table:style-name="Tabla32">
              <table:table-column table:style-name="Tabla32.A"/>
              <table:table-row>
                <table:table-cell table:style-name="Tabla32.A1" office:value-type="string">
                  <table:table table:name="Tabla33" table:style-name="Tabla33">
                    <table:table-column table:style-name="Tabla33.A"/>
                    <table:table-column table:style-name="Tabla33.B"/>
                    <table:table-column table:style-name="Tabla33.C"/>
                    <table:table-column table:style-name="Tabla33.D"/>
                    <table:table-row>
                      <table:table-cell table:style-name="Tabla33.A1" office:value-type="string">
                        <text:p text:style-name="P126">Código</text:p>
                      </table:table-cell>
                      <table:table-cell table:style-name="Tabla33.A1" office:value-type="string">
                        <text:p text:style-name="P126">Nombre</text:p>
                      </table:table-cell>
                      <table:table-cell table:style-name="Tabla33.A1" office:value-type="string">
                        <text:p text:style-name="P126">Fecha</text:p>
                      </table:table-cell>
                      <table:table-cell table:style-name="Tabla33.D1" office:value-type="string">
                        <text:p text:style-name="P126">Grado de necesidad</text:p>
                      </table:table-cell>
                    </table:table-row>
                    <table:table-row>
                      <table:table-cell table:style-name="Tabla33.A2" office:value-type="string">
                        <text:p text:style-name="P109">RF.AV 01</text:p>
                      </table:table-cell>
                      <table:table-cell table:style-name="Tabla33.A2" office:value-type="string">
                        <text:p text:style-name="P104">Agregar vehículo</text:p>
                      </table:table-cell>
                      <table:table-cell table:style-name="Tabla33.A2" office:value-type="string">
                        <text:p text:style-name="P77">05/05/2014</text:p>
                      </table:table-cell>
                      <table:table-cell table:style-name="Tabla33.D2" office:value-type="string">
                        <text:p text:style-name="P85">Esencial</text:p>
                      </table:table-cell>
                    </table:table-row>
                  </table:table>
                  <text:p text:style-name="P64"/>
                </table:table-cell>
              </table:table-row>
              <table:table-row>
                <table:table-cell table:style-name="Tabla32.A2" office:value-type="string">
                  <table:table table:name="Tabla34" table:style-name="Tabla34">
                    <table:table-column table:style-name="Tabla34.A"/>
                    <table:table-column table:style-name="Tabla34.B"/>
                    <table:table-row>
                      <table:table-cell table:style-name="Tabla34.A1" office:value-type="string">
                        <text:p text:style-name="P126">Descripción</text:p>
                      </table:table-cell>
                      <table:table-cell table:style-name="Tabla34.B1" office:value-type="string">
                        <text:p text:style-name="P104">El sistema debe permitir agregar un vehículo</text:p>
                      </table:table-cell>
                    </table:table-row>
                  </table:table>
                  <text:p text:style-name="P64"/>
                </table:table-cell>
              </table:table-row>
              <table:table-row>
                <table:table-cell table:style-name="Tabla32.A2" office:value-type="string">
                  <table:table table:name="Tabla35" table:style-name="Tabla35">
                    <table:table-column table:style-name="Tabla35.A"/>
                    <table:table-column table:style-name="Tabla35.B"/>
                    <table:table-column table:style-name="Tabla35.C"/>
                    <table:table-column table:style-name="Tabla35.D"/>
                    <table:table-column table:style-name="Tabla35.E"/>
                    <table:table-row>
                      <table:table-cell table:style-name="Tabla35.A1" office:value-type="string">
                        <text:p text:style-name="P126">Entrada</text:p>
                      </table:table-cell>
                      <table:table-cell table:style-name="Tabla35.A1" office:value-type="string">
                        <text:p text:style-name="P126">Fuente </text:p>
                      </table:table-cell>
                      <table:table-cell table:style-name="Tabla35.A1" office:value-type="string">
                        <text:p text:style-name="P126">Salida </text:p>
                      </table:table-cell>
                      <table:table-cell table:style-name="Tabla35.A1" office:value-type="string">
                        <text:p text:style-name="P126">Destino</text:p>
                      </table:table-cell>
                      <table:table-cell table:style-name="Tabla35.E1" office:value-type="string">
                        <text:p text:style-name="P126">Restricciones</text:p>
                      </table:table-cell>
                    </table:table-row>
                    <table:table-row table:style-name="Tabla35.2">
                      <table:table-cell table:style-name="Tabla35.A2" office:value-type="string">
                        <text:p text:style-name="P104">Datos del vehículo: <text:span text:style-name="T47">M</text:span>arca, modelo, patent<text:span text:style-name="T47">e</text:span>, <text:span text:style-name="T47">año, color, tipo (asientos, cilindrada, altura, longitud)</text:span>.</text:p>
                      </table:table-cell>
                      <table:table-cell table:style-name="Tabla35.A2" office:value-type="string">
                        <text:p text:style-name="P104">Formulario de ingreso de datos <text:span text:style-name="T48">de vehículo</text:span></text:p>
                      </table:table-cell>
                      <table:table-cell table:style-name="Tabla35.A2" office:value-type="string">
                        <text:p text:style-name="P104">Nuevo vehículo</text:p>
                      </table:table-cell>
                      <table:table-cell table:style-name="Tabla35.A2" office:value-type="string">
                        <text:p text:style-name="P104">Base de datos</text:p>
                      </table:table-cell>
                      <table:table-cell table:style-name="Tabla35.E2" office:value-type="string">
                        <text:p text:style-name="P206">Se deben completar los campos requeridos</text:p>
                      </table:table-cell>
                    </table:table-row>
                  </table:table>
                  <text:p text:style-name="P64"/>
                </table:table-cell>
              </table:table-row>
            </table:table>
            <text:p text:style-name="P95"/>
            <table:table table:name="Tabla36" table:style-name="Tabla36">
              <table:table-column table:style-name="Tabla36.A"/>
              <table:table-column table:style-name="Tabla36.B"/>
              <table:table-row>
                <table:table-cell table:style-name="Tabla36.A1" office:value-type="string">
                  <text:p text:style-name="P126">Proceso</text:p>
                </table:table-cell>
                <table:table-cell table:style-name="Tabla36.B1" office:value-type="string">
                  <text:p text:style-name="P104">El usuario deberá llenar el formulario de datos, completando los campos solicitados. El sistema corroborará que <text:span text:style-name="T48">los datos requeridos estén </text:span>completo<text:span text:style-name="T48">s</text:span> para poder validar el ingreso del nuevo vehículo.</text:p>
                </table:table-cell>
              </table:table-row>
              <table:table-row>
                <table:table-cell table:style-name="Tabla36.A2" office:value-type="string">
                  <text:p text:style-name="P126">Efecto Colateral</text:p>
                </table:table-cell>
                <table:table-cell table:style-name="Tabla36.B2" office:value-type="string">
                  <text:p text:style-name="P104">No aplica</text:p>
                </table:table-cell>
              </table:table-row>
            </table:table>
            <text:p text:style-name="P64"/>
          </table:table-cell>
        </table:table-row>
      </table:table>
      <text:p text:style-name="P25"/>
      <text:p text:style-name="P25"/>
      <text:p text:style-name="P25"/>
      <text:p text:style-name="P171"/>
      <table:table table:name="Tabla43" table:style-name="Tabla43">
        <table:table-column table:style-name="Tabla43.A"/>
        <table:table-row table:style-name="Tabla43.1">
          <table:table-cell table:style-name="Tabla43.A1" office:value-type="string">
            <text:p text:style-name="P135">Carsapp</text:p>
            <text:p text:style-name="P127">SRS-Especificación de Requerimientos</text:p>
          </table:table-cell>
        </table:table-row>
        <table:table-row>
          <table:table-cell table:style-name="Tabla43.A2" office:value-type="string">
            <table:table table:name="Tabla44" table:style-name="Tabla44">
              <table:table-column table:style-name="Tabla44.A"/>
              <table:table-row>
                <table:table-cell table:style-name="Tabla44.A1" office:value-type="string">
                  <table:table table:name="Tabla45" table:style-name="Tabla45">
                    <table:table-column table:style-name="Tabla45.A"/>
                    <table:table-column table:style-name="Tabla45.B"/>
                    <table:table-column table:style-name="Tabla45.C"/>
                    <table:table-column table:style-name="Tabla45.D"/>
                    <table:table-row>
                      <table:table-cell table:style-name="Tabla45.A1" office:value-type="string">
                        <text:p text:style-name="P127">Código</text:p>
                      </table:table-cell>
                      <table:table-cell table:style-name="Tabla45.A1" office:value-type="string">
                        <text:p text:style-name="P127">Nombre</text:p>
                      </table:table-cell>
                      <table:table-cell table:style-name="Tabla45.A1" office:value-type="string">
                        <text:p text:style-name="P127">Fecha</text:p>
                      </table:table-cell>
                      <table:table-cell table:style-name="Tabla45.D1" office:value-type="string">
                        <text:p text:style-name="P127">Grado de necesidad</text:p>
                      </table:table-cell>
                    </table:table-row>
                    <table:table-row>
                      <table:table-cell table:style-name="Tabla45.A2" office:value-type="string">
                        <text:p text:style-name="P110">RF.AV 0<text:span text:style-name="T48">2</text:span></text:p>
                      </table:table-cell>
                      <table:table-cell table:style-name="Tabla45.A2" office:value-type="string">
                        <text:p text:style-name="P105"><text:span text:style-name="T48">Obtener</text:span> vehículo<text:span text:style-name="T48">s</text:span></text:p>
                      </table:table-cell>
                      <table:table-cell table:style-name="Tabla45.A2" office:value-type="string">
                        <text:p text:style-name="P78">05/05/2014</text:p>
                      </table:table-cell>
                      <table:table-cell table:style-name="Tabla45.D2" office:value-type="string">
                        <text:p text:style-name="P86">Esencial</text:p>
                      </table:table-cell>
                    </table:table-row>
                  </table:table>
                  <text:p text:style-name="P65"/>
                </table:table-cell>
              </table:table-row>
              <table:table-row>
                <table:table-cell table:style-name="Tabla44.A2" office:value-type="string">
                  <table:table table:name="Tabla46" table:style-name="Tabla46">
                    <table:table-column table:style-name="Tabla46.A"/>
                    <table:table-column table:style-name="Tabla46.B"/>
                    <table:table-row>
                      <table:table-cell table:style-name="Tabla46.A1" office:value-type="string">
                        <text:p text:style-name="P127">Descripción</text:p>
                      </table:table-cell>
                      <table:table-cell table:style-name="Tabla46.B1" office:value-type="string">
                        <text:p text:style-name="P105">El sistema debe <text:span text:style-name="T48">permitir</text:span> <text:span text:style-name="T48">listar los</text:span> vehículo<text:span text:style-name="T48">s de un usuario</text:span></text:p>
                      </table:table-cell>
                    </table:table-row>
                  </table:table>
                  <text:p text:style-name="P65"/>
                </table:table-cell>
              </table:table-row>
              <table:table-row>
                <table:table-cell table:style-name="Tabla44.A2" office:value-type="string">
                  <table:table table:name="Tabla47" table:style-name="Tabla47">
                    <table:table-column table:style-name="Tabla47.A"/>
                    <table:table-column table:style-name="Tabla47.B"/>
                    <table:table-column table:style-name="Tabla47.C"/>
                    <table:table-column table:style-name="Tabla47.D"/>
                    <table:table-column table:style-name="Tabla47.E"/>
                    <table:table-row>
                      <table:table-cell table:style-name="Tabla47.A1" office:value-type="string">
                        <text:p text:style-name="P127">Entrada</text:p>
                      </table:table-cell>
                      <table:table-cell table:style-name="Tabla47.A1" office:value-type="string">
                        <text:p text:style-name="P127">Fuente </text:p>
                      </table:table-cell>
                      <table:table-cell table:style-name="Tabla47.A1" office:value-type="string">
                        <text:p text:style-name="P127">Salida </text:p>
                      </table:table-cell>
                      <table:table-cell table:style-name="Tabla47.A1" office:value-type="string">
                        <text:p text:style-name="P127">Destino</text:p>
                      </table:table-cell>
                      <table:table-cell table:style-name="Tabla47.E1" office:value-type="string">
                        <text:p text:style-name="P127">Restricciones</text:p>
                      </table:table-cell>
                    </table:table-row>
                    <table:table-row table:style-name="Tabla47.2">
                      <table:table-cell table:style-name="Tabla47.A2" office:value-type="string">
                        <text:p text:style-name="P206">Dirección del perfil</text:p>
                      </table:table-cell>
                      <table:table-cell table:style-name="Tabla47.A2" office:value-type="string">
                        <text:p text:style-name="P206">Base de datos</text:p>
                      </table:table-cell>
                      <table:table-cell table:style-name="Tabla47.A2" office:value-type="string">
                        <text:p text:style-name="P207">Datos <text:span text:style-name="T48">de los vehículos</text:span></text:p>
                      </table:table-cell>
                      <table:table-cell table:style-name="Tabla47.A2" office:value-type="string">
                        <text:p text:style-name="P206">Perfil de usuario</text:p>
                      </table:table-cell>
                      <table:table-cell table:style-name="Tabla47.E2" office:value-type="string">
                        <text:p text:style-name="P105">-</text:p>
                      </table:table-cell>
                    </table:table-row>
                  </table:table>
                  <text:p text:style-name="P65"/>
                </table:table-cell>
              </table:table-row>
            </table:table>
            <text:p text:style-name="P96"/>
            <table:table table:name="Tabla48" table:style-name="Tabla48">
              <table:table-column table:style-name="Tabla48.A"/>
              <table:table-column table:style-name="Tabla48.B"/>
              <table:table-row>
                <table:table-cell table:style-name="Tabla48.A1" office:value-type="string">
                  <text:p text:style-name="P127">Proceso</text:p>
                </table:table-cell>
                <table:table-cell table:style-name="Tabla48.B1" office:value-type="string">
                  <text:p text:style-name="P208">Para poder ver la lista de vehiculos de un usuario solamente se debe entrar al perfil del mismo.</text:p>
                </table:table-cell>
              </table:table-row>
              <table:table-row>
                <table:table-cell table:style-name="Tabla48.A2" office:value-type="string">
                  <text:p text:style-name="P127">Efecto Colateral</text:p>
                </table:table-cell>
                <table:table-cell table:style-name="Tabla48.B2" office:value-type="string">
                  <text:p text:style-name="P105">No aplica</text:p>
                </table:table-cell>
              </table:table-row>
            </table:table>
            <text:p text:style-name="P65"/>
          </table:table-cell>
        </table:table-row>
      </table:table>
      <text:p text:style-name="P55"/>
      <text:p text:style-name="P55"/>
      <text:p text:style-name="P173"><text:soft-page-break/><text:span text:style-name="T52">3.</text:span><text:span text:style-name="T53">1</text:span><text:span text:style-name="T52">.</text:span><text:span text:style-name="T54">3</text:span><text:span text:style-name="T52"> </text:span><text:span text:style-name="T55">Administración de posts</text:span></text:p>
      <text:p text:style-name="P50"/>
      <text:p text:style-name="P56"/>
      <table:table table:name="Tabla49" table:style-name="Tabla49">
        <table:table-column table:style-name="Tabla49.A"/>
        <table:table-row table:style-name="Tabla49.1">
          <table:table-cell table:style-name="Tabla49.A1" office:value-type="string">
            <text:p text:style-name="P136">Carsapp</text:p>
            <text:p text:style-name="P128">SRS-Especificación de Requerimientos</text:p>
          </table:table-cell>
        </table:table-row>
        <table:table-row>
          <table:table-cell table:style-name="Tabla49.A2" office:value-type="string">
            <table:table table:name="Tabla50" table:style-name="Tabla50">
              <table:table-column table:style-name="Tabla50.A"/>
              <table:table-row>
                <table:table-cell table:style-name="Tabla50.A1" office:value-type="string">
                  <table:table table:name="Tabla51" table:style-name="Tabla51">
                    <table:table-column table:style-name="Tabla51.A"/>
                    <table:table-column table:style-name="Tabla51.B"/>
                    <table:table-column table:style-name="Tabla51.C"/>
                    <table:table-column table:style-name="Tabla51.D"/>
                    <table:table-row>
                      <table:table-cell table:style-name="Tabla51.A1" office:value-type="string">
                        <text:p text:style-name="P128">Código</text:p>
                      </table:table-cell>
                      <table:table-cell table:style-name="Tabla51.A1" office:value-type="string">
                        <text:p text:style-name="P128">Nombre</text:p>
                      </table:table-cell>
                      <table:table-cell table:style-name="Tabla51.A1" office:value-type="string">
                        <text:p text:style-name="P128">Fecha</text:p>
                      </table:table-cell>
                      <table:table-cell table:style-name="Tabla51.D1" office:value-type="string">
                        <text:p text:style-name="P128">Grado de necesidad</text:p>
                      </table:table-cell>
                    </table:table-row>
                    <table:table-row>
                      <table:table-cell table:style-name="Tabla51.A2" office:value-type="string">
                        <text:p text:style-name="P111">RF.<text:span text:style-name="T34">AP</text:span> 0<text:span text:style-name="T34">1</text:span></text:p>
                      </table:table-cell>
                      <table:table-cell table:style-name="Tabla51.A2" office:value-type="string">
                        <text:p text:style-name="P115">Crear post</text:p>
                      </table:table-cell>
                      <table:table-cell table:style-name="Tabla51.A2" office:value-type="string">
                        <text:p text:style-name="P79">05/05/2014</text:p>
                      </table:table-cell>
                      <table:table-cell table:style-name="Tabla51.D2" office:value-type="string">
                        <text:p text:style-name="P87">Esencial</text:p>
                      </table:table-cell>
                    </table:table-row>
                  </table:table>
                  <text:p text:style-name="P66"/>
                </table:table-cell>
              </table:table-row>
              <table:table-row>
                <table:table-cell table:style-name="Tabla50.A2" office:value-type="string">
                  <table:table table:name="Tabla52" table:style-name="Tabla52">
                    <table:table-column table:style-name="Tabla52.A"/>
                    <table:table-column table:style-name="Tabla52.B"/>
                    <table:table-row>
                      <table:table-cell table:style-name="Tabla52.A1" office:value-type="string">
                        <text:p text:style-name="P128">Descripción</text:p>
                      </table:table-cell>
                      <table:table-cell table:style-name="Tabla52.B1" office:value-type="string">
                        <text:p text:style-name="P106">El sistema debe permitir <text:span text:style-name="T34">al usuario la creación de un post</text:span></text:p>
                      </table:table-cell>
                    </table:table-row>
                  </table:table>
                  <text:p text:style-name="P66"/>
                </table:table-cell>
              </table:table-row>
              <table:table-row>
                <table:table-cell table:style-name="Tabla50.A2" office:value-type="string">
                  <table:table table:name="Tabla53" table:style-name="Tabla53">
                    <table:table-column table:style-name="Tabla53.A"/>
                    <table:table-column table:style-name="Tabla53.B"/>
                    <table:table-column table:style-name="Tabla53.C"/>
                    <table:table-column table:style-name="Tabla53.D"/>
                    <table:table-column table:style-name="Tabla53.E"/>
                    <table:table-row>
                      <table:table-cell table:style-name="Tabla53.A1" office:value-type="string">
                        <text:p text:style-name="P128">Entrada</text:p>
                      </table:table-cell>
                      <table:table-cell table:style-name="Tabla53.A1" office:value-type="string">
                        <text:p text:style-name="P128">Fuente </text:p>
                      </table:table-cell>
                      <table:table-cell table:style-name="Tabla53.A1" office:value-type="string">
                        <text:p text:style-name="P128">Salida </text:p>
                      </table:table-cell>
                      <table:table-cell table:style-name="Tabla53.A1" office:value-type="string">
                        <text:p text:style-name="P128">Destino</text:p>
                      </table:table-cell>
                      <table:table-cell table:style-name="Tabla53.E1" office:value-type="string">
                        <text:p text:style-name="P128">Restricciones</text:p>
                      </table:table-cell>
                    </table:table-row>
                    <table:table-row table:style-name="Tabla53.2">
                      <table:table-cell table:style-name="Tabla53.A2" office:value-type="string">
                        <text:p text:style-name="P115">Datos del post: Título, descripción, vehículo.</text:p>
                      </table:table-cell>
                      <table:table-cell table:style-name="Tabla53.A2" office:value-type="string">
                        <text:p text:style-name="P106">Formulario de ingreso de datos <text:span text:style-name="T49">de post</text:span></text:p>
                      </table:table-cell>
                      <table:table-cell table:style-name="Tabla53.A2" office:value-type="string">
                        <text:p text:style-name="P115">Nuevo post</text:p>
                      </table:table-cell>
                      <table:table-cell table:style-name="Tabla53.A2" office:value-type="string">
                        <text:p text:style-name="P106">Base de datos</text:p>
                      </table:table-cell>
                      <table:table-cell table:style-name="Tabla53.E2" office:value-type="string">
                        <text:p text:style-name="P115">La creación de posts esta habilitada solo para usuarios. En un post no puede publicar mas de un vehículo. No puede haber mas de un post sobre un vehículo.</text:p>
                      </table:table-cell>
                    </table:table-row>
                  </table:table>
                  <text:p text:style-name="P66"/>
                </table:table-cell>
              </table:table-row>
            </table:table>
            <text:p text:style-name="P97"/>
            <table:table table:name="Tabla54" table:style-name="Tabla54">
              <table:table-column table:style-name="Tabla54.A"/>
              <table:table-column table:style-name="Tabla54.B"/>
              <table:table-row>
                <table:table-cell table:style-name="Tabla54.A1" office:value-type="string">
                  <text:p text:style-name="P128">Proceso</text:p>
                </table:table-cell>
                <table:table-cell table:style-name="Tabla54.B1" office:value-type="string">
                  <text:p text:style-name="P115">El usuario deberá seleccionar la opción “crear un post” y luego llenar el formulario de datos. El sistema tendrá que corroborar que los datos sean correctos y todos los campos estén completos, para luego guardarlo en la base de datos. </text:p>
                </table:table-cell>
              </table:table-row>
              <table:table-row>
                <table:table-cell table:style-name="Tabla54.A2" office:value-type="string">
                  <text:p text:style-name="P128">Efecto Colateral</text:p>
                </table:table-cell>
                <table:table-cell table:style-name="Tabla54.B2" office:value-type="string">
                  <text:p text:style-name="P106">No aplica</text:p>
                </table:table-cell>
              </table:table-row>
            </table:table>
            <text:p text:style-name="P66"/>
          </table:table-cell>
        </table:table-row>
      </table:table>
      <text:p text:style-name="P51"/>
      <text:p text:style-name="P51"/>
      <text:p text:style-name="P57"/>
      <table:table table:name="Tabla55" table:style-name="Tabla55">
        <table:table-column table:style-name="Tabla55.A"/>
        <table:table-row table:style-name="Tabla55.1">
          <table:table-cell table:style-name="Tabla55.A1" office:value-type="string">
            <text:p text:style-name="P137">Carsapp</text:p>
            <text:p text:style-name="P129">SRS-Especificación de Requerimientos</text:p>
          </table:table-cell>
        </table:table-row>
        <table:table-row>
          <table:table-cell table:style-name="Tabla55.A2" office:value-type="string">
            <table:table table:name="Tabla56" table:style-name="Tabla56">
              <table:table-column table:style-name="Tabla56.A"/>
              <table:table-row>
                <table:table-cell table:style-name="Tabla56.A1" office:value-type="string">
                  <table:table table:name="Tabla57" table:style-name="Tabla57">
                    <table:table-column table:style-name="Tabla57.A"/>
                    <table:table-column table:style-name="Tabla57.B"/>
                    <table:table-column table:style-name="Tabla57.C"/>
                    <table:table-column table:style-name="Tabla57.D"/>
                    <table:table-row>
                      <table:table-cell table:style-name="Tabla57.A1" office:value-type="string">
                        <text:p text:style-name="P129">Código</text:p>
                      </table:table-cell>
                      <table:table-cell table:style-name="Tabla57.A1" office:value-type="string">
                        <text:p text:style-name="P129">Nombre</text:p>
                      </table:table-cell>
                      <table:table-cell table:style-name="Tabla57.A1" office:value-type="string">
                        <text:p text:style-name="P129">Fecha</text:p>
                      </table:table-cell>
                      <table:table-cell table:style-name="Tabla57.D1" office:value-type="string">
                        <text:p text:style-name="P129">Grado de necesidad</text:p>
                      </table:table-cell>
                    </table:table-row>
                    <table:table-row>
                      <table:table-cell table:style-name="Tabla57.A2" office:value-type="string">
                        <text:p text:style-name="P112">RF.A<text:span text:style-name="T35">P</text:span> 0<text:span text:style-name="T35">2</text:span></text:p>
                      </table:table-cell>
                      <table:table-cell table:style-name="Tabla57.A2" office:value-type="string">
                        <text:p text:style-name="P107"><text:span text:style-name="T32">Modificar</text:span> <text:span text:style-name="T35">post</text:span></text:p>
                      </table:table-cell>
                      <table:table-cell table:style-name="Tabla57.A2" office:value-type="string">
                        <text:p text:style-name="P80">05/05/2014</text:p>
                      </table:table-cell>
                      <table:table-cell table:style-name="Tabla57.D2" office:value-type="string">
                        <text:p text:style-name="P88">Esencial</text:p>
                      </table:table-cell>
                    </table:table-row>
                  </table:table>
                  <text:p text:style-name="P67"/>
                </table:table-cell>
              </table:table-row>
              <table:table-row>
                <table:table-cell table:style-name="Tabla56.A2" office:value-type="string">
                  <table:table table:name="Tabla58" table:style-name="Tabla58">
                    <table:table-column table:style-name="Tabla58.A"/>
                    <table:table-column table:style-name="Tabla58.B"/>
                    <table:table-row>
                      <table:table-cell table:style-name="Tabla58.A1" office:value-type="string">
                        <text:p text:style-name="P129">Descripción</text:p>
                      </table:table-cell>
                      <table:table-cell table:style-name="Tabla58.B1" office:value-type="string">
                        <text:p text:style-name="P107">El sistema debe permitir <text:span text:style-name="T32">modificar un post</text:span></text:p>
                      </table:table-cell>
                    </table:table-row>
                  </table:table>
                  <text:p text:style-name="P67"/>
                </table:table-cell>
              </table:table-row>
              <table:table-row>
                <table:table-cell table:style-name="Tabla56.A2" office:value-type="string">
                  <table:table table:name="Tabla59" table:style-name="Tabla59">
                    <table:table-column table:style-name="Tabla59.A"/>
                    <table:table-column table:style-name="Tabla59.B"/>
                    <table:table-column table:style-name="Tabla59.C"/>
                    <table:table-column table:style-name="Tabla59.D"/>
                    <table:table-column table:style-name="Tabla59.E"/>
                    <table:table-row>
                      <table:table-cell table:style-name="Tabla59.A1" office:value-type="string">
                        <text:p text:style-name="P129">Entrada</text:p>
                      </table:table-cell>
                      <table:table-cell table:style-name="Tabla59.A1" office:value-type="string">
                        <text:p text:style-name="P129">Fuente </text:p>
                      </table:table-cell>
                      <table:table-cell table:style-name="Tabla59.A1" office:value-type="string">
                        <text:p text:style-name="P129">Salida </text:p>
                      </table:table-cell>
                      <table:table-cell table:style-name="Tabla59.A1" office:value-type="string">
                        <text:p text:style-name="P129">Destino</text:p>
                      </table:table-cell>
                      <table:table-cell table:style-name="Tabla59.E1" office:value-type="string">
                        <text:p text:style-name="P129">Restricciones</text:p>
                      </table:table-cell>
                    </table:table-row>
                    <table:table-row table:style-name="Tabla59.2">
                      <table:table-cell table:style-name="Tabla59.A2" office:value-type="string">
                        <text:p text:style-name="P116"><text:soft-page-break/>El post a modificar. <text:span text:style-name="T34">Datos del post: Título, descripción, vehículo.</text:span></text:p>
                      </table:table-cell>
                      <table:table-cell table:style-name="Tabla59.A2" office:value-type="string">
                        <text:p text:style-name="P107">Formulario de ingreso de datos</text:p>
                      </table:table-cell>
                      <table:table-cell table:style-name="Tabla59.A2" office:value-type="string">
                        <text:p text:style-name="P116">Post modificado</text:p>
                      </table:table-cell>
                      <table:table-cell table:style-name="Tabla59.A2" office:value-type="string">
                        <text:p text:style-name="P107">Base de datos</text:p>
                      </table:table-cell>
                      <table:table-cell table:style-name="Tabla59.E2" office:value-type="string">
                        <text:p text:style-name="P107"><text:span text:style-name="T35">Solo el dueño del post lo puede modificar.</text:span></text:p>
                      </table:table-cell>
                    </table:table-row>
                  </table:table>
                  <text:p text:style-name="P67"/>
                </table:table-cell>
              </table:table-row>
            </table:table>
            <text:p text:style-name="P98"/>
            <table:table table:name="Tabla60" table:style-name="Tabla60">
              <table:table-column table:style-name="Tabla60.A"/>
              <table:table-column table:style-name="Tabla60.B"/>
              <table:table-row>
                <table:table-cell table:style-name="Tabla60.A1" office:value-type="string">
                  <text:p text:style-name="P129">Proceso</text:p>
                </table:table-cell>
                <table:table-cell table:style-name="Tabla60.B1" office:value-type="string">
                  <text:p text:style-name="P116">El usuario deberá buscar el post a modificar y seleccionar la opción modificar. <text:s/>El sistema mostrará el formulario <text:span text:style-name="T49">de ingreso de datos</text:span> y el usuario podrá realizar los cambios necesarios. Una vez finalizado esto, se deberá confirmar la operación, para que el sistema guarde los cambios en la base de datos.</text:p>
                </table:table-cell>
              </table:table-row>
              <table:table-row>
                <table:table-cell table:style-name="Tabla60.A2" office:value-type="string">
                  <text:p text:style-name="P129">Efecto Colateral</text:p>
                </table:table-cell>
                <table:table-cell table:style-name="Tabla60.B2" office:value-type="string">
                  <text:p text:style-name="P107">No aplica</text:p>
                </table:table-cell>
              </table:table-row>
            </table:table>
            <text:p text:style-name="P67"/>
          </table:table-cell>
        </table:table-row>
      </table:table>
      <text:p text:style-name="P139"/>
      <text:p text:style-name="P139"/>
      <text:p text:style-name="P139"/>
      <text:p text:style-name="P139"/>
      <text:p text:style-name="P139"/>
      <text:p text:style-name="P57"/>
      <text:p text:style-name="P57"/>
      <table:table table:name="Tabla61" table:style-name="Tabla61">
        <table:table-column table:style-name="Tabla61.A"/>
        <table:table-row table:style-name="Tabla61.1">
          <table:table-cell table:style-name="Tabla61.A1" office:value-type="string">
            <text:p text:style-name="P137">Carsapp</text:p>
            <text:p text:style-name="P129">SRS-Especificación de Requerimientos</text:p>
          </table:table-cell>
        </table:table-row>
        <table:table-row>
          <table:table-cell table:style-name="Tabla61.A2" office:value-type="string">
            <table:table table:name="Tabla62" table:style-name="Tabla62">
              <table:table-column table:style-name="Tabla62.A"/>
              <table:table-row>
                <table:table-cell table:style-name="Tabla62.A1" office:value-type="string">
                  <table:table table:name="Tabla63" table:style-name="Tabla63">
                    <table:table-column table:style-name="Tabla63.A"/>
                    <table:table-column table:style-name="Tabla63.B"/>
                    <table:table-column table:style-name="Tabla63.C"/>
                    <table:table-column table:style-name="Tabla63.D"/>
                    <table:table-row>
                      <table:table-cell table:style-name="Tabla63.A1" office:value-type="string">
                        <text:p text:style-name="P129">Código</text:p>
                      </table:table-cell>
                      <table:table-cell table:style-name="Tabla63.A1" office:value-type="string">
                        <text:p text:style-name="P129">Nombre</text:p>
                      </table:table-cell>
                      <table:table-cell table:style-name="Tabla63.A1" office:value-type="string">
                        <text:p text:style-name="P129">Fecha</text:p>
                      </table:table-cell>
                      <table:table-cell table:style-name="Tabla63.D1" office:value-type="string">
                        <text:p text:style-name="P129">Grado de necesidad</text:p>
                      </table:table-cell>
                    </table:table-row>
                    <table:table-row>
                      <table:table-cell table:style-name="Tabla63.A2" office:value-type="string">
                        <text:p text:style-name="P112">RF.A<text:span text:style-name="T35">P</text:span> 0<text:span text:style-name="T32">3</text:span></text:p>
                      </table:table-cell>
                      <table:table-cell table:style-name="Tabla63.A2" office:value-type="string">
                        <text:p text:style-name="P116">Eliminar post</text:p>
                      </table:table-cell>
                      <table:table-cell table:style-name="Tabla63.A2" office:value-type="string">
                        <text:p text:style-name="P80">05/05/2014</text:p>
                      </table:table-cell>
                      <table:table-cell table:style-name="Tabla63.D2" office:value-type="string">
                        <text:p text:style-name="P88">Esencial</text:p>
                      </table:table-cell>
                    </table:table-row>
                  </table:table>
                  <text:p text:style-name="P67"/>
                </table:table-cell>
              </table:table-row>
              <table:table-row>
                <table:table-cell table:style-name="Tabla62.A2" office:value-type="string">
                  <table:table table:name="Tabla64" table:style-name="Tabla64">
                    <table:table-column table:style-name="Tabla64.A"/>
                    <table:table-column table:style-name="Tabla64.B"/>
                    <table:table-row>
                      <table:table-cell table:style-name="Tabla64.A1" office:value-type="string">
                        <text:p text:style-name="P129">Descripción</text:p>
                      </table:table-cell>
                      <table:table-cell table:style-name="Tabla64.B1" office:value-type="string">
                        <text:p text:style-name="P107">El sistema debe permitir <text:span text:style-name="T35">eliminar un post</text:span></text:p>
                      </table:table-cell>
                    </table:table-row>
                  </table:table>
                  <text:p text:style-name="P67"/>
                </table:table-cell>
              </table:table-row>
              <table:table-row>
                <table:table-cell table:style-name="Tabla62.A2" office:value-type="string">
                  <table:table table:name="Tabla65" table:style-name="Tabla65">
                    <table:table-column table:style-name="Tabla65.A"/>
                    <table:table-column table:style-name="Tabla65.B"/>
                    <table:table-column table:style-name="Tabla65.C"/>
                    <table:table-column table:style-name="Tabla65.D"/>
                    <table:table-column table:style-name="Tabla65.E"/>
                    <table:table-row>
                      <table:table-cell table:style-name="Tabla65.A1" office:value-type="string">
                        <text:p text:style-name="P129">Entrada</text:p>
                      </table:table-cell>
                      <table:table-cell table:style-name="Tabla65.A1" office:value-type="string">
                        <text:p text:style-name="P129">Fuente </text:p>
                      </table:table-cell>
                      <table:table-cell table:style-name="Tabla65.A1" office:value-type="string">
                        <text:p text:style-name="P129">Salida </text:p>
                      </table:table-cell>
                      <table:table-cell table:style-name="Tabla65.A1" office:value-type="string">
                        <text:p text:style-name="P129">Destino</text:p>
                      </table:table-cell>
                      <table:table-cell table:style-name="Tabla65.E1" office:value-type="string">
                        <text:p text:style-name="P129">Restricciones</text:p>
                      </table:table-cell>
                    </table:table-row>
                    <table:table-row table:style-name="Tabla65.2">
                      <table:table-cell table:style-name="Tabla65.A2" office:value-type="string">
                        <text:p text:style-name="P116">Post a eliminar</text:p>
                      </table:table-cell>
                      <table:table-cell table:style-name="Tabla65.A2" office:value-type="string">
                        <text:p text:style-name="P116">Posts del usuario</text:p>
                      </table:table-cell>
                      <table:table-cell table:style-name="Tabla65.A2" office:value-type="string">
                        <text:p text:style-name="P116">Post eliminado</text:p>
                      </table:table-cell>
                      <table:table-cell table:style-name="Tabla65.A2" office:value-type="string">
                        <text:p text:style-name="P107">Base de datos</text:p>
                      </table:table-cell>
                      <table:table-cell table:style-name="Tabla65.E2" office:value-type="string">
                        <text:p text:style-name="P116">Solo el dueño del post puede realizar esta acción.</text:p>
                      </table:table-cell>
                    </table:table-row>
                  </table:table>
                  <text:p text:style-name="P67"/>
                </table:table-cell>
              </table:table-row>
            </table:table>
            <text:p text:style-name="P98"/>
            <table:table table:name="Tabla66" table:style-name="Tabla66">
              <table:table-column table:style-name="Tabla66.A"/>
              <table:table-column table:style-name="Tabla66.B"/>
              <table:table-row>
                <table:table-cell table:style-name="Tabla66.A1" office:value-type="string">
                  <text:p text:style-name="P129">Proceso</text:p>
                </table:table-cell>
                <table:table-cell table:style-name="Tabla66.B1" office:value-type="string">
                  <text:p text:style-name="P116">El usuario ingresará a su lista de posts, y deberá seleccionar el post que desea eliminar. Para hacer esto se tiene que elegir la opción “eliminar post” y luego confirmar la operación para que sea eliminado automáticamente de la base de datos.</text:p>
                </table:table-cell>
              </table:table-row>
              <table:table-row>
                <table:table-cell table:style-name="Tabla66.A2" office:value-type="string">
                  <text:p text:style-name="P129">Efecto Colateral</text:p>
                </table:table-cell>
                <table:table-cell table:style-name="Tabla66.B2" office:value-type="string">
                  <text:p text:style-name="P107">No aplica</text:p>
                </table:table-cell>
              </table:table-row>
            </table:table>
            <text:p text:style-name="P67"/>
          </table:table-cell>
        </table:table-row>
      </table:table>
      <text:p text:style-name="P37"><text:s/></text:p>
      <text:p text:style-name="P37"/>
      <text:p text:style-name="P37"/>
      <text:p text:style-name="P57"/>
      <text:p text:style-name="P57"/>
      <text:p text:style-name="P57"/>
      <table:table table:name="Tabla67" table:style-name="Tabla67">
        <table:table-column table:style-name="Tabla67.A"/>
        <text:soft-page-break/>
        <table:table-row table:style-name="Tabla67.1">
          <table:table-cell table:style-name="Tabla67.A1" office:value-type="string">
            <text:p text:style-name="P137">Carsapp</text:p>
            <text:p text:style-name="P129">SRS-Especificación de Requerimientos</text:p>
          </table:table-cell>
        </table:table-row>
        <table:table-row>
          <table:table-cell table:style-name="Tabla67.A2" office:value-type="string">
            <table:table table:name="Tabla68" table:style-name="Tabla68">
              <table:table-column table:style-name="Tabla68.A"/>
              <table:table-row>
                <table:table-cell table:style-name="Tabla68.A1" office:value-type="string">
                  <table:table table:name="Tabla69" table:style-name="Tabla69">
                    <table:table-column table:style-name="Tabla69.A"/>
                    <table:table-column table:style-name="Tabla69.B"/>
                    <table:table-column table:style-name="Tabla69.C"/>
                    <table:table-column table:style-name="Tabla69.D"/>
                    <table:table-row>
                      <table:table-cell table:style-name="Tabla69.A1" office:value-type="string">
                        <text:p text:style-name="P129">Código</text:p>
                      </table:table-cell>
                      <table:table-cell table:style-name="Tabla69.A1" office:value-type="string">
                        <text:p text:style-name="P129">Nombre</text:p>
                      </table:table-cell>
                      <table:table-cell table:style-name="Tabla69.A1" office:value-type="string">
                        <text:p text:style-name="P129">Fecha</text:p>
                      </table:table-cell>
                      <table:table-cell table:style-name="Tabla69.D1" office:value-type="string">
                        <text:p text:style-name="P129">Grado de necesidad</text:p>
                      </table:table-cell>
                    </table:table-row>
                    <table:table-row>
                      <table:table-cell table:style-name="Tabla69.A2" office:value-type="string">
                        <text:p text:style-name="P112">RF.A<text:span text:style-name="T35">P</text:span> 0<text:span text:style-name="T35">4</text:span></text:p>
                      </table:table-cell>
                      <table:table-cell table:style-name="Tabla69.A2" office:value-type="string">
                        <text:p text:style-name="P116">Buscar post</text:p>
                      </table:table-cell>
                      <table:table-cell table:style-name="Tabla69.A2" office:value-type="string">
                        <text:p text:style-name="P80">05/05/2014</text:p>
                      </table:table-cell>
                      <table:table-cell table:style-name="Tabla69.D2" office:value-type="string">
                        <text:p text:style-name="P88">Esencial</text:p>
                      </table:table-cell>
                    </table:table-row>
                  </table:table>
                  <text:p text:style-name="P67"/>
                </table:table-cell>
              </table:table-row>
              <table:table-row>
                <table:table-cell table:style-name="Tabla68.A2" office:value-type="string">
                  <table:table table:name="Tabla70" table:style-name="Tabla70">
                    <table:table-column table:style-name="Tabla70.A"/>
                    <table:table-column table:style-name="Tabla70.B"/>
                    <table:table-row>
                      <table:table-cell table:style-name="Tabla70.A1" office:value-type="string">
                        <text:p text:style-name="P129">Descripción</text:p>
                      </table:table-cell>
                      <table:table-cell table:style-name="Tabla70.B1" office:value-type="string">
                        <text:p text:style-name="P107">El sistema debe permitir <text:span text:style-name="T35">la búsqueda de un post</text:span></text:p>
                      </table:table-cell>
                    </table:table-row>
                  </table:table>
                  <text:p text:style-name="P67"/>
                </table:table-cell>
              </table:table-row>
              <table:table-row>
                <table:table-cell table:style-name="Tabla68.A2" office:value-type="string">
                  <table:table table:name="Tabla71" table:style-name="Tabla71">
                    <table:table-column table:style-name="Tabla71.A"/>
                    <table:table-column table:style-name="Tabla71.B"/>
                    <table:table-column table:style-name="Tabla71.C"/>
                    <table:table-column table:style-name="Tabla71.D"/>
                    <table:table-column table:style-name="Tabla71.E"/>
                    <table:table-row>
                      <table:table-cell table:style-name="Tabla71.A1" office:value-type="string">
                        <text:p text:style-name="P129">Entrada</text:p>
                      </table:table-cell>
                      <table:table-cell table:style-name="Tabla71.A1" office:value-type="string">
                        <text:p text:style-name="P129">Fuente </text:p>
                      </table:table-cell>
                      <table:table-cell table:style-name="Tabla71.A1" office:value-type="string">
                        <text:p text:style-name="P129">Salida </text:p>
                      </table:table-cell>
                      <table:table-cell table:style-name="Tabla71.A1" office:value-type="string">
                        <text:p text:style-name="P129">Destino</text:p>
                      </table:table-cell>
                      <table:table-cell table:style-name="Tabla71.E1" office:value-type="string">
                        <text:p text:style-name="P129">Restricciones</text:p>
                      </table:table-cell>
                    </table:table-row>
                    <table:table-row table:style-name="Tabla71.2">
                      <table:table-cell table:style-name="Tabla71.A2" office:value-type="string">
                        <text:p text:style-name="P116">Nombre del post a buscar</text:p>
                      </table:table-cell>
                      <table:table-cell table:style-name="Tabla71.A2" office:value-type="string">
                        <text:p text:style-name="P118">Base de datos</text:p>
                      </table:table-cell>
                      <table:table-cell table:style-name="Tabla71.A2" office:value-type="string">
                        <text:p text:style-name="P114">Datos del <text:span text:style-name="T36">post buscado</text:span></text:p>
                      </table:table-cell>
                      <table:table-cell table:style-name="Tabla71.A2" office:value-type="string">
                        <text:p text:style-name="P118">Post</text:p>
                      </table:table-cell>
                      <table:table-cell table:style-name="Tabla71.E2" office:value-type="string">
                        <text:p text:style-name="P102">-</text:p>
                      </table:table-cell>
                    </table:table-row>
                  </table:table>
                  <text:p text:style-name="P67"/>
                </table:table-cell>
              </table:table-row>
            </table:table>
            <text:p text:style-name="P98"/>
            <table:table table:name="Tabla72" table:style-name="Tabla72">
              <table:table-column table:style-name="Tabla72.A"/>
              <table:table-column table:style-name="Tabla72.B"/>
              <table:table-row>
                <table:table-cell table:style-name="Tabla72.A1" office:value-type="string">
                  <text:p text:style-name="P129">Proceso</text:p>
                </table:table-cell>
                <table:table-cell table:style-name="Tabla72.B1" office:value-type="string">
                  <text:p text:style-name="P100">Se deberá ingresar el nombre de <text:span text:style-name="T37">post</text:span> a buscar, o datos relevantes <text:span text:style-name="T37">del vehículo, como lo son el nombre, marca o modelo</text:span>. El sistema devolverá los posts <text:span text:style-name="T37">que coincidan con algunos de los datos ingresados. </text:span><text:s/></text:p>
                </table:table-cell>
              </table:table-row>
              <table:table-row>
                <table:table-cell table:style-name="Tabla72.A2" office:value-type="string">
                  <text:p text:style-name="P129">Efecto Colateral</text:p>
                </table:table-cell>
                <table:table-cell table:style-name="Tabla72.B2" office:value-type="string">
                  <text:p text:style-name="P107">No aplica</text:p>
                </table:table-cell>
              </table:table-row>
            </table:table>
            <text:p text:style-name="P67"/>
          </table:table-cell>
        </table:table-row>
      </table:table>
      <text:p text:style-name="P37"/>
      <text:p text:style-name="P37"/>
      <text:p text:style-name="P37"/>
      <text:p text:style-name="P58"/>
      <text:p text:style-name="P59"/>
      <text:p text:style-name="P59"/>
      <table:table table:name="Tabla73" table:style-name="Tabla73">
        <table:table-column table:style-name="Tabla73.A"/>
        <table:table-row table:style-name="Tabla73.1">
          <table:table-cell table:style-name="Tabla73.A1" office:value-type="string">
            <text:p text:style-name="P138">Carsapp</text:p>
            <text:p text:style-name="P130">SRS-Especificación de Requerimientos</text:p>
          </table:table-cell>
        </table:table-row>
        <table:table-row>
          <table:table-cell table:style-name="Tabla73.A2" office:value-type="string">
            <table:table table:name="Tabla74" table:style-name="Tabla74">
              <table:table-column table:style-name="Tabla74.A"/>
              <table:table-row>
                <table:table-cell table:style-name="Tabla74.A1" office:value-type="string">
                  <table:table table:name="Tabla75" table:style-name="Tabla75">
                    <table:table-column table:style-name="Tabla75.A"/>
                    <table:table-column table:style-name="Tabla75.B"/>
                    <table:table-column table:style-name="Tabla75.C"/>
                    <table:table-column table:style-name="Tabla75.D"/>
                    <table:table-row>
                      <table:table-cell table:style-name="Tabla75.A1" office:value-type="string">
                        <text:p text:style-name="P130">Código</text:p>
                      </table:table-cell>
                      <table:table-cell table:style-name="Tabla75.A1" office:value-type="string">
                        <text:p text:style-name="P130">Nombre</text:p>
                      </table:table-cell>
                      <table:table-cell table:style-name="Tabla75.A1" office:value-type="string">
                        <text:p text:style-name="P130">Fecha</text:p>
                      </table:table-cell>
                      <table:table-cell table:style-name="Tabla75.D1" office:value-type="string">
                        <text:p text:style-name="P130">Grado de necesidad</text:p>
                      </table:table-cell>
                    </table:table-row>
                    <table:table-row>
                      <table:table-cell table:style-name="Tabla75.A2" office:value-type="string">
                        <text:p text:style-name="P113">RF.A<text:span text:style-name="T35">P</text:span> 0<text:span text:style-name="T38">5</text:span></text:p>
                      </table:table-cell>
                      <table:table-cell table:style-name="Tabla75.A2" office:value-type="string">
                        <text:p text:style-name="P119">Responder/Hacer pregunta</text:p>
                      </table:table-cell>
                      <table:table-cell table:style-name="Tabla75.A2" office:value-type="string">
                        <text:p text:style-name="P81">05/05/2014</text:p>
                      </table:table-cell>
                      <table:table-cell table:style-name="Tabla75.D2" office:value-type="string">
                        <text:p text:style-name="P89">Esencial</text:p>
                      </table:table-cell>
                    </table:table-row>
                  </table:table>
                  <text:p text:style-name="P68"/>
                </table:table-cell>
              </table:table-row>
              <table:table-row>
                <table:table-cell table:style-name="Tabla74.A2" office:value-type="string">
                  <table:table table:name="Tabla76" table:style-name="Tabla76">
                    <table:table-column table:style-name="Tabla76.A"/>
                    <table:table-column table:style-name="Tabla76.B"/>
                    <table:table-row>
                      <table:table-cell table:style-name="Tabla76.A1" office:value-type="string">
                        <text:p text:style-name="P130">Descripción</text:p>
                      </table:table-cell>
                      <table:table-cell table:style-name="Tabla76.B1" office:value-type="string">
                        <text:p text:style-name="P108">El sistema debe per<text:span text:style-name="T38">mitir hacer o responder una pregunta sobre un post </text:span></text:p>
                      </table:table-cell>
                    </table:table-row>
                  </table:table>
                  <text:p text:style-name="P68"/>
                </table:table-cell>
              </table:table-row>
              <table:table-row>
                <table:table-cell table:style-name="Tabla74.A2" office:value-type="string">
                  <table:table table:name="Tabla77" table:style-name="Tabla77">
                    <table:table-column table:style-name="Tabla77.A"/>
                    <table:table-column table:style-name="Tabla77.B"/>
                    <table:table-column table:style-name="Tabla77.C"/>
                    <table:table-column table:style-name="Tabla77.D"/>
                    <table:table-column table:style-name="Tabla77.E"/>
                    <table:table-row>
                      <table:table-cell table:style-name="Tabla77.A1" office:value-type="string">
                        <text:p text:style-name="P130">Entrada</text:p>
                      </table:table-cell>
                      <table:table-cell table:style-name="Tabla77.A1" office:value-type="string">
                        <text:p text:style-name="P130">Fuente </text:p>
                      </table:table-cell>
                      <table:table-cell table:style-name="Tabla77.A1" office:value-type="string">
                        <text:p text:style-name="P130">Salida </text:p>
                      </table:table-cell>
                      <table:table-cell table:style-name="Tabla77.A1" office:value-type="string">
                        <text:p text:style-name="P130">Destino</text:p>
                      </table:table-cell>
                      <table:table-cell table:style-name="Tabla77.E1" office:value-type="string">
                        <text:p text:style-name="P130">Restricciones</text:p>
                      </table:table-cell>
                    </table:table-row>
                    <table:table-row table:style-name="Tabla77.2">
                      <table:table-cell table:style-name="Tabla77.A2" office:value-type="string">
                        <text:p text:style-name="P119">Texto de la pregunta o respuesta</text:p>
                      </table:table-cell>
                      <table:table-cell table:style-name="Tabla77.A2" office:value-type="string">
                        <text:p text:style-name="P117">Post del usuario</text:p>
                      </table:table-cell>
                      <table:table-cell table:style-name="Tabla77.A2" office:value-type="string">
                        <text:p text:style-name="P119">Nueva pregunta /respuesta sobre un post</text:p>
                      </table:table-cell>
                      <table:table-cell table:style-name="Tabla77.A2" office:value-type="string">
                        <text:p text:style-name="P108">Base de datos</text:p>
                      </table:table-cell>
                      <table:table-cell table:style-name="Tabla77.E2" office:value-type="string">
                        <text:p text:style-name="P117">Solo <text:span text:style-name="T38">usuarios pueden usar esta función. El dueño del post no puede preguntar en el mismo. Solo el <text:s/>dueño del post puede responder las preguntas.</text:span></text:p>
                      </table:table-cell>
                    </table:table-row>
                  </table:table>
                  <text:p text:style-name="P68"/>
                </table:table-cell>
              </table:table-row>
            </table:table>
            <text:p text:style-name="P99"/>
            <table:table table:name="Tabla78" table:style-name="Tabla78">
              <table:table-column table:style-name="Tabla78.A"/>
              <table:table-column table:style-name="Tabla78.B"/>
              <table:table-row>
                <table:table-cell table:style-name="Tabla78.A1" office:value-type="string">
                  <text:p text:style-name="P130">Proceso</text:p>
                </table:table-cell>
                <table:table-cell table:style-name="Tabla78.B1" office:value-type="string">
                  <text:p text:style-name="P119">Cuando un usuario quiera hacer o responder una pregunta sobre un post, deberá entrar al mismo e ingresar el texto deseado sobre el campo de datos destinado para las preguntas. Una vez realizado lo anterior tendrá que confirmar para que el sistema actuali<text:span text:style-name="T41">c</text:span>e el post.</text:p>
                </table:table-cell>
              </table:table-row>
              <table:table-row>
                <table:table-cell table:style-name="Tabla78.A2" office:value-type="string">
                  <text:p text:style-name="P130">Efecto Colateral</text:p>
                </table:table-cell>
                <table:table-cell table:style-name="Tabla78.B2" office:value-type="string">
                  <text:p text:style-name="P108">No aplica</text:p>
                </table:table-cell>
              </table:table-row>
            </table:table>
            <text:p text:style-name="P68"/>
          </table:table-cell>
        </table:table-row>
      </table:table>
      <text:p text:style-name="P155"/>
      <text:p text:style-name="P155"><text:soft-page-break/></text:p>
      <text:p text:style-name="P156"/>
      <text:p text:style-name="P186"/>
      <text:p text:style-name="P186"/>
      <text:p text:style-name="P186"/>
      <table:table table:name="Tabla37" table:style-name="Tabla37">
        <table:table-column table:style-name="Tabla37.A"/>
        <table:table-row table:style-name="Tabla37.1">
          <table:table-cell table:style-name="Tabla37.A1" office:value-type="string">
            <text:p text:style-name="P213">Carsapp</text:p>
            <text:p text:style-name="P215">SRS-Especificación de Requerimientos</text:p>
          </table:table-cell>
        </table:table-row>
        <table:table-row>
          <table:table-cell table:style-name="Tabla37.A2" office:value-type="string">
            <table:table table:name="Tabla38" table:style-name="Tabla38">
              <table:table-column table:style-name="Tabla38.A"/>
              <table:table-row>
                <table:table-cell table:style-name="Tabla38.A1" office:value-type="string">
                  <table:table table:name="Tabla39" table:style-name="Tabla39">
                    <table:table-column table:style-name="Tabla39.A"/>
                    <table:table-column table:style-name="Tabla39.B"/>
                    <table:table-column table:style-name="Tabla39.C"/>
                    <table:table-column table:style-name="Tabla39.D"/>
                    <table:table-row>
                      <table:table-cell table:style-name="Tabla39.A1" office:value-type="string">
                        <text:p text:style-name="P215">Código</text:p>
                      </table:table-cell>
                      <table:table-cell table:style-name="Tabla39.A1" office:value-type="string">
                        <text:p text:style-name="P215">Nombre</text:p>
                      </table:table-cell>
                      <table:table-cell table:style-name="Tabla39.A1" office:value-type="string">
                        <text:p text:style-name="P215">Fecha</text:p>
                      </table:table-cell>
                      <table:table-cell table:style-name="Tabla39.D1" office:value-type="string">
                        <text:p text:style-name="P215">Grado de necesidad</text:p>
                      </table:table-cell>
                    </table:table-row>
                    <table:table-row>
                      <table:table-cell table:style-name="Tabla39.A2" office:value-type="string">
                        <text:p text:style-name="P194">RF.A<text:span text:style-name="T35">P</text:span> 0<text:span text:style-name="T49">6</text:span></text:p>
                      </table:table-cell>
                      <table:table-cell table:style-name="Tabla39.A2" office:value-type="string">
                        <text:p text:style-name="P208">Listar posts</text:p>
                      </table:table-cell>
                      <table:table-cell table:style-name="Tabla39.A2" office:value-type="string">
                        <text:p text:style-name="P197">05/05/2014</text:p>
                      </table:table-cell>
                      <table:table-cell table:style-name="Tabla39.D2" office:value-type="string">
                        <text:p text:style-name="P199">Esencial</text:p>
                      </table:table-cell>
                    </table:table-row>
                  </table:table>
                  <text:p text:style-name="P201"/>
                </table:table-cell>
              </table:table-row>
              <table:table-row>
                <table:table-cell table:style-name="Tabla38.A2" office:value-type="string">
                  <table:table table:name="Tabla40" table:style-name="Tabla40">
                    <table:table-column table:style-name="Tabla40.A"/>
                    <table:table-column table:style-name="Tabla40.B"/>
                    <table:table-row>
                      <table:table-cell table:style-name="Tabla40.A1" office:value-type="string">
                        <text:p text:style-name="P215">Descripción</text:p>
                      </table:table-cell>
                      <table:table-cell table:style-name="Tabla40.B1" office:value-type="string">
                        <text:p text:style-name="P208">El sistema debe permitir listar posts, ya sea por usuario, por ubicación, o simplemente todos los posts.</text:p>
                      </table:table-cell>
                    </table:table-row>
                  </table:table>
                  <text:p text:style-name="P201"/>
                </table:table-cell>
              </table:table-row>
              <table:table-row>
                <table:table-cell table:style-name="Tabla38.A2" office:value-type="string">
                  <table:table table:name="Tabla41" table:style-name="Tabla41">
                    <table:table-column table:style-name="Tabla41.A"/>
                    <table:table-column table:style-name="Tabla41.B"/>
                    <table:table-column table:style-name="Tabla41.C"/>
                    <table:table-column table:style-name="Tabla41.D"/>
                    <table:table-column table:style-name="Tabla41.E"/>
                    <table:table-row>
                      <table:table-cell table:style-name="Tabla41.A1" office:value-type="string">
                        <text:p text:style-name="P215">Entrada</text:p>
                      </table:table-cell>
                      <table:table-cell table:style-name="Tabla41.A1" office:value-type="string">
                        <text:p text:style-name="P215">Fuente </text:p>
                      </table:table-cell>
                      <table:table-cell table:style-name="Tabla41.A1" office:value-type="string">
                        <text:p text:style-name="P215">Salida </text:p>
                      </table:table-cell>
                      <table:table-cell table:style-name="Tabla41.A1" office:value-type="string">
                        <text:p text:style-name="P215">Destino</text:p>
                      </table:table-cell>
                      <table:table-cell table:style-name="Tabla41.E1" office:value-type="string">
                        <text:p text:style-name="P215">Restricciones</text:p>
                      </table:table-cell>
                    </table:table-row>
                    <table:table-row table:style-name="Tabla41.2">
                      <table:table-cell table:style-name="Tabla41.A2" office:value-type="string">
                        <text:p text:style-name="P208">Opción listar</text:p>
                      </table:table-cell>
                      <table:table-cell table:style-name="Tabla41.A2" office:value-type="string">
                        <text:p text:style-name="P211">Base de datos</text:p>
                      </table:table-cell>
                      <table:table-cell table:style-name="Tabla41.A2" office:value-type="string">
                        <text:p text:style-name="P211">Posts</text:p>
                      </table:table-cell>
                      <table:table-cell table:style-name="Tabla41.A2" office:value-type="string">
                        <text:p text:style-name="P211">Perfil de usuario, lista de posts por ciudad, pagina principal.</text:p>
                      </table:table-cell>
                      <table:table-cell table:style-name="Tabla41.E2" office:value-type="string">
                        <text:p text:style-name="P210">-</text:p>
                      </table:table-cell>
                    </table:table-row>
                  </table:table>
                  <text:p text:style-name="P201"/>
                </table:table-cell>
              </table:table-row>
            </table:table>
            <text:p text:style-name="P204"/>
            <table:table table:name="Tabla42" table:style-name="Tabla42">
              <table:table-column table:style-name="Tabla42.A"/>
              <table:table-column table:style-name="Tabla42.B"/>
              <table:table-row>
                <table:table-cell table:style-name="Tabla42.A1" office:value-type="string">
                  <text:p text:style-name="P215">Proceso</text:p>
                </table:table-cell>
                <table:table-cell table:style-name="Tabla42.B1" office:value-type="string">
                  <text:p text:style-name="P211">Si el usuario quiere ver todos los posts, solo debe entrar a la lista de posts. Si desea listar los de un usuario en especial, solo debe ingresar al perfil a través del id de user, y si quiere listarlos por ciudad, tiene que entrar al campo ciudades e ingresar la ciudad deseada.</text:p>
                </table:table-cell>
              </table:table-row>
              <table:table-row>
                <table:table-cell table:style-name="Tabla42.A2" office:value-type="string">
                  <text:p text:style-name="P215">Efecto Colateral</text:p>
                </table:table-cell>
                <table:table-cell table:style-name="Tabla42.B2" office:value-type="string">
                  <text:p text:style-name="P209">No aplica</text:p>
                </table:table-cell>
              </table:table-row>
            </table:table>
            <text:p text:style-name="P201"/>
          </table:table-cell>
        </table:table-row>
      </table:table>
      <text:p text:style-name="P156"/>
      <text:p text:style-name="P1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cu </meta:initial-creator>
    <meta:creation-date>2014-04-25T10:50:41.331831158</meta:creation-date>
    <dc:date>2014-06-13T01:51:34.202998911</dc:date>
    <meta:editing-duration>PT3H26M20S</meta:editing-duration>
    <meta:editing-cycles>36</meta:editing-cycles>
    <meta:generator>LibreOffice/4.2.3.3$Linux_X86_64 LibreOffice_project/420m0$Build-3</meta:generator>
    <meta:document-statistic meta:table-count="88" meta:image-count="0" meta:object-count="0" meta:page-count="14" meta:paragraph-count="508" meta:word-count="2172" meta:character-count="14313" meta:non-whitespace-character-count="12531"/>
  </office:meta>
</office:document-meta>
</file>